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6B000000297C599DBE20E6F75B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5.95pt"/>
    </style:style>
    <style:style style:name="co2" style:family="table-column">
      <style:table-column-properties fo:break-before="auto" style:column-width="70.75pt"/>
    </style:style>
    <style:style style:name="co3" style:family="table-column">
      <style:table-column-properties fo:break-before="auto" style:column-width="146.3pt"/>
    </style:style>
    <style:style style:name="co4" style:family="table-column">
      <style:table-column-properties fo:break-before="auto" style:column-width="275.7pt"/>
    </style:style>
    <style:style style:name="co5" style:family="table-column">
      <style:table-column-properties fo:break-before="auto" style:column-width="64.26pt"/>
    </style:style>
    <style:style style:name="co6" style:family="table-column">
      <style:table-column-properties fo:break-before="auto" style:column-width="125.04pt"/>
    </style:style>
    <style:style style:name="co7" style:family="table-column">
      <style:table-column-properties fo:break-before="auto" style:column-width="68.06pt"/>
    </style:style>
    <style:style style:name="co8" style:family="table-column">
      <style:table-column-properties fo:break-before="auto" style:column-width="210.81pt"/>
    </style:style>
    <style:style style:name="co9" style:family="table-column">
      <style:table-column-properties fo:break-before="auto" style:column-width="96.75pt"/>
    </style:style>
    <style:style style:name="co10" style:family="table-column">
      <style:table-column-properties fo:break-before="auto" style:column-width="85.69pt"/>
    </style:style>
    <style:style style:name="co11" style:family="table-column">
      <style:table-column-properties fo:break-before="auto" style:column-width="171.44pt"/>
    </style:style>
    <style:style style:name="co12" style:family="table-column">
      <style:table-column-properties fo:break-before="auto" style:column-width="92.01pt"/>
    </style:style>
    <style:style style:name="co13" style:family="table-column">
      <style:table-column-properties fo:break-before="auto" style:column-width="250.1pt"/>
    </style:style>
    <style:style style:name="co14" style:family="table-column">
      <style:table-column-properties fo:break-before="auto" style:column-width="69.19pt"/>
    </style:style>
    <style:style style:name="co15" style:family="table-column">
      <style:table-column-properties fo:break-before="auto" style:column-width="64.09pt"/>
    </style:style>
    <style:style style:name="co16" style:family="table-column">
      <style:table-column-properties fo:break-before="auto" style:column-width="148.65pt"/>
    </style:style>
    <style:style style:name="co17" style:family="table-column">
      <style:table-column-properties fo:break-before="auto" style:column-width="64.01pt"/>
    </style:style>
    <style:style style:name="co18" style:family="table-column">
      <style:table-column-properties fo:break-before="auto" style:column-width="87.31pt"/>
    </style:style>
    <style:style style:name="co19" style:family="table-column">
      <style:table-column-properties fo:break-before="auto" style:column-width="137.65pt"/>
    </style:style>
    <style:style style:name="co20" style:family="table-column">
      <style:table-column-properties fo:break-before="auto" style:column-width="228.9pt"/>
    </style:style>
    <style:style style:name="co21" style:family="table-column">
      <style:table-column-properties fo:break-before="auto" style:column-width="130.56pt"/>
    </style:style>
    <style:style style:name="co22" style:family="table-column">
      <style:table-column-properties fo:break-before="auto" style:column-width="121.1pt"/>
    </style:style>
    <style:style style:name="co23" style:family="table-column">
      <style:table-column-properties fo:break-before="auto" style:column-width="106.95pt"/>
    </style:style>
    <style:style style:name="co24" style:family="table-column">
      <style:table-column-properties fo:break-before="auto" style:column-width="296.56pt"/>
    </style:style>
    <style:style style:name="ro1" style:family="table-row">
      <style:table-row-properties style:row-height="12.84pt" fo:break-before="auto" style:use-optimal-row-height="false"/>
    </style:style>
    <style:style style:name="ro2" style:family="table-row">
      <style:table-row-properties style:row-height="12.95pt" fo:break-before="auto" style:use-optimal-row-height="false"/>
    </style:style>
    <style:style style:name="ro3" style:family="table-row">
      <style:table-row-properties style:row-height="14.06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4.91pt" fo:break-before="auto" style:use-optimal-row-height="true"/>
    </style:style>
    <style:style style:name="ro6" style:family="table-row">
      <style:table-row-properties style:row-height="12.7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 style:data-style-name="N100">
      <style:table-cell-properties fo:wrap-option="no-wrap"/>
      <style:text-properties fo:color="#000000" style:font-name="Courier New1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pt"/>
      <style:text-properties fo:color="#000000" style:font-name="Courier New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pt"/>
      <style:text-properties fo:color="#000000" style:font-name="Courier New1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pt"/>
      <style:text-properties fo:color="#000000" style:font-name="Courier New1" fo:font-size="11pt" style:font-size-asian="11pt" style:font-size-complex="11pt"/>
    </style:style>
    <style:style style:name="ce16" style:family="table-cell" style:parent-style-name="Default" style:data-style-name="N100">
      <style:table-cell-properties fo:wrap-option="no-wrap"/>
      <style:text-properties style:font-name="Courier New1" fo:font-size="11pt" style:font-size-asian="11pt" style:font-size-complex="11pt"/>
    </style:style>
    <style:style style:name="ce17" style:family="table-cell" style:parent-style-name="Default" style:data-style-name="N100">
      <style:table-cell-properties fo:background-color="transparent" fo:wrap-option="no-wrap"/>
      <style:text-properties fo:color="#000000" style:font-name="Courier New1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pt"/>
      <style:text-properties fo:color="#000000" style:font-name="Courier New1" fo:font-size="11pt" style:font-size-asian="11pt" style:font-size-complex="11pt"/>
    </style:style>
    <style:style style:name="ce19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pt"/>
      <style:text-properties fo:color="#000000" style:font-name="Courier New1" fo:font-size="11pt" style:font-size-asian="11pt" style:font-size-complex="11pt"/>
    </style:style>
    <style:style style:name="ce20" style:family="table-cell" style:parent-style-name="Default">
      <style:text-properties style:font-name="Courier New1" fo:font-size="11pt" style:font-size-asian="11pt" style:font-size-complex="11pt"/>
    </style:style>
    <style:style style:name="ce21" style:family="table-cell" style:parent-style-name="Default" style:data-style-name="N100">
      <style:table-cell-properties style:text-align-source="value-type" style:repeat-content="false" fo:wrap-option="no-wrap"/>
      <style:paragraph-properties fo:margin-left="0pt"/>
      <style:text-properties fo:color="#000000" style:font-name="Courier New1" fo:font-size="11pt" style:font-size-asian="11pt" style:font-size-complex="11pt"/>
    </style:style>
    <style:style style:name="ce22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end" fo:margin-left="0pt"/>
      <style:text-properties fo:color="#000000" style:font-name="Courier New1" fo:font-size="11pt" style:font-size-asian="11pt" style:font-size-complex="11pt"/>
    </style:style>
    <style:style style:name="ce23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end" fo:margin-left="0pt"/>
      <style:text-properties style:use-window-font-color="true" style:font-name="Courier New1" fo:font-size="11pt" style:font-size-asian="11pt" style:font-size-complex="11pt"/>
    </style:style>
    <style:style style:name="ce55" style:family="table-cell" style:parent-style-name="Default" style:data-style-name="N100">
      <style:table-cell-properties fo:background-color="#cccccc" style:text-align-source="fix" style:repeat-content="false" fo:wrap-option="no-wrap"/>
      <style:paragraph-properties fo:text-align="end" fo:margin-left="0pt"/>
      <style:text-properties fo:color="#000000" style:font-name="Courier New1" fo:font-size="11pt" style:font-size-asian="11pt" style:font-size-complex="11pt"/>
    </style:style>
    <style:style style:name="ce24" style:family="table-cell" style:parent-style-name="Default" style:data-style-name="N100">
      <style:table-cell-properties style:text-align-source="value-type" style:repeat-content="false" fo:background-color="transparent" fo:wrap-option="no-wrap"/>
      <style:paragraph-properties fo:margin-left="0pt"/>
      <style:text-properties fo:color="#000000" style:font-name="Courier New1" fo:font-size="11pt" style:font-size-asian="11pt" style:font-size-complex="11pt"/>
    </style:style>
    <style:style style:name="ce30" style:family="table-cell" style:parent-style-name="Default" style:data-style-name="N100">
      <style:table-cell-properties fo:background-color="#00ffff" style:text-align-source="fix" style:repeat-content="false" fo:wrap-option="no-wrap"/>
      <style:paragraph-properties fo:text-align="end" fo:margin-left="0pt"/>
      <style:text-properties fo:color="#000000" style:font-name="Courier New1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Courier New1"/>
    </style:style>
    <style:style style:name="ce14" style:family="table-cell" style:parent-style-name="Default">
      <style:text-properties style:font-name="Courier New1"/>
    </style:style>
    <style:style style:name="ce31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pt"/>
      <style:text-properties fo:color="#000000" style:font-name="Courier New1" fo:font-size="11pt" style:font-size-asian="11pt" style:font-size-complex="11pt"/>
    </style:style>
    <style:style style:name="ce32" style:family="table-cell" style:parent-style-name="Default" style:data-style-name="N100">
      <style:table-cell-properties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3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4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pt"/>
      <style:text-properties fo:color="#000000" style:text-outline="false" style:text-line-through-style="none" style:text-line-through-typ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Courier New1" fo:font-size="11pt" style:font-size-asian="11pt" style:font-size-complex="11pt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8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pt"/>
      <style:text-properties style:font-name="Courier New1" fo:font-size="11pt" style:font-size-asian="11pt" style:font-size-complex="11pt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ourier New1" fo:font-size="11pt" style:font-size-asian="11pt" style:font-size-complex="11pt"/>
    </style:style>
    <style:style style:name="ce40" style:family="table-cell" style:parent-style-name="Default" style:data-style-name="N100">
      <style:table-cell-properties fo:background-color="#66ffff" fo:wrap-option="no-wrap"/>
      <style:text-properties fo:color="#000000" style:font-name="Courier New1" fo:font-size="11pt" style:font-size-asian="11pt" style:font-size-complex="11pt"/>
    </style:style>
    <style:style style:name="ce41" style:family="table-cell" style:parent-style-name="Default" style:data-style-name="N100">
      <style:table-cell-properties fo:background-color="#66ffff" fo:wrap-option="no-wrap"/>
      <style:text-properties style:use-window-font-color="true" style:font-name="Courier New1" fo:font-size="11pt" style:font-size-asian="11pt" style:font-size-complex="11pt"/>
    </style:style>
    <style:style style:name="ce42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pt"/>
      <style:text-properties style:font-name="Courier New1" fo:font-size="11pt" style:font-size-asian="11pt" style:font-size-complex="11pt"/>
    </style:style>
    <style:style style:name="ce71" style:family="table-cell" style:parent-style-name="Default" style:data-style-name="N100">
      <style:table-cell-properties fo:background-color="#cccccc" fo:wrap-option="no-wrap"/>
      <style:text-properties fo:color="#000000" style:font-name="Courier New1" fo:font-size="11pt" style:font-size-asian="11pt" style:font-size-complex="11pt"/>
    </style:style>
    <style:style style:name="ce43" style:family="table-cell" style:parent-style-name="Default" style:data-style-name="N100">
      <style:table-cell-properties fo:background-color="#00ffff" fo:wrap-option="no-wrap"/>
      <style:text-properties fo:color="#000000" style:font-name="Courier New1" fo:font-size="11pt" style:font-size-asian="11pt" style:font-size-complex="11pt"/>
    </style:style>
    <style:style style:name="ce44" style:family="table-cell" style:parent-style-name="Default" style:data-style-name="N100">
      <style:table-cell-properties fo:wrap-option="no-wrap"/>
      <style:text-properties fo:color="#000000" style:text-outline="false" style:text-line-through-style="none" style:text-line-through-typ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pt"/>
      <style:text-properties fo:color="#000000" style:text-outline="false" style:text-line-through-style="none" style:text-line-through-typ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100">
      <style:table-cell-properties style:text-align-source="value-type" style:repeat-content="false" fo:wrap-option="no-wrap"/>
      <style:paragraph-properties fo:margin-left="0pt"/>
      <style:text-properties fo:color="#000000" style:text-outline="false" style:text-line-through-style="none" style:text-line-through-typ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pt"/>
      <style:text-properties fo:color="#000000" style:text-outline="false" style:text-line-through-style="none" style:text-line-through-typ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start" fo:margin-left="0pt"/>
      <style:text-properties fo:color="#000000" style:font-name="Courier New1" fo:font-size="11pt" style:font-size-asian="11pt" style:font-size-complex="11pt"/>
    </style:style>
    <style:style style:name="ce49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start" fo:margin-left="0pt"/>
      <style:text-properties style:use-window-font-color="true" style:font-name="Courier New1" fo:font-size="11pt" style:font-size-asian="11pt" style:font-size-complex="11pt"/>
    </style:style>
    <style:style style:name="ce77" style:family="table-cell" style:parent-style-name="Default" style:data-style-name="N100">
      <style:table-cell-properties fo:background-color="#ff000a" fo:wrap-option="no-wrap"/>
      <style:text-properties fo:color="#000000" style:font-name="Courier New1" fo:font-size="11pt" style:font-size-asian="11pt" style:font-size-complex="11pt"/>
    </style:style>
    <style:style style:name="ce83" style:family="table-cell" style:parent-style-name="Default">
      <style:text-properties fo:color="#000000" style:font-name="Courier New1" style:font-size-asian="11pt" style:font-size-complex="11pt"/>
    </style:style>
    <style:style style:name="ce37" style:family="table-cell" style:parent-style-name="Default" style:data-style-name="N100">
      <style:text-properties style:font-name="Courier New1" fo:font-size="11pt" style:font-size-asian="11pt" style:font-size-complex="11pt"/>
    </style:style>
    <style:style style:name="ce25" style:family="table-cell" style:parent-style-name="Default">
      <style:table-cell-properties fo:background-color="#ccff00"/>
      <style:text-properties style:font-name="Courier New1"/>
    </style:style>
    <style:style style:name="ce26" style:family="table-cell" style:parent-style-name="Default">
      <style:table-cell-properties fo:background-color="#ccff00" style:text-align-source="fix" style:repeat-content="false"/>
      <style:paragraph-properties fo:text-align="end" fo:margin-left="0pt"/>
      <style:text-properties style:font-name="Courier New1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ourier New1"/>
    </style:style>
    <style:style style:name="ce28" style:family="table-cell" style:parent-style-name="Default" style:data-style-name="N100">
      <style:text-properties style:font-name="Courier New1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table table:name="Memlocs" table:style-name="ta1" table:print="false">
        <table:shapes>
          <draw:frame draw:z-index="0" draw:name="Image 1" draw:style-name="gr1" draw:text-style-name="P1" svg:width="645.31pt" svg:height="31.92pt" svg:x="355.04pt" svg:y="11290.22pt">
            <draw:image xlink:href="Pictures/100000000000036B000000297C599DBE20E6F75B.png" xlink:type="simple" xlink:show="embed" xlink:actuate="onLoad">
              <text:p/>
            </draw:image>
          </draw:frame>
        </table:shapes>
        <table:table-column table:style-name="co1" table:default-cell-style-name="ce10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1020" table:default-cell-style-name="ce9"/>
        <table:table-row table:style-name="ro1">
          <table:table-cell table:style-name="ce9" office:value-type="string" calcext:value-type="string">
            <text:p>Debug:</text:p>
          </table:table-cell>
          <table:table-cell table:style-name="ce32" office:value-type="string" calcext:value-type="string">
            <text:p>0xBE6BBE</text:p>
          </table:table-cell>
          <table:table-cell table:style-name="ce45"/>
          <table:table-cell table:number-columns-repeated="1021"/>
        </table:table-row>
        <table:table-row table:style-name="ro1">
          <table:table-cell table:style-name="ce9"/>
          <table:table-cell table:style-name="ce32" office:value-type="string" calcext:value-type="string">
            <text:p>0xBE69EB</text:p>
          </table:table-cell>
          <table:table-cell table:style-name="ce45"/>
          <table:table-cell table:number-columns-repeated="1021"/>
        </table:table-row>
        <table:table-row table:style-name="ro1">
          <table:table-cell table:style-name="ce9"/>
          <table:table-cell table:style-name="ce32" office:value-type="string" calcext:value-type="string">
            <text:p>00BE695F</text:p>
          </table:table-cell>
          <table:table-cell table:style-name="ce45"/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5"/>
          <table:table-cell table:number-columns-repeated="1021"/>
        </table:table-row>
        <table:table-row table:style-name="ro1">
          <table:table-cell table:style-name="ce9" office:value-type="string" calcext:value-type="string">
            <text:p>Release:</text:p>
          </table:table-cell>
          <table:table-cell table:style-name="ce32" office:value-type="string" calcext:value-type="string">
            <text:p>0xBE73FE</text:p>
          </table:table-cell>
          <table:table-cell table:style-name="ce45" office:value-type="string" calcext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string" calcext:value-type="string">
            <text:p>0xBE719F</text:p>
          </table:table-cell>
          <table:table-cell table:style-name="ce45" office:value-type="string" calcext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string" calcext:value-type="string">
            <text:p>0xBE722B</text:p>
          </table:table-cell>
          <table:table-cell table:style-name="ce45" office:value-type="string" calcext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+0x0000</text:p>
          </table:table-cell>
          <table:table-cell table:style-name="ce32" office:value-type="string" calcext:value-type="string">
            <text:p>byte</text:p>
          </table:table-cell>
          <table:table-cell table:style-name="ce46" office:value-type="string" calcext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5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33"/>
          <table:table-cell table:style-name="ce47"/>
          <table:table-cell table:style-name="ce11" table:number-columns-repeated="1021"/>
        </table:table-row>
        <table:table-row table:style-name="ro1">
          <table:table-cell table:style-name="ce9"/>
          <table:table-cell table:style-name="ce32"/>
          <table:table-cell table:style-name="ce45"/>
          <table:table-cell table:number-columns-repeated="1021"/>
        </table:table-row>
        <table:table-row table:style-name="ro1">
          <table:table-cell table:style-name="ce9" office:value-type="string" calcext:value-type="string">
            <text:p>Release:</text:p>
          </table:table-cell>
          <table:table-cell table:style-name="ce32"/>
          <table:table-cell table:style-name="ce45"/>
          <table:table-cell table:number-columns-repeated="1021"/>
        </table:table-row>
        <table:table-row table:style-name="ro1">
          <table:table-cell table:style-name="ce9" office:value-type="string" calcext:value-type="string">
            <text:p>0x11E7CA0</text:p>
          </table:table-cell>
          <table:table-cell table:style-name="ce32" office:value-type="string" calcext:value-type="string">
            <text:p>float</text:p>
          </table:table-cell>
          <table:table-cell table:style-name="ce45" office:value-type="string" calcext:value-type="string">
            <text:p>Unknown, everybody tposes if changed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0x11E7CEC</text:p>
          </table:table-cell>
          <table:table-cell table:style-name="ce32" office:value-type="string" calcext:value-type="string">
            <text:p>float</text:p>
          </table:table-cell>
          <table:table-cell table:style-name="ce45" office:value-type="string" calcext:value-type="string">
            <text:p>Unknown, interesting light effects from tiny changes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0x11E7D34</text:p>
          </table:table-cell>
          <table:table-cell table:style-name="ce32" office:value-type="string" calcext:value-type="string">
            <text:p>float</text:p>
          </table:table-cell>
          <table:table-cell table:style-name="ce45" office:value-type="string" calcext:value-type="string">
            <text:p>Light related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0x11E7DD4</text:p>
          </table:table-cell>
          <table:table-cell table:style-name="ce32" office:value-type="string" calcext:value-type="string">
            <text:p>float</text:p>
          </table:table-cell>
          <table:table-cell table:style-name="ce45" office:value-type="string" calcext:value-type="string">
            <text:p>FOV relate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5" office:value-type="string" calcext:value-type="string">
            <text:p>1.14 = normal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5" office:value-type="string" calcext:value-type="string">
            <text:p>1.39 = warp effect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5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33"/>
          <table:table-cell table:style-name="ce47"/>
          <table:table-cell table:style-name="ce11" table:number-columns-repeated="1021"/>
        </table:table-row>
        <table:table-row table:style-name="ro1">
          <table:table-cell table:style-name="ce9"/>
          <table:table-cell table:style-name="ce32"/>
          <table:table-cell table:style-name="ce45"/>
          <table:table-cell table:number-columns-repeated="1021"/>
        </table:table-row>
        <table:table-row table:style-name="ro2">
          <table:table-cell table:style-name="ce9" office:value-type="string" calcext:value-type="string">
            <text:p>Release:</text:p>
          </table:table-cell>
          <table:table-cell table:style-name="Default"/>
          <table:table-cell table:style-name="ce45" office:value-type="string" calcext:value-type="string">
            <text:p>DARKSOULS.exe+EDF020 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0x12DE2A0</text:p>
          </table:table-cell>
          <table:table-cell table:style-name="Default" office:value-type="string" calcext:value-type="string">
            <text:p>long</text:p>
          </table:table-cell>
          <table:table-cell table:style-name="ce45" office:value-type="string" calcext:value-type="string">
            <text:p>Unknown, used in Util_RequestLevelUpFirst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0x12DE2A8</text:p>
          </table:table-cell>
          <table:table-cell table:style-name="Default" office:value-type="string" calcext:value-type="string">
            <text:p>long</text:p>
          </table:table-cell>
          <table:table-cell table:style-name="ce45" office:value-type="string" calcext:value-type="string">
            <text:p>Unknown, used in Util_RequestLevelUp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0x12DE2B0</text:p>
          </table:table-cell>
          <table:table-cell table:style-name="Default" office:value-type="string" calcext:value-type="string">
            <text:p>long</text:p>
          </table:table-cell>
          <table:table-cell table:style-name="ce45" office:value-type="string" calcext:value-type="string">
            <text:p>Unknown, used in Util_RequestLevelUp &amp; Util_RequestRegen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0x12DE2B8</text:p>
          </table:table-cell>
          <table:table-cell table:style-name="Default" office:value-type="string" calcext:value-type="string">
            <text:p>long</text:p>
          </table:table-cell>
          <table:table-cell table:style-name="ce45" office:value-type="string" calcext:value-type="string">
            <text:p>Unknown, used in Util_RequestRespawn</text:p>
          </table:table-cell>
          <table:table-cell table:number-columns-repeated="1021"/>
        </table:table-row>
        <table:table-row table:style-name="ro3">
          <table:table-cell table:style-name="ce9" office:value-type="string" calcext:value-type="string">
            <text:p>0x12DF02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Resist regen rate</text:p>
          </table:table-cell>
          <table:table-cell table:number-columns-repeated="1021"/>
        </table:table-row>
        <table:table-row table:style-name="ro3">
          <table:table-cell table:style-name="ce9" office:value-type="string" calcext:value-type="string">
            <text:p>0x12DF3EC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1 = Turn character whi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 calcext:value-type="string">
            <text:p>Release:</text:p>
          </table:table-cell>
          <table:table-cell office:value-type="string" calcext:value-type="string">
            <text:p>0x12E29E8</text:p>
          </table:table-cell>
          <table:table-cell office:value-type="string" calcext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5" office:value-type="string" calcext:value-type="string">
            <text:p>Debug: </text:p>
          </table:table-cell>
          <table:table-cell table:style-name="ce15" office:value-type="string" calcext:value-type="string">
            <text:p>0x12E69E8</text:p>
          </table:table-cell>
          <table:table-cell table:style-name="ce15" office:value-type="string" calcext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 calcext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Entity Struct (MP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+0x0000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Pointer to chardata1</text:p>
          </table:table-cell>
          <table:table-cell office:value-type="string" calcext:value-type="string">
            <text:p>(confirm, seems to be nested instead of direct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+0x0010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14</text:p>
          </table:table-cell>
          <table:table-cell table:style-name="ce15" office:value-type="string" calcext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 calcext:value-type="string">
            <text:p>x4</text:p>
          </table:table-cell>
          <table:table-cell table:style-name="ce15" office:value-type="string" calcext:value-type="string">
            <text:p>Player Hid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 calcext:value-type="string">
            <text:p>x1</text:p>
          </table:table-cell>
          <table:table-cell table:style-name="ce15" office:value-type="string" calcext:value-type="string">
            <text:p>SetDisabl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18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1c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Pointer to (unknown)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 calcext:value-type="string">
            <text:p>+0x14</text:p>
          </table:table-cell>
          <table:table-cell office:value-type="string" calcext:value-type="string">
            <text:p>Dead Flag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+0x0020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40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60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1" table:number-columns-repeated="2"/>
          <table:table-cell table:style-name="ce47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>
          <table:table-cell table:style-name="ce9" office:value-type="string" calcext:value-type="string">
            <text:p>Release: </text:p>
          </table:table-cell>
          <table:table-cell/>
          <table:table-cell table:style-name="ce45"/>
          <table:table-cell table:number-columns-repeated="1021"/>
        </table:table-row>
        <table:table-row table:style-name="ro1">
          <table:table-cell table:style-name="ce9" office:value-type="string" calcext:value-type="string">
            <text:p>Debug:</text:p>
          </table:table-cell>
          <table:table-cell office:value-type="string" calcext:value-type="string">
            <text:p>+0x4000</text:p>
          </table:table-cell>
          <table:table-cell table:style-name="ce45"/>
          <table:table-cell table:number-columns-repeated="1021"/>
        </table:table-row>
        <table:table-row table:style-name="ro1">
          <table:table-cell table:style-name="Default"/>
          <table:table-cell office:value-type="string" calcext:value-type="string">
            <text:p>GeneralDialogInfo</text:p>
          </table:table-cell>
          <table:table-cell table:style-name="ce45"/>
          <table:table-cell table:number-columns-repeated="1021"/>
        </table:table-row>
        <table:table-row table:style-name="ro1">
          <table:table-cell table:style-name="ce9" office:value-type="string" calcext:value-type="string">
            <text:p>0x12E33E0</text:p>
          </table:table-cell>
          <table:table-cell office:value-type="string" calcext:value-type="string">
            <text:p>long</text:p>
          </table:table-cell>
          <table:table-cell table:style-name="ce45" office:value-type="string" calcext:value-type="string">
            <text:p>UI_Main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 calcext:value-type="string">
            <text:p>50002</text:p>
          </table:table-cell>
          <table:table-cell table:style-name="ce45" office:value-type="string" calcext:value-type="string">
            <text:p>Ranking Data cannot be acquired in Offline Mod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5" office:value-type="string" calcext:value-type="string">
            <text:p>[[13785dc]+174]+1A5C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 calcext:value-type="string">
            <text:p>65000</text:p>
          </table:table-cell>
          <table:table-cell table:style-name="ce45" office:value-type="string" calcext:value-type="string">
            <text:p>You are not signed in and will be unabl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5" office:value-type="string" calcext:value-type="string">
            <text:p>[[13785dc]+174]+2226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 calcext:value-type="string">
            <text:p>70000</text:p>
          </table:table-cell>
          <table:table-cell table:style-name="ce45" office:value-type="string" calcext:value-type="string">
            <text:p>Save failed.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5" office:value-type="string" calcext:value-type="string">
            <text:p>[[13785dc]+174]+350C</text:p>
          </table:table-cell>
          <table:table-cell table:number-columns-repeated="1021"/>
        </table:table-row>
        <table:table-row table:style-name="ro1" table:number-rows-repeated="2">
          <table:table-cell table:style-name="ce9"/>
          <table:table-cell table:style-name="ce10"/>
          <table:table-cell table:style-name="ce45"/>
          <table:table-cell table:number-columns-repeated="1021"/>
        </table:table-row>
        <table:table-row table:style-name="ro1">
          <table:table-cell table:style-name="ce9"/>
          <table:table-cell table:style-name="ce34" office:value-type="string" calcext:value-type="string">
            <text:p>10010800</text:p>
          </table:table-cell>
          <table:table-cell table:style-name="ce45" office:value-type="string" calcext:value-type="string">
            <text:p>Use Fire Keeper Soul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0x12E33E4</text:p>
          </table:table-cell>
          <table:table-cell office:value-type="string" calcext:value-type="string">
            <text:p>long</text:p>
          </table:table-cell>
          <table:table-cell table:style-name="ce45" office:value-type="string" calcext:value-type="string">
            <text:p>UI_Button0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 calcext:value-type="string">
            <text:p>1</text:p>
          </table:table-cell>
          <table:table-cell table:style-name="ce45"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 calcext:value-type="string">
            <text:p>2</text:p>
          </table:table-cell>
          <table:table-cell table:style-name="ce45" office:value-type="string" calcext:value-type="string">
            <text:p>Cancel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 calcext:value-type="string">
            <text:p>3</text:p>
          </table:table-cell>
          <table:table-cell table:style-name="ce45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 calcext:value-type="string">
            <text:p>4</text:p>
          </table:table-cell>
          <table:table-cell table:style-name="ce45" office:value-type="string" calcext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 calcext:value-type="string">
            <text:p>5</text:p>
          </table:table-cell>
          <table:table-cell table:style-name="ce45" office:value-type="string" calcext:value-type="string">
            <text:p>Accept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 calcext:value-type="string">
            <text:p>6</text:p>
          </table:table-cell>
          <table:table-cell table:style-name="ce45" office:value-type="string" calcext:value-type="string">
            <text:p>Do Not Accept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0x12E33EC</text:p>
          </table:table-cell>
          <table:table-cell office:value-type="string" calcext:value-type="string">
            <text:p>long</text:p>
          </table:table-cell>
          <table:table-cell table:style-name="ce45" office:value-type="string" calcext:value-type="string">
            <text:p>UI_DlgTyp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1" calcext:value-type="float">
            <text:p>1</text:p>
          </table:table-cell>
          <table:table-cell table:style-name="ce17" office:value-type="string" calcext:value-type="string">
            <text:p>1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2" calcext:value-type="float">
            <text:p>2</text:p>
          </table:table-cell>
          <table:table-cell table:style-name="ce17" office:value-type="string" calcext:value-type="string">
            <text:p>2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3" calcext:value-type="float">
            <text:p>3</text:p>
          </table:table-cell>
          <table:table-cell table:style-name="ce17" office:value-type="string" calcext:value-type="string">
            <text:p>2 Button + valu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4" calcext:value-type="float">
            <text:p>4</text:p>
          </table:table-cell>
          <table:table-cell table:style-name="ce17" office:value-type="string" calcext:value-type="string">
            <text:p>1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5" calcext:value-type="float">
            <text:p>5</text:p>
          </table:table-cell>
          <table:table-cell table:style-name="ce17" office:value-type="string" calcext:value-type="string">
            <text:p>2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6" calcext:value-type="float">
            <text:p>6</text:p>
          </table:table-cell>
          <table:table-cell table:style-name="ce17" office:value-type="string" calcext:value-type="string">
            <text:p>0 button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7" calcext:value-type="float">
            <text:p>7</text:p>
          </table:table-cell>
          <table:table-cell table:style-name="ce17" office:value-type="string" calcext:value-type="string">
            <text:p>1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8" calcext:value-type="float">
            <text:p>8</text:p>
          </table:table-cell>
          <table:table-cell table:style-name="ce17" office:value-type="string" calcext:value-type="string">
            <text:p>2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9" calcext:value-type="float">
            <text:p>9</text:p>
          </table:table-cell>
          <table:table-cell table:style-name="ce17" office:value-type="string" calcext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string" calcext:value-type="string">
            <text:p>A</text:p>
          </table:table-cell>
          <table:table-cell table:style-name="ce17" office:value-type="string" calcext:value-type="string">
            <text:p>No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15" calcext:value-type="float">
            <text:p>15</text:p>
          </table:table-cell>
          <table:table-cell table:style-name="ce17" office:value-type="string" calcext:value-type="string">
            <text:p>Close dialog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0x12E33F0</text:p>
          </table:table-cell>
          <table:table-cell office:value-type="string" calcext:value-type="string">
            <text:p>long</text:p>
          </table:table-cell>
          <table:table-cell table:style-name="ce45" office:value-type="string" calcext:value-type="string">
            <text:p>UI_IsUseEventMsgCate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0x12E33F4</text:p>
          </table:table-cell>
          <table:table-cell office:value-type="string" calcext:value-type="string">
            <text:p>long</text:p>
          </table:table-cell>
          <table:table-cell table:style-name="ce45" office:value-type="string" calcext:value-type="string">
            <text:p>??? JP Text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0x12E33F8</text:p>
          </table:table-cell>
          <table:table-cell office:value-type="string" calcext:value-type="string">
            <text:p>long</text:p>
          </table:table-cell>
          <table:table-cell table:style-name="ce45" office:value-type="string" calcext:value-type="string">
            <text:p>Result_ButtonID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0x12E33FC</text:p>
          </table:table-cell>
          <table:table-cell office:value-type="string" calcext:value-type="string">
            <text:p>long</text:p>
          </table:table-cell>
          <table:table-cell table:style-name="ce45" office:value-type="string" calcext:value-type="string">
            <text:p>Result_SpinVal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7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>
          <table:table-cell table:style-name="ce9" office:value-type="string" calcext:value-type="string">
            <text:p>Release:</text:p>
          </table:table-cell>
          <table:table-cell office:value-type="string" calcext:value-type="string">
            <text:p>0x12E33E0</text:p>
          </table:table-cell>
          <table:table-cell table:style-name="ce45"/>
          <table:table-cell table:number-columns-repeated="1021"/>
        </table:table-row>
        <table:table-row table:style-name="ro1">
          <table:table-cell table:style-name="ce9" office:value-type="string" calcext:value-type="string">
            <text:p>+0x0000</text:p>
          </table:table-cell>
          <table:table-cell office:value-type="string" calcext:value-type="string">
            <text:p>long</text:p>
          </table:table-cell>
          <table:table-cell table:style-name="ce45" office:value-type="string" calcext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+0x0004</text:p>
          </table:table-cell>
          <table:table-cell office:value-type="string" calcext:value-type="string">
            <text:p>long</text:p>
          </table:table-cell>
          <table:table-cell table:style-name="ce45" office:value-type="string" calcext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+0x0008</text:p>
          </table:table-cell>
          <table:table-cell office:value-type="string" calcext:value-type="string">
            <text:p>long</text:p>
          </table:table-cell>
          <table:table-cell table:style-name="ce45" office:value-type="string" calcext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>
          <table:table-cell table:style-name="ce9" office:value-type="string" calcext:value-type="string">
            <text:p>0x12E3BA8</text:p>
          </table:table-cell>
          <table:table-cell office:value-type="string" calcext:value-type="string">
            <text:p>long</text:p>
          </table:table-cell>
          <table:table-cell table:style-name="ce45" office:value-type="string" calcext:value-type="string">
            <text:p>Start of font array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>
          <table:table-cell table:style-name="ce9" office:value-type="string" calcext:value-type="string">
            <text:p>0x12E3C14</text:p>
          </table:table-cell>
          <table:table-cell office:value-type="string" calcext:value-type="string">
            <text:p>float</text:p>
          </table:table-cell>
          <table:table-cell table:style-name="ce45" office:value-type="string" calcext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0x12E3C28</text:p>
          </table:table-cell>
          <table:table-cell office:value-type="string" calcext:value-type="string">
            <text:p>float</text:p>
          </table:table-cell>
          <table:table-cell table:style-name="ce45" office:value-type="string" calcext:value-type="string">
            <text:p>Size of title menu fonts/LineHelp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0x12E3C3C</text:p>
          </table:table-cell>
          <table:table-cell table:style-name="ce16" office:value-type="string" calcext:value-type="string">
            <text:p>float</text:p>
          </table:table-cell>
          <table:table-cell table:style-name="ce45" office:value-type="string" calcext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45" office:value-type="string" calcext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45" office:value-type="string" calcext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0x12E3C50</text:p>
          </table:table-cell>
          <table:table-cell office:value-type="string" calcext:value-type="string">
            <text:p>float</text:p>
          </table:table-cell>
          <table:table-cell table:style-name="ce45" office:value-type="string" calcext:value-type="string">
            <text:p>Size of prompt fonts/KeyGuide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0x12E3C64</text:p>
          </table:table-cell>
          <table:table-cell office:value-type="string" calcext:value-type="string">
            <text:p>float</text:p>
          </table:table-cell>
          <table:table-cell table:style-name="ce45" office:value-type="string" calcext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5" office:value-type="string" calcext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7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>
          <table:table-cell table:style-name="ce9" office:value-type="string" calcext:value-type="string">
            <text:p>Release:</text:p>
          </table:table-cell>
          <table:table-cell table:style-name="Default"/>
          <table:table-cell table:style-name="ce45"/>
          <table:table-cell table:number-columns-repeated="1021"/>
        </table:table-row>
        <table:table-row table:style-name="ro1">
          <table:table-cell table:style-name="ce9" office:value-type="string" calcext:value-type="string">
            <text:p>0x1362DD0</text:p>
          </table:table-cell>
          <table:table-cell office:value-type="string" calcext:value-type="string">
            <text:p>long</text:p>
          </table:table-cell>
          <table:table-cell table:style-name="ce45" office:value-type="string" calcext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5"/>
          <table:table-cell table:number-columns-repeated="1021"/>
        </table:table-row>
        <table:table-row table:style-name="ro1" table:number-rows-repeated="2">
          <table:table-cell table:style-name="ce12"/>
          <table:table-cell table:style-name="ce11"/>
          <table:table-cell table:style-name="ce47"/>
          <table:table-cell table:style-name="ce11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 calcext:value-type="string">
            <text:p>Debug:</text:p>
          </table:table-cell>
          <table:table-cell table:style-name="ce17" office:value-type="string" calcext:value-type="string">
            <text:p>0x137C578</text:p>
          </table:table-cell>
          <table:table-cell table:style-name="ce17" office:value-type="string" calcext:value-type="string">
            <text:p>DarkSouls.exe+F7C578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 calcext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 calcext:value-type="string">
            <text:p>Debug menu stuff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 calcext:value-type="string">
            <text:p>+0x0004</text:p>
          </table:table-cell>
          <table:table-cell table:style-name="ce17" office:value-type="string" calcext:value-type="string">
            <text:p>Pointer</text:p>
          </table:table-cell>
          <table:table-cell table:style-name="ce17" office:value-type="string" calcext:value-type="string">
            <text:p>Pointer to menu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14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Debug menu statu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 calcext:value-type="string">
            <text:p>0</text:p>
          </table:table-cell>
          <table:table-cell table:style-name="ce17" office:value-type="string" calcext:value-type="string">
            <text:p>Debug menu off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 calcext:value-type="string">
            <text:p>1</text:p>
          </table:table-cell>
          <table:table-cell table:style-name="ce17" office:value-type="string" calcext:value-type="string">
            <text:p>Debug menu activ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 calcext:value-type="string">
            <text:p>2</text:p>
          </table:table-cell>
          <table:table-cell table:style-name="ce17" office:value-type="string" calcext:value-type="string">
            <text:p>Debug menu display only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 calcext:value-type="string">
            <text:p>Release:</text:p>
          </table:table-cell>
          <table:table-cell table:style-name="ce17" office:value-type="string" calcext:value-type="string">
            <text:p>Debug: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 calcext:value-type="string">
            <text:p>+0x41C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 calcext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 calcext:value-type="string">
            <text:p>HUD Elements</text:p>
          </table:table-cell>
          <table:table-cell table:style-name="ce17" office:value-type="string" calcext:value-type="string">
            <text:p>0x100</text:p>
          </table:table-cell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 calcext:value-type="string">
            <text:p>0x1378388</text:p>
          </table:table-cell>
          <table:table-cell table:style-name="ce17"/>
          <table:table-cell table:style-name="ce17" office:value-type="string" calcext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 calcext:value-type="string">
            <text:p>0x1378640</text:p>
          </table:table-cell>
          <table:table-cell table:style-name="ce17"/>
          <table:table-cell table:style-name="ce17" office:value-type="string" calcext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 calcext:value-type="string">
            <text:p>[[[[0x137F904]+14]+2c]+10]</text:p>
          </table:table-cell>
          <table:table-cell table:style-name="ce17"/>
          <table:table-cell table:style-name="ce17" office:value-type="string" calcext:value-type="string">
            <text:p>Start Menu, Press Start Button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 calcext:value-type="string">
            <text:p>[[[[0x137f88c]+28]+60]+D0</text:p>
          </table:table-cell>
          <table:table-cell table:style-name="ce17"/>
          <table:table-cell table:style-name="ce17" office:value-type="string" calcext:value-type="string">
            <text:p>Ins_F20-00_arms_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8" office:value-type="string" calcext:value-type="string">
            <text:p>+0x0078</text:p>
          </table:table-cell>
          <table:table-cell table:style-name="ce17" office:value-type="string" calcext:value-type="string">
            <text:p>float</text:p>
          </table:table-cell>
          <table:table-cell table:style-name="ce17" office:value-type="string" calcext:value-type="string">
            <text:p>Start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7C</text:p>
          </table:table-cell>
          <table:table-cell table:style-name="ce17" office:value-type="string" calcext:value-type="string">
            <text:p>float</text:p>
          </table:table-cell>
          <table:table-cell table:style-name="ce17" office:value-type="string" calcext:value-type="string">
            <text:p>Start Y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 calcext:value-type="string">
            <text:p>Release: </text:p>
          </table:table-cell>
          <table:table-cell table:style-name="ce17" office:value-type="string" calcext:value-type="string">
            <text:p>0x13784A0</text:p>
          </table:table-cell>
          <table:table-cell table:style-name="ce17" office:value-type="string" calcext:value-type="string">
            <text:p>Darksouls.exe+F784A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 calcext:value-type="string">
            <text:p>Debug: </text:p>
          </table:table-cell>
          <table:table-cell table:style-name="ce17" office:value-type="string" calcext:value-type="string">
            <text:p>0x137C660</text:p>
          </table:table-cell>
          <table:table-cell table:style-name="ce17" office:value-type="string" calcext:value-type="string">
            <text:p>Darksouls.exe+F7C660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 calcext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 calcext:value-type="string">
            <text:p>World State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 calcext:value-type="string">
            <text:p>+0x0011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WarpNextStageKic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16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SetMapUid(area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17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SetMapUid(worl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18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SetMapUid(point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24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SetMiniBlockInde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28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SetSummoned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58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5C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A70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Current Save Sl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A80</text:p>
          </table:table-cell>
          <table:table-cell table:style-name="ce17" office:value-type="string" calcext:value-type="string">
            <text:p>float</text:p>
          </table:table-cell>
          <table:table-cell table:style-name="ce17" office:value-type="string" calcext:value-type="string">
            <text:p>SOS Sign x pos (not visible sign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A84</text:p>
          </table:table-cell>
          <table:table-cell table:style-name="ce17" office:value-type="string" calcext:value-type="string">
            <text:p>float</text:p>
          </table:table-cell>
          <table:table-cell table:style-name="ce17" office:value-type="string" calcext:value-type="string">
            <text:p>SOS sign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A88</text:p>
          </table:table-cell>
          <table:table-cell table:style-name="ce17" office:value-type="string" calcext:value-type="string">
            <text:p>float</text:p>
          </table:table-cell>
          <table:table-cell table:style-name="ce17" office:value-type="string" calcext:value-type="string">
            <text:p>SOS sign z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A92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SOS sign 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A93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SOS sign 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B00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SetSosSignWar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B04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Bonfire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B0C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Tutorial beg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B0E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SetTutorialSummoned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B0F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B10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B11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B18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bRequestToEnd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B40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Saving enabled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B4C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IsFpsDisconnec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B4D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IsOnline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B4E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IsTitleStar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B60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Unknown, offline stat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B70</text:p>
          </table:table-cell>
          <table:table-cell table:style-name="ce17" office:value-type="string" calcext:value-type="string">
            <text:p>float</text:p>
          </table:table-cell>
          <table:table-cell table:style-name="ce17" office:value-type="string" calcext:value-type="string">
            <text:p>Last solid-footing x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B74</text:p>
          </table:table-cell>
          <table:table-cell table:style-name="ce17" office:value-type="string" calcext:value-type="string">
            <text:p>float</text:p>
          </table:table-cell>
          <table:table-cell table:style-name="ce17" office:value-type="string" calcext:value-type="string">
            <text:p>Last solid-footing y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B78</text:p>
          </table:table-cell>
          <table:table-cell table:style-name="ce17" office:value-type="string" calcext:value-type="string">
            <text:p>flaot</text:p>
          </table:table-cell>
          <table:table-cell table:style-name="ce17" office:value-type="string" calcext:value-type="string">
            <text:p>Last solid-footing z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B7C</text:p>
          </table:table-cell>
          <table:table-cell table:style-name="ce17" office:value-type="string" calcext:value-type="string">
            <text:p>float</text:p>
          </table:table-cell>
          <table:table-cell table:style-name="ce17" office:value-type="string" calcext:value-type="string">
            <text:p>Last solid-footing fac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BCC</text:p>
          </table:table-cell>
          <table:table-cell table:style-name="ce17"/>
          <table:table-cell table:style-name="ce17" office:value-type="string" calcext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BD0</text:p>
          </table:table-cell>
          <table:table-cell table:style-name="ce17"/>
          <table:table-cell table:style-name="ce17" office:value-type="string" calcext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BDC</text:p>
          </table:table-cell>
          <table:table-cell table:style-name="ce17"/>
          <table:table-cell table:style-name="ce17" office:value-type="string" calcext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BE0</text:p>
          </table:table-cell>
          <table:table-cell table:style-name="ce17"/>
          <table:table-cell table:style-name="ce17" office:value-type="string" calcext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BE4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Invasion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BEC</text:p>
          </table:table-cell>
          <table:table-cell table:style-name="ce17" office:value-type="string" calcext:value-type="string">
            <text:p>Pointer</text:p>
          </table:table-cell>
          <table:table-cell table:style-name="ce17" office:value-type="string" calcext:value-type="string">
            <text:p>Unknow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 calcext:value-type="string">
            <text:p>+0x0004</text:p>
          </table:table-cell>
          <table:table-cell table:style-name="ce17" office:value-type="string" calcext:value-type="string">
            <text:p>GetWhiteGhostCoun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 calcext:value-type="string">
            <text:p>+0x0014</text:p>
          </table:table-cell>
          <table:table-cell table:style-name="ce17" office:value-type="string" calcext:value-type="string">
            <text:p>HavePartyMemb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 calcext:value-type="string">
            <text:p>+0x007C</text:p>
          </table:table-cell>
          <table:table-cell table:style-name="ce17" office:value-type="string" calcext:value-type="string">
            <text:p>IsGameCli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C2C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IsEDisableAllAreaEn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C2D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IsDisableAllAreaEv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C2E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IsDisableAllAreaMa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C2F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IsDis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C30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IsEn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C31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IsEnableAllAreaObjBrea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C32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IsDisableAllAreaHi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C33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IsEnableAllAreaLo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C34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IsDisableAllAreaSF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C35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IsDisableAllAreaSoun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C36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IsObjBreakRecord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C37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IsAutoMapWarp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C38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IsChrNpcWanderTe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C39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IsDbgChrAllDea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 calcext:value-type="string">
            <text:p>Release: </text:p>
          </table:table-cell>
          <table:table-cell table:style-name="ce17" office:value-type="string" calcext:value-type="string">
            <text:p>0x13784A4</text:p>
          </table:table-cell>
          <table:table-cell table:style-name="ce17" office:value-type="string" calcext:value-type="string">
            <text:p>Darksouls.exe+F784A4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 calcext:value-type="string">
            <text:p>Debug: </text:p>
          </table:table-cell>
          <table:table-cell table:style-name="ce17" office:value-type="string" calcext:value-type="string">
            <text:p>0x137C664</text:p>
          </table:table-cell>
          <table:table-cell table:style-name="ce17" office:value-type="string" calcext:value-type="string">
            <text:p>Darksouls.exe+F7C664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 calcext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 calcext:value-type="string">
            <text:p>+0x0000</text:p>
          </table:table-cell>
          <table:table-cell table:style-name="ce17" office:value-type="string" calcext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 calcext:value-type="string">
            <text:p>1</text:p>
          </table:table-cell>
          <table:table-cell table:style-name="ce17" office:value-type="string" calcext:value-type="string">
            <text:p>Warp to previous bonfire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 calcext:value-type="string">
            <text:p>2</text:p>
          </table:table-cell>
          <table:table-cell table:style-name="ce17" office:value-type="string" calcext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1E</text:p>
          </table:table-cell>
          <table:table-cell table:style-name="ce18" office:value-type="string" calcext:value-type="string">
            <text:p>byte</text:p>
          </table:table-cell>
          <table:table-cell table:style-name="ce17" office:value-type="string" calcext:value-type="string">
            <text:p>unknown, used in SetMapUid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 calcext:value-type="string">
            <text:p>If 0, SetMapUid triggers warp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 calcext:value-type="string">
            <text:p>Release:</text:p>
          </table:table-cell>
          <table:table-cell table:style-name="ce17" office:value-type="string" calcext:value-type="string">
            <text:p>0x13784C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 calcext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 calcext:value-type="string">
            <text:p>+0x0004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IsPrevGreyGhost <text:s/>(8)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 calcext:value-type="string">
            <text:p>Release:</text:p>
          </table:table-cell>
          <table:table-cell office:value-type="string" calcext:value-type="string">
            <text:p>0x1378520</text:p>
          </table:table-cell>
          <table:table-cell office:value-type="string" calcext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9" office:value-type="string" calcext:value-type="string">
            <text:p>Debug: </text:p>
          </table:table-cell>
          <table:table-cell office:value-type="string" calcext:value-type="string">
            <text:p>0x137C6E0</text:p>
          </table:table-cell>
          <table:table-cell office:value-type="string" calcext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 calcext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9" office:value-type="string" calcext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+0x023C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3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3F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40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41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42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45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46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6D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70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7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78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7C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80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8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88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8C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 calcext:value-type="string">
            <text:p>Release:</text:p>
          </table:table-cell>
          <table:table-cell table:style-name="ce17" office:value-type="string" calcext:value-type="string">
            <text:p>0x13785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 calcext:value-type="string">
            <text:p>Debug:</text:p>
          </table:table-cell>
          <table:table-cell table:style-name="ce17" office:value-type="string" calcext:value-type="string">
            <text:p>0x137C7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Type of SOS Sign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White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racked Red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Red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 calcext:value-type="string">
            <text:p>B</text:p>
          </table:table-cell>
          <table:table-cell table:style-name="ce17" office:value-type="string" calcext:value-type="string">
            <text:p>Blue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 calcext:value-type="string">
            <text:p>Release:</text:p>
          </table:table-cell>
          <table:table-cell table:style-name="ce19" office:value-type="string" calcext:value-type="string">
            <text:p>0x13785DC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 calcext:value-type="string">
            <text:p>Debug:</text:p>
          </table:table-cell>
          <table:table-cell table:style-name="ce19" office:value-type="string" calcext:value-type="string">
            <text:p>0x137C79C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9" office:value-type="string" calcext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 calcext:value-type="string">
            <text:p>FMG Pointers</text:p>
          </table:table-cell>
          <table:table-cell table:style-name="ce18"/>
          <table:table-cell table:style-name="ce17" table:number-columns-repeated="1022"/>
        </table:table-row>
        <table:table-row table:style-name="ro3">
          <table:table-cell table:style-name="ce18" office:value-type="string" calcext:value-type="string">
            <text:p>+0x0078</text:p>
          </table:table-cell>
          <table:table-cell table:style-name="ce19" office:value-type="string" calcext:value-type="string">
            <text:p>Pointer</text:p>
          </table:table-cell>
          <table:table-cell table:style-name="ce17" office:value-type="string" calcext:value-type="string">
            <text:p>Pointer to Spell description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 calcext:value-type="string">
            <text:p>+0x65F6</text:p>
          </table:table-cell>
          <table:table-cell table:style-name="ce17" office:value-type="string" calcext:value-type="string">
            <text:p>“Outland miracle, foreign to th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7C</text:p>
          </table:table-cell>
          <table:table-cell table:style-name="ce19" office:value-type="string" calcext:value-type="string">
            <text:p>Pointer</text:p>
          </table:table-cell>
          <table:table-cell table:style-name="ce17" office:value-type="string" calcext:value-type="string">
            <text:p>Pointer to BriefingMsg FMG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 calcext:value-type="string">
            <text:p>+0x3B7A</text:p>
          </table:table-cell>
          <table:table-cell table:style-name="ce17" office:value-type="string" calcext:value-type="string">
            <text:p>10010721 = “Cannot use bonfire while phantom is present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174</text:p>
          </table:table-cell>
          <table:table-cell table:style-name="ce19" office:value-type="string" calcext:value-type="string">
            <text:p>Pointer</text:p>
          </table:table-cell>
          <table:table-cell table:style-name="ce17" office:value-type="string" calcext:value-type="string">
            <text:p>Pointer to Menutext FM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 calcext:value-type="string">
            <text:p>+0x1A5C</text:p>
          </table:table-cell>
          <table:table-cell table:style-name="ce17" office:value-type="string" calcext:value-type="string">
            <text:p>50002 = “Ranking data cannot”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 calcext:value-type="string">
            <text:p>Release:</text:p>
          </table:table-cell>
          <table:table-cell table:style-name="Default"/>
          <table:table-cell table:style-name="ce17" table:number-columns-repeated="1022"/>
        </table:table-row>
        <table:table-row table:style-name="ro3">
          <table:table-cell table:style-name="ce19" office:value-type="string" calcext:value-type="string">
            <text:p>0x1378622</text:p>
          </table:table-cell>
          <table:table-cell table:style-name="ce19" office:value-type="string" calcext:value-type="string">
            <text:p>byte</text:p>
          </table:table-cell>
          <table:table-cell table:style-name="ce17" office:value-type="string" calcext:value-type="string">
            <text:p>Disable menus/items/object interactions</text:p>
          </table:table-cell>
          <table:table-cell table:style-name="ce17" table:number-columns-repeated="1021"/>
        </table:table-row>
        <table:table-row table:style-name="ro3">
          <table:table-cell table:style-name="ce19" table:number-columns-repeated="2"/>
          <table:table-cell table:style-name="ce17" office:value-type="string" calcext:value-type="string">
            <text:p>Possibly just 0x60 interactions?</text:p>
          </table:table-cell>
          <table:table-cell table:style-name="ce17" table:number-columns-repeated="1021"/>
        </table:table-row>
        <table:table-row table:style-name="ro3">
          <table:table-cell table:style-name="ce19" office:value-type="string" calcext:value-type="string">
            <text:p>0x13786C8</text:p>
          </table:table-cell>
          <table:table-cell table:style-name="ce19" office:value-type="string" calcext:value-type="string">
            <text:p>byte</text:p>
          </table:table-cell>
          <table:table-cell table:style-name="ce17" office:value-type="string" calcext:value-type="string">
            <text:p>Unknown, related to Menu+D8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 calcext:value-type="string">
            <text:p>Release: </text:p>
          </table:table-cell>
          <table:table-cell table:style-name="ce17" office:value-type="string" calcext:value-type="string">
            <text:p>Debug: +0x41C0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 calcext:value-type="string">
            <text:p>0x1378690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Change level up menu to stat-sacrificing menu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 calcext:value-type="string">
            <text:p>Release:</text:p>
          </table:table-cell>
          <table:table-cell table:style-name="ce17" office:value-type="string" calcext:value-type="string">
            <text:p>0x13786D0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 calcext:value-type="string">
            <text:p>Debug:</text:p>
          </table:table-cell>
          <table:table-cell table:style-name="ce17" office:value-type="string" calcext:value-type="string">
            <text:p>0x137C89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 calcext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 calcext:value-type="string">
            <text:p>Menu Manager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 calcext:value-type="string">
            <text:p>+0x0018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Draw Layout on Curso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19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Draw Layout only La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1A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Draw Layout Disp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1B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Draw Layout only Regis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1c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24</text:p>
          </table:table-cell>
          <table:table-cell table:style-name="ce20" office:value-type="string" calcext:value-type="string">
            <text:p>long</text:p>
          </table:table-cell>
          <table:table-cell table:style-name="ce17" office:value-type="string" calcext:value-type="string">
            <text:p>Inventory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28</text:p>
          </table:table-cell>
          <table:table-cell table:style-name="ce20" office:value-type="string" calcext:value-type="string">
            <text:p>long</text:p>
          </table:table-cell>
          <table:table-cell table:style-name="ce17" office:value-type="string" calcext:value-type="string">
            <text:p>A = Equip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/>
          <table:table-cell table:style-name="ce17"/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3C</text:p>
          </table:table-cell>
          <table:table-cell table:style-name="ce20" office:value-type="string" calcext:value-type="string">
            <text:p>long</text:p>
          </table:table-cell>
          <table:table-cell table:style-name="ce17" office:value-type="string" calcext:value-type="string">
            <text:p>8 = start menu ope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40</text:p>
          </table:table-cell>
          <table:table-cell table:style-name="ce20" office:value-type="string" calcext:value-type="string">
            <text:p>long</text:p>
          </table:table-cell>
          <table:table-cell table:style-name="ce17" office:value-type="string" calcext:value-type="string">
            <text:p>Start Talk Scen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Talk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 office:value-type="float" office:value="4" calcext:value-type="float">
            <text:p>4</text:p>
          </table:table-cell>
          <table:table-cell table:style-name="ce17" office:value-type="string" calcext:value-type="string">
            <text:p>Talk, at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48</text:p>
          </table:table-cell>
          <table:table-cell table:style-name="ce20" office:value-type="string" calcext:value-type="string">
            <text:p>long</text:p>
          </table:table-cell>
          <table:table-cell table:style-name="ce17" office:value-type="string" calcext:value-type="string">
            <text:p>Shop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4C</text:p>
          </table:table-cell>
          <table:table-cell table:style-name="ce20" office:value-type="string" calcext:value-type="string">
            <text:p>long</text:p>
          </table:table-cell>
          <table:table-cell table:style-name="ce17" office:value-type="string" calcext:value-type="string">
            <text:p>Repair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50</text:p>
          </table:table-cell>
          <table:table-cell table:style-name="ce20" office:value-type="string" calcext:value-type="string">
            <text:p>long</text:p>
          </table:table-cell>
          <table:table-cell table:style-name="ce17" office:value-type="string" calcext:value-type="string">
            <text:p>Talk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5C</text:p>
          </table:table-cell>
          <table:table-cell table:style-name="ce20" office:value-type="string" calcext:value-type="string">
            <text:p>long</text:p>
          </table:table-cell>
          <table:table-cell table:style-name="ce17" office:value-type="string" calcext:value-type="string">
            <text:p>Indict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60</text:p>
          </table:table-cell>
          <table:table-cell table:style-name="ce20" office:value-type="string" calcext:value-type="string">
            <text:p>long</text:p>
          </table:table-cell>
          <table:table-cell table:style-name="ce17" office:value-type="string" calcext:value-type="string">
            <text:p>Scene_General Fla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1" calcext:value-type="float">
            <text:p>1</text:p>
          </table:table-cell>
          <table:table-cell table:style-name="ce17" office:value-type="string" calcext:value-type="string">
            <text:p>1 Butto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2" calcext:value-type="float">
            <text:p>2</text:p>
          </table:table-cell>
          <table:table-cell table:style-name="ce17" office:value-type="string" calcext:value-type="string">
            <text:p>2 Butto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3" calcext:value-type="float">
            <text:p>3</text:p>
          </table:table-cell>
          <table:table-cell table:style-name="ce17" office:value-type="string" calcext:value-type="string">
            <text:p>2 Button + valu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4" calcext:value-type="float">
            <text:p>4</text:p>
          </table:table-cell>
          <table:table-cell table:style-name="ce17" office:value-type="string" calcext:value-type="string">
            <text:p>1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5" calcext:value-type="float">
            <text:p>5</text:p>
          </table:table-cell>
          <table:table-cell table:style-name="ce17" office:value-type="string" calcext:value-type="string">
            <text:p>2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6" calcext:value-type="float">
            <text:p>6</text:p>
          </table:table-cell>
          <table:table-cell table:style-name="ce17" office:value-type="string" calcext:value-type="string">
            <text:p>0 buttons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7" calcext:value-type="float">
            <text:p>7</text:p>
          </table:table-cell>
          <table:table-cell table:style-name="ce17" office:value-type="string" calcext:value-type="string">
            <text:p>1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8" calcext:value-type="float">
            <text:p>8</text:p>
          </table:table-cell>
          <table:table-cell table:style-name="ce17" office:value-type="string" calcext:value-type="string">
            <text:p>2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9" calcext:value-type="float">
            <text:p>9</text:p>
          </table:table-cell>
          <table:table-cell table:style-name="ce17" office:value-type="string" calcext:value-type="string">
            <text:p>No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string" calcext:value-type="string">
            <text:p>A</text:p>
          </table:table-cell>
          <table:table-cell table:style-name="ce17" office:value-type="string" calcext:value-type="string">
            <text:p>No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15" calcext:value-type="float">
            <text:p>15</text:p>
          </table:table-cell>
          <table:table-cell table:style-name="ce17" office:value-type="string" calcext:value-type="string">
            <text:p>Close dialo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/>
          <table:table-cell table:style-name="ce17" office:value-type="string" calcext:value-type="string">
            <text:p>“CloseGenDialog”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/>
          <table:table-cell table:style-name="ce17" office:value-type="string" calcext:value-type="string">
            <text:p>Linked to 0x1378622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64</text:p>
          </table:table-cell>
          <table:table-cell table:style-name="ce20" office:value-type="string" calcext:value-type="string">
            <text:p>long</text:p>
          </table:table-cell>
          <table:table-cell table:style-name="ce17" office:value-type="string" calcext:value-type="string">
            <text:p>Bloodmsg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68</text:p>
          </table:table-cell>
          <table:table-cell table:style-name="ce20" office:value-type="string" calcext:value-type="string">
            <text:p>long</text:p>
          </table:table-cell>
          <table:table-cell table:style-name="ce17" office:value-type="string" calcext:value-type="string">
            <text:p>Unknown, related to options menus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70</text:p>
          </table:table-cell>
          <table:table-cell table:style-name="ce20" office:value-type="string" calcext:value-type="string">
            <text:p>long</text:p>
          </table:table-cell>
          <table:table-cell table:style-name="ce17" office:value-type="string" calcext:value-type="string">
            <text:p>Status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78</text:p>
          </table:table-cell>
          <table:table-cell table:style-name="ce20" office:value-type="string" calcext:value-type="string">
            <text:p>long</text:p>
          </table:table-cell>
          <table:table-cell table:style-name="ce17" office:value-type="string" calcext:value-type="string">
            <text:p>Level Up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/>
          <table:table-cell table:style-name="ce17" office:value-type="string" calcext:value-type="string">
            <text:p>Becomes Stat Sacrifice if 137C850 = 1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80</text:p>
          </table:table-cell>
          <table:table-cell table:style-name="ce20" office:value-type="string" calcext:value-type="string">
            <text:p>long</text:p>
          </table:table-cell>
          <table:table-cell table:style-name="ce17" office:value-type="string" calcext:value-type="string">
            <text:p>Attune Magic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84</text:p>
          </table:table-cell>
          <table:table-cell table:style-name="ce20" office:value-type="string" calcext:value-type="string">
            <text:p>long</text:p>
          </table:table-cell>
          <table:table-cell table:style-name="ce17" office:value-type="string" calcext:value-type="string">
            <text:p>Bottomless Box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88</text:p>
          </table:table-cell>
          <table:table-cell table:style-name="ce20" office:value-type="string" calcext:value-type="string">
            <text:p>long</text:p>
          </table:table-cell>
          <table:table-cell table:style-name="ce17" office:value-type="string" calcext:value-type="string">
            <text:p>Orange soapston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/>
          <table:table-cell table:style-name="ce17"/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90</text:p>
          </table:table-cell>
          <table:table-cell table:style-name="ce20" office:value-type="string" calcext:value-type="string">
            <text:p>long</text:p>
          </table:table-cell>
          <table:table-cell table:style-name="ce17" office:value-type="string" calcext:value-type="string">
            <text:p>3 = Delete data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98</text:p>
          </table:table-cell>
          <table:table-cell table:style-name="ce20" office:value-type="string" calcext:value-type="string">
            <text:p>long</text:p>
          </table:table-cell>
          <table:table-cell table:style-name="ce17" office:value-type="string" calcext:value-type="string">
            <text:p>Bloodmsg ratin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9C</text:p>
          </table:table-cell>
          <table:table-cell table:style-name="ce20" office:value-type="string" calcext:value-type="string">
            <text:p>long</text:p>
          </table:table-cell>
          <table:table-cell table:style-name="ce17" office:value-type="string" calcext:value-type="string">
            <text:p>IsShowSosMsg_Tutorial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A0</text:p>
          </table:table-cell>
          <table:table-cell table:style-name="ce20" office:value-type="string" calcext:value-type="string">
            <text:p>long</text:p>
          </table:table-cell>
          <table:table-cell table:style-name="ce17" office:value-type="string" calcext:value-type="string">
            <text:p>IsPlayerAssessMenu_Tutorial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A8</text:p>
          </table:table-cell>
          <table:table-cell table:style-name="ce20" office:value-type="string" calcext:value-type="string">
            <text:p>long</text:p>
          </table:table-cell>
          <table:table-cell table:style-name="ce17" office:value-type="string" calcext:value-type="string">
            <text:p>IsShowMenu_Info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AC</text:p>
          </table:table-cell>
          <table:table-cell table:style-name="ce20" office:value-type="string" calcext:value-type="string">
            <text:p>long</text:p>
          </table:table-cell>
          <table:table-cell table:style-name="ce17" office:value-type="string" calcext:value-type="string">
            <text:p>Bonfire Warp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/>
          <table:table-cell table:style-name="ce17"/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BC</text:p>
          </table:table-cell>
          <table:table-cell table:style-name="ce20" office:value-type="string" calcext:value-type="string">
            <text:p>long</text:p>
          </table:table-cell>
          <table:table-cell table:style-name="ce17" office:value-type="string" calcext:value-type="string">
            <text:p>5 = Black Crystal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C0</text:p>
          </table:table-cell>
          <table:table-cell table:style-name="ce20" office:value-type="string" calcext:value-type="string">
            <text:p>long</text:p>
          </table:table-cell>
          <table:table-cell table:style-name="ce17" office:value-type="string" calcext:value-type="string">
            <text:p>0 = Blackout scree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C4</text:p>
          </table:table-cell>
          <table:table-cell table:style-name="ce20" office:value-type="string" calcext:value-type="string">
            <text:p>long</text:p>
          </table:table-cell>
          <table:table-cell table:style-name="ce17" office:value-type="string" calcext:value-type="string">
            <text:p>System options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D8</text:p>
          </table:table-cell>
          <table:table-cell table:style-name="ce20" office:value-type="string" calcext:value-type="string">
            <text:p>long</text:p>
          </table:table-cell>
          <table:table-cell table:style-name="ce17" office:value-type="string" calcext:value-type="string">
            <text:p>Book of the guilty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E8</text:p>
          </table:table-cell>
          <table:table-cell table:style-name="ce20" office:value-type="string" calcext:value-type="string">
            <text:p>long</text:p>
          </table:table-cell>
          <table:table-cell table:style-name="ce17" office:value-type="string" calcext:value-type="string">
            <text:p>Rate this messa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EC</text:p>
          </table:table-cell>
          <table:table-cell table:style-name="ce20" office:value-type="string" calcext:value-type="string">
            <text:p>long</text:p>
          </table:table-cell>
          <table:table-cell table:style-name="ce17" office:value-type="string" calcext:value-type="string">
            <text:p>Gestur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F0</text:p>
          </table:table-cell>
          <table:table-cell table:style-name="ce20" office:value-type="string" calcext:value-type="string">
            <text:p>long</text:p>
          </table:table-cell>
          <table:table-cell table:style-name="ce17" office:value-type="string" calcext:value-type="string">
            <text:p>TextEffect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F4</text:p>
          </table:table-cell>
          <table:table-cell table:style-name="ce20" office:value-type="string" calcext:value-type="string">
            <text:p>long</text:p>
          </table:table-cell>
          <table:table-cell table:style-name="ce17" office:value-type="string" calcext:value-type="string">
            <text:p>Used in SosTest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F8</text:p>
          </table:table-cell>
          <table:table-cell table:style-name="ce20" office:value-type="string" calcext:value-type="string">
            <text:p>long</text:p>
          </table:table-cell>
          <table:table-cell table:style-name="ce17" office:value-type="string" calcext:value-type="string">
            <text:p>Caption fla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FC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Briefing 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100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Yes/No pro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108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Adjust 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11C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Feed Fra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120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List of your blood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128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?MenuCommon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154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158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 calcext:value-type="string">
            <text:p>+0x01B4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General Dialog Respons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 calcext:value-type="string">
            <text:p>1</text:p>
          </table:table-cell>
          <table:table-cell table:style-name="ce17" office:value-type="string" calcext:value-type="string">
            <text:p>Ok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 calcext:value-type="string">
            <text:p>2</text:p>
          </table:table-cell>
          <table:table-cell table:style-name="ce17" office:value-type="string" calcext:value-type="string">
            <text:p>Cance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1F0</text:p>
          </table:table-cell>
          <table:table-cell table:style-name="ce19" office:value-type="string" calcext:value-type="string">
            <text:p>long</text:p>
          </table:table-cell>
          <table:table-cell table:style-name="ce17" office:value-type="string" calcext:value-type="string">
            <text:p>Unknow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210</text:p>
          </table:table-cell>
          <table:table-cell table:style-name="ce19" office:value-type="string" calcext:value-type="string">
            <text:p>long</text:p>
          </table:table-cell>
          <table:table-cell table:style-name="ce17" office:value-type="string" calcext:value-type="string">
            <text:p>IsShow_Camp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238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 calcext:value-type="string">
            <text:p>+0x0248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Show autosave symbo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268</text:p>
          </table:table-cell>
          <table:table-cell table:style-name="ce17"/>
          <table:table-cell table:style-name="ce17" office:value-type="string" calcext:value-type="string">
            <text:p>Flag[147]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280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SOSMsgGetResult_Tutoria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2C4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MenuBrak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2CC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Menu Pad 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2D8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SetSubMenuBrak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2DC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Unknown, linked to 0x13786F4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2E0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Unknown, linked to 0x13786E1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364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Ranking Dialog, unknow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 calcext:value-type="string">
            <text:p>+0x07EC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2 = Loading Tips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7F4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Dialog (ib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 calcext:value-type="string">
            <text:p>2900010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 calcext:value-type="string">
            <text:p>37000001 = “Let me guess. Fate of the Undead, right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 calcext:value-type="string">
            <text:p>37000002 = “But there's no salvation he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 calcext:value-type="string">
            <text:p>37000005 = “One's up abov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 calcext:value-type="string">
            <text:p>37002500 = “Hm? What now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 calcext:value-type="string">
            <text:p>37002501 = “I'm not up for chatting.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7F8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7FC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800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Shop Msg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804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814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GenDialog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 calcext:value-type="string">
            <text:p>10010110 = “OK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 calcext:value-type="string">
            <text:p>10010182 = “(A):Light Bonfi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 calcext:value-type="string">
            <text:p>10010400 = “Open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 calcext:value-type="string">
            <text:p>50000210 = “(A):Read messag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81C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820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 calcext:value-type="string">
            <text:p>+0x0860</text:p>
          </table:table-cell>
          <table:table-cell table:style-name="ce17"/>
          <table:table-cell table:style-name="ce17" office:value-type="string" calcext:value-type="string">
            <text:p>Unknown, used by OpenSOSMsg_Tutorial = 1001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862</text:p>
          </table:table-cell>
          <table:table-cell table:style-name="ce17"/>
          <table:table-cell table:style-name="ce17" office:value-type="string" calcext:value-type="string">
            <text:p>Unknown, used by OpenSOSMsg_Tutorial = 2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864</text:p>
          </table:table-cell>
          <table:table-cell table:style-name="ce17"/>
          <table:table-cell table:style-name="ce17" office:value-type="string" calcext:value-type="string">
            <text:p>Unknown, used by OpenSOSMsg_Tutorial = 3003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 calcext:value-type="string">
            <text:p>+0x09E8</text:p>
          </table:table-cell>
          <table:table-cell table:style-name="ce17" office:value-type="string" calcext:value-type="string">
            <text:p>Pointer</text:p>
          </table:table-cell>
          <table:table-cell table:style-name="ce17" office:value-type="string" calcext:value-type="string">
            <text:p>Unknown, related to 0x23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 calcext:value-type="string">
            <text:p>+0x0B08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Last Talk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B0C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Caption Msg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B10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Caption Alpha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B14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Caption 2 Msg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 calcext:value-type="string">
            <text:p>100</text:p>
          </table:table-cell>
          <table:table-cell table:style-name="ce17" office:value-type="string" calcext:value-type="string">
            <text:p>“In the Age of Ancients”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 calcext:value-type="string">
            <text:p>[[0x13785DC]+10] = ID list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 calcext:value-type="string">
            <text:p>+12c = ID 10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B18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Caption 2 Alpha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 calcext:value-type="string">
            <text:p>+0x0FA0</text:p>
          </table:table-cell>
          <table:table-cell table:style-name="ce17"/>
          <table:table-cell table:style-name="ce17" office:value-type="string" calcext:value-type="string">
            <text:p>Condition data, msg idx 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FD0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Condition data, cur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FD4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Condition data, next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FD8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Briefing msg ID (CxgeLXg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 calcext:value-type="string">
            <text:p>“RequestOpenBriefingMsg (MsgID, closeable boolean)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 calcext:value-type="string">
            <text:p>“CroseBriefingMsg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 calcext:value-type="string">
            <text:p>FMG = [[0x137C79C] + 7C]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 calcext:value-type="string">
            <text:p>10010721 = +0x3B7A = Cannot use bonfire while phantom is pres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FDC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1 = User can close Briefing 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FE0</text:p>
          </table:table-cell>
          <table:table-cell table:style-name="ce17"/>
          <table:table-cell table:style-name="ce17" office:value-type="string" calcext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 calcext:value-type="string">
            <text:p>5006</text:p>
          </table:table-cell>
          <table:table-cell table:style-name="ce17" office:value-type="string" calcext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FE4</text:p>
          </table:table-cell>
          <table:table-cell table:style-name="ce17"/>
          <table:table-cell table:style-name="ce17" office:value-type="string" calcext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 calcext:value-type="string">
            <text:p>20001</text:p>
          </table:table-cell>
          <table:table-cell table:style-name="ce17" office:value-type="string" calcext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FE8</text:p>
          </table:table-cell>
          <table:table-cell table:style-name="ce17"/>
          <table:table-cell table:style-name="ce17" office:value-type="string" calcext:value-type="string">
            <text:p>Unknown, written when entering shop = 77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FEC</text:p>
          </table:table-cell>
          <table:table-cell table:style-name="ce17"/>
          <table:table-cell table:style-name="ce17" office:value-type="string" calcext:value-type="string">
            <text:p>Unknown, written when entering shop = 1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 calcext:value-type="string">
            <text:p>Menu Groupings</text:p>
          </table:table-cell>
          <table:table-cell table:style-name="ce17"/>
          <table:table-cell table:style-name="ce17" office:value-type="string" calcext:value-type="string">
            <text:p>Menu priorities/Groups from 0xC2ABE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 calcext:value-type="string">
            <text:p>edi</text:p>
          </table:table-cell>
          <table:table-cell table:style-name="ce36" office:value-type="string" calcext:value-type="string">
            <text:p>0x1</text:p>
          </table:table-cell>
          <table:table-cell table:style-name="Default" office:value-type="string" calcext:value-type="string">
            <text:p>0x2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 calcext:value-type="string">
            <text:p>0x2</text:p>
          </table:table-cell>
          <table:table-cell table:style-name="Default" office:value-type="string" calcext:value-type="string">
            <text:p>0x11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 calcext:value-type="string">
            <text:p>0x4</text:p>
          </table:table-cell>
          <table:table-cell table:style-name="Default" office:value-type="string" calcext:value-type="string">
            <text:p>0x64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 calcext:value-type="string">
            <text:p>0x8</text:p>
          </table:table-cell>
          <table:table-cell table:style-name="Default" office:value-type="string" calcext:value-type="string">
            <text:p>0x6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/>
          <table:table-cell table:style-name="Default" office:value-type="string" calcext:value-type="string">
            <text:p>0x1378622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 calcext:value-type="string">
            <text:p>0x10</text:p>
          </table:table-cell>
          <table:table-cell table:style-name="Default" office:value-type="string" calcext:value-type="string">
            <text:p>0x9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 calcext:value-type="string">
            <text:p>0x20</text:p>
          </table:table-cell>
          <table:table-cell table:style-name="Default" office:value-type="string" calcext:value-type="string">
            <text:p>0xA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 calcext:value-type="string">
            <text:p>0x40</text:p>
          </table:table-cell>
          <table:table-cell table:style-name="Default" office:value-type="string" calcext:value-type="string">
            <text:p>0x3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 calcext:value-type="string">
            <text:p>0x80</text:p>
          </table:table-cell>
          <table:table-cell table:style-name="Default" office:value-type="string" calcext:value-type="string">
            <text:p>0x40 <text:s text:c="3"/>(2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 calcext:value-type="string">
            <text:p>0x100</text:p>
          </table:table-cell>
          <table:table-cell table:style-name="Default" office:value-type="string" calcext:value-type="string">
            <text:p>0x2C4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 calcext:value-type="string">
            <text:p>0x200</text:p>
          </table:table-cell>
          <table:table-cell table:style-name="ce17" office:value-type="string" calcext:value-type="string">
            <text:p>0x24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 calcext:value-type="string">
            <text:p>0x400</text:p>
          </table:table-cell>
          <table:table-cell table:style-name="ce17" office:value-type="string" calcext:value-type="string">
            <text:p>0x8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 calcext:value-type="string">
            <text:p>0x800</text:p>
          </table:table-cell>
          <table:table-cell table:style-name="ce17" office:value-type="string" calcext:value-type="string">
            <text:p>0x9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 calcext:value-type="string">
            <text:p>0x1000</text:p>
          </table:table-cell>
          <table:table-cell table:style-name="ce17" office:value-type="string" calcext:value-type="string">
            <text:p>0x4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 calcext:value-type="string">
            <text:p>0x2000</text:p>
          </table:table-cell>
          <table:table-cell table:style-name="ce17" office:value-type="string" calcext:value-type="string">
            <text:p>0x4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 calcext:value-type="string">
            <text:p>0x4000</text:p>
          </table:table-cell>
          <table:table-cell table:style-name="ce17" office:value-type="string" calcext:value-type="string">
            <text:p>0x5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 calcext:value-type="string">
            <text:p>0x8000</text:p>
          </table:table-cell>
          <table:table-cell table:style-name="ce17" office:value-type="string" calcext:value-type="string">
            <text:p>0x12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 calcext:value-type="string">
            <text:p>0x10000</text:p>
          </table:table-cell>
          <table:table-cell table:style-name="ce17" office:value-type="string" calcext:value-type="string">
            <text:p>0xA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 calcext:value-type="string">
            <text:p>0x40000</text:p>
          </table:table-cell>
          <table:table-cell table:style-name="ce17" office:value-type="string" calcext:value-type="string">
            <text:p>0xB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 calcext:value-type="string">
            <text:p>0x80000</text:p>
          </table:table-cell>
          <table:table-cell table:style-name="ce17" office:value-type="string" calcext:value-type="string">
            <text:p>0x40 <text:s text:c="3"/>(2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 calcext:value-type="string">
            <text:p>0x100000</text:p>
          </table:table-cell>
          <table:table-cell table:style-name="ce17" office:value-type="string" calcext:value-type="string">
            <text:p>0xE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 calcext:value-type="string">
            <text:p>0x200000</text:p>
          </table:table-cell>
          <table:table-cell table:style-name="ce17" office:value-type="string" calcext:value-type="string">
            <text:p>0x7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 calcext:value-type="string">
            <text:p>0x400000</text:p>
          </table:table-cell>
          <table:table-cell table:style-name="ce17" office:value-type="string" calcext:value-type="string">
            <text:p>0x7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 calcext:value-type="string">
            <text:p>0x800000</text:p>
          </table:table-cell>
          <table:table-cell table:style-name="ce17" office:value-type="string" calcext:value-type="string">
            <text:p>0x8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 calcext:value-type="string">
            <text:p>0x1000000</text:p>
          </table:table-cell>
          <table:table-cell table:style-name="ce17" office:value-type="string" calcext:value-type="string">
            <text:p>0x84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 calcext:value-type="string">
            <text:p>0x2000000</text:p>
          </table:table-cell>
          <table:table-cell table:style-name="ce17" office:value-type="string" calcext:value-type="string">
            <text:p>0xF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 calcext:value-type="string">
            <text:p>0x4000000</text:p>
          </table:table-cell>
          <table:table-cell table:style-name="ce17" office:value-type="string" calcext:value-type="string">
            <text:p>0x5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 calcext:value-type="string">
            <text:p>0x8000000</text:p>
          </table:table-cell>
          <table:table-cell table:style-name="ce17" office:value-type="string" calcext:value-type="string">
            <text:p>0x68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 calcext:value-type="string">
            <text:p>0xC4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 calcext:value-type="string">
            <text:p>0x10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 calcext:value-type="string">
            <text:p>0x2E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 calcext:value-type="string">
            <text:p>0x13786E1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 calcext:value-type="string">
            <text:p>0x10000000</text:p>
          </table:table-cell>
          <table:table-cell table:style-name="ce17" office:value-type="string" calcext:value-type="string">
            <text:p>0xD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 calcext:value-type="string">
            <text:p>0x13786C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 calcext:value-type="string">
            <text:p>0x40000000</text:p>
          </table:table-cell>
          <table:table-cell table:style-name="ce17" office:value-type="string" calcext:value-type="string">
            <text:p>0xE8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 calcext:value-type="string">
            <text:p>Release: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 calcext:value-type="string">
            <text:p>0x13786E1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Unknown, related to Menu+2E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 calcext:value-type="string">
            <text:p>0x13786F4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Unknown, related to Menu+2DC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 calcext:value-type="string">
            <text:p>0x13786F8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IsRevengeRequeste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 calcext:value-type="string">
            <text:p>Release:</text:p>
          </table:table-cell>
          <table:table-cell table:style-name="ce17" office:value-type="string" calcext:value-type="string">
            <text:p>0x137871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 calcext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 calcext:value-type="string">
            <text:p>Camera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 calcext:value-type="string">
            <text:p>+0x00A4</text:p>
          </table:table-cell>
          <table:table-cell table:style-name="ce17" office:value-type="string" calcext:value-type="string">
            <text:p>float</text:p>
          </table:table-cell>
          <table:table-cell table:style-name="ce17" office:value-type="string" calcext:value-type="string">
            <text:p>cam x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A8</text:p>
          </table:table-cell>
          <table:table-cell table:style-name="ce17" office:value-type="string" calcext:value-type="string">
            <text:p>float</text:p>
          </table:table-cell>
          <table:table-cell table:style-name="ce17" office:value-type="string" calcext:value-type="string">
            <text:p>cam y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B0</text:p>
          </table:table-cell>
          <table:table-cell table:style-name="ce17" office:value-type="string" calcext:value-type="string">
            <text:p>float</text:p>
          </table:table-cell>
          <table:table-cell table:style-name="ce17" office:value-type="string" calcext:value-type="string">
            <text:p>cam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B4</text:p>
          </table:table-cell>
          <table:table-cell table:style-name="ce17" office:value-type="string" calcext:value-type="string">
            <text:p>float</text:p>
          </table:table-cell>
          <table:table-cell table:style-name="ce17" office:value-type="string" calcext:value-type="string">
            <text:p>cam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B8</text:p>
          </table:table-cell>
          <table:table-cell table:style-name="ce17" office:value-type="string" calcext:value-type="string">
            <text:p>float</text:p>
          </table:table-cell>
          <table:table-cell table:style-name="ce17" office:value-type="string" calcext:value-type="string">
            <text:p>cam 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7" table:number-columns-repeated="2"/>
          <table:table-cell table:style-name="ce17" office:value-type="string" calcext:value-type="string">
            <text:p>(REL) 00EFDBAF - Lock cam in plac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2"/>
          <table:table-cell table:style-name="ce17" office:value-type="string" calcext:value-type="string">
            <text:p>E8 7C 72 50 FF -&gt; 90 90 90 90 90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 calcext:value-type="string">
            <text:p>Release:</text:p>
          </table:table-cell>
          <table:table-cell table:style-name="ce17" office:value-type="string" calcext:value-type="string">
            <text:p>0x137CE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 calcext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 calcext:value-type="string">
            <text:p>Network.Properties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 calcext:value-type="string">
            <text:p>+0x0004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SOS Interval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 calcext:value-type="string">
            <text:p>+0x0008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SOS Num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 calcext:value-type="string">
            <text:p>+0x000C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SOS FirstLevelRangeMax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 calcext:value-type="string">
            <text:p>Release:</text:p>
          </table:table-cell>
          <table:table-cell office:value-type="string" calcext:value-type="string">
            <text:p>0x137E204</text:p>
          </table:table-cell>
          <table:table-cell office:value-type="string" calcext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9" office:value-type="string" calcext:value-type="string">
            <text:p>Debug: </text:p>
          </table:table-cell>
          <table:table-cell office:value-type="string" calcext:value-type="string">
            <text:p>0x13823C4</text:p>
          </table:table-cell>
          <table:table-cell office:value-type="string" calcext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 calcext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+0x0A00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A12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A13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A14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A18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A1C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A20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A2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A2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A3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AE0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B68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B69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table:number-columns-repeated="2"/>
          <table:table-cell table:style-name="ce17" office:value-type="string" calcext:value-type="string">
            <text:p>Calling func: 00BC1CEA</text:p>
          </table:table-cell>
          <table:table-cell table:style-name="ce17" table:number-columns-repeated="1021"/>
        </table:table-row>
        <table:table-row table:style-name="ro3">
          <table:table-cell table:style-name="ce15" office:value-type="string" calcext:value-type="string">
            <text:p>Release: </text:p>
          </table:table-cell>
          <table:table-cell office:value-type="string" calcext:value-type="string">
            <text:p>0x137D7D4</text:p>
          </table:table-cell>
          <table:table-cell office:value-type="string" calcext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9" office:value-type="string" calcext:value-type="string">
            <text:p>Debug: </text:p>
          </table:table-cell>
          <table:table-cell office:value-type="string" calcext:value-type="string">
            <text:p>0x1381994</text:p>
          </table:table-cell>
          <table:table-cell office:value-type="string" calcext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 calcext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Event Flags</text:p>
          </table:table-cell>
          <table:table-cell office:value-type="string" calcext:value-type="string">
            <text:p>bitarray</text:p>
          </table:table-cell>
          <table:table-cell office:value-type="string" calcext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00</text:p>
          </table:table-cell>
          <table:table-cell table:style-name="ce16" office:value-type="string" calcext:value-type="string">
            <text:p>long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00002</text:p>
          </table:table-cell>
          <table:table-cell table:style-name="ce16" office:value-type="string" calcext:value-type="string">
            <text:p>Gaping Dragon</text:p>
          </table:table-cell>
          <table:table-cell office:value-type="string" calcext:value-type="string">
            <text:p>+00000000</text:p>
          </table:table-cell>
          <table:table-cell office:value-type="string" calcext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table:style-name="ce38" office:value-type="string" calcext:value-type="string">
            <text:p>00000003</text:p>
          </table:table-cell>
          <table:table-cell table:style-name="ce16" office:value-type="string" calcext:value-type="string">
            <text:p>Bell Gargoyles</text:p>
          </table:table-cell>
          <table:table-cell office:value-type="string" calcext:value-type="string">
            <text:p>+00000000</text:p>
          </table:table-cell>
          <table:table-cell office:value-type="string" calcext:value-type="string">
            <text:p>1xxxxxxx</text:p>
          </table:table-cell>
          <table:table-cell table:number-columns-repeated="1019"/>
        </table:table-row>
        <table:table-row table:style-name="ro3">
          <table:table-cell/>
          <table:table-cell table:style-name="ce38" office:value-type="string" calcext:value-type="string">
            <text:p>00000004</text:p>
          </table:table-cell>
          <table:table-cell table:style-name="ce16" office:value-type="string" calcext:value-type="string">
            <text:p>Priscilla</text:p>
          </table:table-cell>
          <table:table-cell office:value-type="string" calcext:value-type="string">
            <text:p>+00000000</text:p>
          </table:table-cell>
          <table:table-cell office:value-type="string" calcext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00000005</text:p>
          </table:table-cell>
          <table:table-cell table:style-name="ce16" office:value-type="string" calcext:value-type="string">
            <text:p>Sif</text:p>
          </table:table-cell>
          <table:table-cell office:value-type="string" calcext:value-type="string">
            <text:p>+00000000</text:p>
          </table:table-cell>
          <table:table-cell office:value-type="string" calcext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00000006</text:p>
          </table:table-cell>
          <table:table-cell table:style-name="ce16" office:value-type="string" calcext:value-type="string">
            <text:p>Pinwheel</text:p>
          </table:table-cell>
          <table:table-cell office:value-type="string" calcext:value-type="string">
            <text:p>+00000000</text:p>
          </table:table-cell>
          <table:table-cell office:value-type="string" calcext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00000007</text:p>
          </table:table-cell>
          <table:table-cell table:style-name="ce16" office:value-type="string" calcext:value-type="string">
            <text:p>Nito</text:p>
          </table:table-cell>
          <table:table-cell office:value-type="string" calcext:value-type="string">
            <text:p>+00000000</text:p>
          </table:table-cell>
          <table:table-cell office:value-type="string" calcext:value-type="string">
            <text:p>x1xxxxxx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00000009</text:p>
          </table:table-cell>
          <table:table-cell table:style-name="ce16" office:value-type="string" calcext:value-type="string">
            <text:p>Chaos Witch Quelaag</text:p>
          </table:table-cell>
          <table:table-cell office:value-type="string" calcext:value-type="string">
            <text:p>+00000000</text:p>
          </table:table-cell>
          <table:table-cell office:value-type="string" calcext:value-type="string">
            <text:p>xx4xxxxx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00000010</text:p>
          </table:table-cell>
          <table:table-cell table:style-name="ce16" office:value-type="string" calcext:value-type="string">
            <text:p>Bed of Chaos</text:p>
          </table:table-cell>
          <table:table-cell office:value-type="string" calcext:value-type="string">
            <text:p>+00000000</text:p>
          </table:table-cell>
          <table:table-cell office:value-type="string" calcext:value-type="string">
            <text:p>xx2xxxxx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00000011</text:p>
          </table:table-cell>
          <table:table-cell table:style-name="ce16" office:value-type="string" calcext:value-type="string">
            <text:p>Iron Golem</text:p>
          </table:table-cell>
          <table:table-cell office:value-type="string" calcext:value-type="string">
            <text:p>+00000000</text:p>
          </table:table-cell>
          <table:table-cell office:value-type="string" calcext:value-type="string">
            <text:p>xx1xxxxx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00000012</text:p>
          </table:table-cell>
          <table:table-cell table:style-name="ce16" office:value-type="string" calcext:value-type="string">
            <text:p>Ornstein &amp; Smough</text:p>
          </table:table-cell>
          <table:table-cell office:value-type="string" calcext:value-type="string">
            <text:p>+00000000</text:p>
          </table:table-cell>
          <table:table-cell office:value-type="string" calcext:value-type="string">
            <text:p>xxx8xxxx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00000013</text:p>
          </table:table-cell>
          <table:table-cell table:style-name="ce16" office:value-type="string" calcext:value-type="string">
            <text:p>4 Kings</text:p>
          </table:table-cell>
          <table:table-cell office:value-type="string" calcext:value-type="string">
            <text:p>+00000000</text:p>
          </table:table-cell>
          <table:table-cell office:value-type="string" calcext:value-type="string">
            <text:p>xxx4xxxx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00000014</text:p>
          </table:table-cell>
          <table:table-cell table:style-name="ce16" office:value-type="string" calcext:value-type="string">
            <text:p>Seath</text:p>
          </table:table-cell>
          <table:table-cell office:value-type="string" calcext:value-type="string">
            <text:p>+00000000</text:p>
          </table:table-cell>
          <table:table-cell office:value-type="string" calcext:value-type="string">
            <text:p>xxx2xxxx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00000015</text:p>
          </table:table-cell>
          <table:table-cell table:style-name="ce16" office:value-type="string" calcext:value-type="string">
            <text:p>Gwyn</text:p>
          </table:table-cell>
          <table:table-cell office:value-type="string" calcext:value-type="string">
            <text:p>+00000000</text:p>
          </table:table-cell>
          <table:table-cell office:value-type="string" calcext:value-type="string">
            <text:p>xxx1xxxx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00000016</text:p>
          </table:table-cell>
          <table:table-cell table:style-name="ce16" office:value-type="string" calcext:value-type="string">
            <text:p>Asylum Demon</text:p>
          </table:table-cell>
          <table:table-cell office:value-type="string" calcext:value-type="string">
            <text:p>+00000000</text:p>
          </table:table-cell>
          <table:table-cell office:value-type="string" calcext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00001000</text:p>
          </table:table-cell>
          <table:table-cell table:style-name="ce16" office:value-type="string" calcext:value-type="string">
            <text:p>Solaire at first position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00001004</text:p>
          </table:table-cell>
          <table:table-cell table:style-name="ce16" office:value-type="string" calcext:value-type="string">
            <text:p>Solaire is hostile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00001005</text:p>
          </table:table-cell>
          <table:table-cell table:style-name="ce16" office:value-type="string" calcext:value-type="string">
            <text:p>Solaire is dead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11010100</text:p>
          </table:table-cell>
          <table:table-cell table:style-name="ce16" office:value-type="string" calcext:value-type="string">
            <text:p>Undead Burg ladder kicked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11010901</text:p>
          </table:table-cell>
          <table:table-cell table:style-name="ce16" office:value-type="string" calcext:value-type="string">
            <text:p>Taurus Demon</text:p>
          </table:table-cell>
          <table:table-cell office:value-type="string" calcext:value-type="string">
            <text:p>+00000F70</text:p>
          </table:table-cell>
          <table:table-cell office:value-type="string" calcext:value-type="string">
            <text:p>x4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 calcext:value-type="string">
            <text:p>11010902</text:p>
          </table:table-cell>
          <table:table-cell table:style-name="ce16" office:value-type="string" calcext:value-type="string">
            <text:p>Capra Demon</text:p>
          </table:table-cell>
          <table:table-cell table:style-name="ce15" office:value-type="string" calcext:value-type="string">
            <text:p>+00000F70</text:p>
          </table:table-cell>
          <table:table-cell office:value-type="string" calcext:value-type="string">
            <text:p>x2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 calcext:value-type="string">
            <text:p>11020302</text:p>
          </table:table-cell>
          <table:table-cell table:style-name="ce16" office:value-type="string" calcext:value-type="string">
            <text:p>Firelink Shrine Elevator</text:p>
          </table:table-cell>
          <table:table-cell table:style-name="ce15"/>
          <table:table-cell table:number-columns-repeated="1020"/>
        </table:table-row>
        <table:table-row table:style-name="ro3">
          <table:table-cell/>
          <table:table-cell office:value-type="string" calcext:value-type="string">
            <text:p>11200900</text:p>
          </table:table-cell>
          <table:table-cell table:style-name="ce16" office:value-type="string" calcext:value-type="string">
            <text:p>Moonlight Butterfly</text:p>
          </table:table-cell>
          <table:table-cell office:value-type="string" calcext:value-type="string">
            <text:p>+00001E70</text:p>
          </table:table-cell>
          <table:table-cell office:value-type="string" calcext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11210000</text:p>
          </table:table-cell>
          <table:table-cell table:style-name="ce16" office:value-type="string" calcext:value-type="string">
            <text:p>Sanctuary Guardian</text:p>
          </table:table-cell>
          <table:table-cell office:value-type="string" calcext:value-type="string">
            <text:p>+00002300</text:p>
          </table:table-cell>
          <table:table-cell office:value-type="string" calcext:value-type="string">
            <text:p>8xxxxxxx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11210001</text:p>
          </table:table-cell>
          <table:table-cell table:style-name="ce16" office:value-type="string" calcext:value-type="string">
            <text:p>Artorias</text:p>
          </table:table-cell>
          <table:table-cell office:value-type="string" calcext:value-type="string">
            <text:p>+00002300</text:p>
          </table:table-cell>
          <table:table-cell office:value-type="string" calcext:value-type="string">
            <text:p>4xxxxxxx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11210002</text:p>
          </table:table-cell>
          <table:table-cell table:style-name="ce16" office:value-type="string" calcext:value-type="string">
            <text:p>Manus</text:p>
          </table:table-cell>
          <table:table-cell office:value-type="string" calcext:value-type="string">
            <text:p>+00002300</text:p>
          </table:table-cell>
          <table:table-cell office:value-type="string" calcext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11210004</text:p>
          </table:table-cell>
          <table:table-cell table:style-name="ce16" office:value-type="string" calcext:value-type="string">
            <text:p>Kalameet</text:p>
          </table:table-cell>
          <table:table-cell office:value-type="string" calcext:value-type="string">
            <text:p>+00002300</text:p>
          </table:table-cell>
          <table:table-cell office:value-type="string" calcext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11410410</text:p>
          </table:table-cell>
          <table:table-cell table:style-name="ce16" office:value-type="string" calcext:value-type="string">
            <text:p>Demon Firesage</text:p>
          </table:table-cell>
          <table:table-cell office:value-type="string" calcext:value-type="string">
            <text:p>+00003C30</text:p>
          </table:table-cell>
          <table:table-cell office:value-type="string" calcext:value-type="string">
            <text:p>xxxxxx2x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11410900</text:p>
          </table:table-cell>
          <table:table-cell table:style-name="ce16" office:value-type="string" calcext:value-type="string">
            <text:p>Ceaseless Discharge</text:p>
          </table:table-cell>
          <table:table-cell office:value-type="string" calcext:value-type="string">
            <text:p>+00003C70</text:p>
          </table:table-cell>
          <table:table-cell office:value-type="string" calcext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11410901</text:p>
          </table:table-cell>
          <table:table-cell table:style-name="ce16" office:value-type="string" calcext:value-type="string">
            <text:p>Centipede Demon</text:p>
          </table:table-cell>
          <table:table-cell office:value-type="string" calcext:value-type="string">
            <text:p>+00003C70</text:p>
          </table:table-cell>
          <table:table-cell office:value-type="string" calcext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11510900</text:p>
          </table:table-cell>
          <table:table-cell table:style-name="ce16" office:value-type="string" calcext:value-type="string">
            <text:p>Gwyndolin</text:p>
          </table:table-cell>
          <table:table-cell office:value-type="string" calcext:value-type="string">
            <text:p>+00004670</text:p>
          </table:table-cell>
          <table:table-cell office:value-type="string" calcext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table:style-name="ce20" table:number-columns-repeated="2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11510272 ?</text:p>
          </table:table-cell>
          <table:table-cell table:style-name="ce16" office:value-type="string" calcext:value-type="string">
            <text:p>Dark Anor Londo</text:p>
          </table:table-cell>
          <table:table-cell office:value-type="string" calcext:value-type="string">
            <text:p>+00004630</text:p>
          </table:table-cell>
          <table:table-cell office:value-type="string" calcext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11600100</text:p>
          </table:table-cell>
          <table:table-cell table:style-name="ce16" office:value-type="string" calcext:value-type="string">
            <text:p>New Londo Drained</text:p>
          </table:table-cell>
          <table:table-cell office:value-type="string" calcext:value-type="string">
            <text:p>+00004B0C</text:p>
          </table:table-cell>
          <table:table-cell office:value-type="string" calcext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11810103</text:p>
          </table:table-cell>
          <table:table-cell table:style-name="ce16" office:value-type="string" calcext:value-type="string">
            <text:p>Undead Asylum, Cell Door</text:p>
          </table:table-cell>
          <table:table-cell table:number-columns-repeated="1021"/>
        </table:table-row>
        <table:table-row table:style-name="ro3">
          <table:table-cell table:style-name="ce20"/>
          <table:table-cell table:style-name="ce39" office:value-type="float" office:value="11810112" calcext:value-type="float">
            <text:p>11810112</text:p>
          </table:table-cell>
          <table:table-cell table:style-name="ce20" office:value-type="string" calcext:value-type="string">
            <text:p>Undead Asylum, Boss Door</text:p>
          </table:table-cell>
          <table:table-cell table:style-name="ce20" table:number-columns-repeated="1021"/>
        </table:table-row>
        <table:table-row table:style-name="ro3">
          <table:table-cell table:style-name="ce20"/>
          <table:table-cell table:style-name="ce39" office:value-type="float" office:value="11810105" calcext:value-type="float">
            <text:p>11810105</text:p>
          </table:table-cell>
          <table:table-cell table:style-name="ce20" office:value-type="string" calcext:value-type="string">
            <text:p>Undead Asylum, Lower Oscar Door</text:p>
          </table:table-cell>
          <table:table-cell table:style-name="ce20" table:number-columns-repeated="1021"/>
        </table:table-row>
        <table:table-row table:style-name="ro3">
          <table:table-cell table:style-name="ce20"/>
          <table:table-cell table:style-name="ce39" office:value-type="float" office:value="11810106" calcext:value-type="float">
            <text:p>11810106</text:p>
          </table:table-cell>
          <table:table-cell table:style-name="ce20" office:value-type="string" calcext:value-type="string">
            <text:p>Undead Asylum, Upper Oscar Door</text:p>
          </table:table-cell>
          <table:table-cell table:style-name="ce20" table:number-columns-repeated="1021"/>
        </table:table-row>
        <table:table-row table:style-name="ro3">
          <table:table-cell table:number-columns-repeated="2"/>
          <table:table-cell table:style-name="ce16" office:value-type="string" calcext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6" office:value-type="string" calcext:value-type="string">
            <text:p>Stray Demon</text:p>
          </table:table-cell>
          <table:table-cell office:value-type="string" calcext:value-type="string">
            <text:p>+00005A70</text:p>
          </table:table-cell>
          <table:table-cell office:value-type="string" calcext:value-type="string">
            <text:p>x8xxxxxx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 table:number-columns-repeated="2"/>
          <table:table-cell table:style-name="ce31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19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 calcext:value-type="string">
            <text:p>Release:</text:p>
          </table:table-cell>
          <table:table-cell table:style-name="Default" office:value-type="string" calcext:value-type="string">
            <text:p>Debug: <text:s/>+0x41C1</text:p>
          </table:table-cell>
          <table:table-cell table:style-name="Default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 calcext:value-type="string">
            <text:p>0x1376EE7</text:p>
          </table:table-cell>
          <table:table-cell table:style-name="Default" office:value-type="string" calcext:value-type="string">
            <text:p>byte</text:p>
          </table:table-cell>
          <table:table-cell table:style-name="ce19" office:value-type="string" calcext:value-type="string">
            <text:p>All No MagicQty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 calcext:value-type="string">
            <text:p>0x13784D2</text:p>
          </table:table-cell>
          <table:table-cell table:style-name="Default" office:value-type="string" calcext:value-type="string">
            <text:p>byte</text:p>
          </table:table-cell>
          <table:table-cell table:style-name="ce19" office:value-type="string" calcext:value-type="string">
            <text:p>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 calcext:value-type="string">
            <text:p>0x13784D3</text:p>
          </table:table-cell>
          <table:table-cell table:style-name="Default" office:value-type="string" calcext:value-type="string">
            <text:p>byte</text:p>
          </table:table-cell>
          <table:table-cell table:style-name="ce19" office:value-type="string" calcext:value-type="string">
            <text:p>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 calcext:value-type="string">
            <text:p>0x13784E4</text:p>
          </table:table-cell>
          <table:table-cell table:style-name="Default" office:value-type="string" calcext:value-type="string">
            <text:p>byte</text:p>
          </table:table-cell>
          <table:table-cell table:style-name="ce19" office:value-type="string" calcext:value-type="string">
            <text:p>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 calcext:value-type="string">
            <text:p>0x13784E5</text:p>
          </table:table-cell>
          <table:table-cell table:style-name="Default" office:value-type="string" calcext:value-type="string">
            <text:p>byte</text:p>
          </table:table-cell>
          <table:table-cell table:style-name="ce19" office:value-type="string" calcext:value-type="string">
            <text:p>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 calcext:value-type="string">
            <text:p>0x13784E6</text:p>
          </table:table-cell>
          <table:table-cell table:style-name="Default" office:value-type="string" calcext:value-type="string">
            <text:p>byte</text:p>
          </table:table-cell>
          <table:table-cell table:style-name="ce19" office:value-type="string" calcext:value-type="string">
            <text:p>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 calcext:value-type="string">
            <text:p>0x13784E7</text:p>
          </table:table-cell>
          <table:table-cell table:style-name="Default" office:value-type="string" calcext:value-type="string">
            <text:p>byte</text:p>
          </table:table-cell>
          <table:table-cell table:style-name="ce19" office:value-type="string" calcext:value-type="string">
            <text:p>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 calcext:value-type="string">
            <text:p>0x13784E8</text:p>
          </table:table-cell>
          <table:table-cell table:style-name="Default" office:value-type="string" calcext:value-type="string">
            <text:p>byte</text:p>
          </table:table-cell>
          <table:table-cell table:style-name="ce19" office:value-type="string" calcext:value-type="string">
            <text:p>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 calcext:value-type="string">
            <text:p>0x13784E9</text:p>
          </table:table-cell>
          <table:table-cell table:style-name="Default" office:value-type="string" calcext:value-type="string">
            <text:p>byte</text:p>
          </table:table-cell>
          <table:table-cell table:style-name="ce19" office:value-type="string" calcext:value-type="string">
            <text:p>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 calcext:value-type="string">
            <text:p>0x13784EA</text:p>
          </table:table-cell>
          <table:table-cell table:style-name="Default" office:value-type="string" calcext:value-type="string">
            <text:p>byte</text:p>
          </table:table-cell>
          <table:table-cell table:style-name="ce19" office:value-type="string" calcext:value-type="string">
            <text:p>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 calcext:value-type="string">
            <text:p>0x13784EB</text:p>
          </table:table-cell>
          <table:table-cell table:style-name="Default" office:value-type="string" calcext:value-type="string">
            <text:p>byte</text:p>
          </table:table-cell>
          <table:table-cell table:style-name="ce19" office:value-type="string" calcext:value-type="string">
            <text:p>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 calcext:value-type="string">
            <text:p>0x13784EC</text:p>
          </table:table-cell>
          <table:table-cell table:style-name="Default" office:value-type="string" calcext:value-type="string">
            <text:p>byte</text:p>
          </table:table-cell>
          <table:table-cell table:style-name="ce19" office:value-type="string" calcext:value-type="string">
            <text:p>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 calcext:value-type="string">
            <text:p>0x13784ED</text:p>
          </table:table-cell>
          <table:table-cell table:style-name="Default" office:value-type="string" calcext:value-type="string">
            <text:p>byte</text:p>
          </table:table-cell>
          <table:table-cell table:style-name="ce19" office:value-type="string" calcext:value-type="string">
            <text:p>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 calcext:value-type="string">
            <text:p>0x13784EE</text:p>
          </table:table-cell>
          <table:table-cell table:style-name="Default" office:value-type="string" calcext:value-type="string">
            <text:p>byte</text:p>
          </table:table-cell>
          <table:table-cell table:style-name="ce19" office:value-type="string" calcext:value-type="string">
            <text:p>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 calcext:value-type="string">
            <text:p>0x137851B</text:p>
          </table:table-cell>
          <table:table-cell table:style-name="Default" office:value-type="string" calcext:value-type="string">
            <text:p>byte</text:p>
          </table:table-cell>
          <table:table-cell table:style-name="ce19" office:value-type="string" calcext:value-type="string">
            <text:p>Display Smaller Compasse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 calcext:value-type="string">
            <text:p>0x1378524</text:p>
          </table:table-cell>
          <table:table-cell table:style-name="Default" office:value-type="string" calcext:value-type="string">
            <text:p>byte</text:p>
          </table:table-cell>
          <table:table-cell table:style-name="ce19" office:value-type="string" calcext:value-type="string">
            <text:p>Display Height Marker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 calcext:value-type="string">
            <text:p>0x1378525</text:p>
          </table:table-cell>
          <table:table-cell table:style-name="Default" office:value-type="string" calcext:value-type="string">
            <text:p>byte</text:p>
          </table:table-cell>
          <table:table-cell table:style-name="ce19" office:value-type="string" calcext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/>
          <table:table-cell table:style-name="ce18"/>
          <table:table-cell table:style-name="ce19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 calcext:value-type="string">
            <text:p>Debug:</text:p>
          </table:table-cell>
          <table:table-cell table:style-name="ce18" office:value-type="string" calcext:value-type="string">
            <text:p>0x137C688</text:p>
          </table:table-cell>
          <table:table-cell table:style-name="ce19" office:value-type="string" calcext:value-type="string">
            <text:p>DarkSouls.exe+F7C688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03</text:p>
          </table:table-cell>
          <table:table-cell table:style-name="ce19" office:value-type="string" calcext:value-type="string">
            <text:p>byte</text:p>
          </table:table-cell>
          <table:table-cell table:style-name="ce19" office:value-type="string" calcext:value-type="string">
            <text:p>Debug, 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1c</text:p>
          </table:table-cell>
          <table:table-cell table:style-name="ce19" office:value-type="string" calcext:value-type="string">
            <text:p>byte</text:p>
          </table:table-cell>
          <table:table-cell table:style-name="ce19" office:value-type="string" calcext:value-type="string">
            <text:p>Debug, 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1D</text:p>
          </table:table-cell>
          <table:table-cell table:style-name="ce19" office:value-type="string" calcext:value-type="string">
            <text:p>byte</text:p>
          </table:table-cell>
          <table:table-cell table:style-name="ce19" office:value-type="string" calcext:value-type="string">
            <text:p>Debug, 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1E</text:p>
          </table:table-cell>
          <table:table-cell table:style-name="ce19" office:value-type="string" calcext:value-type="string">
            <text:p>byte</text:p>
          </table:table-cell>
          <table:table-cell table:style-name="ce19" office:value-type="string" calcext:value-type="string">
            <text:p>Debug, 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1F</text:p>
          </table:table-cell>
          <table:table-cell table:style-name="ce19" office:value-type="string" calcext:value-type="string">
            <text:p>byte</text:p>
          </table:table-cell>
          <table:table-cell table:style-name="ce19" office:value-type="string" calcext:value-type="string">
            <text:p>Debug, 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0x137C6A8</text:p>
          </table:table-cell>
          <table:table-cell table:style-name="ce19" office:value-type="string" calcext:value-type="string">
            <text:p>byte</text:p>
          </table:table-cell>
          <table:table-cell table:style-name="ce19" office:value-type="string" calcext:value-type="string">
            <text:p>Debug, 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21</text:p>
          </table:table-cell>
          <table:table-cell table:style-name="ce19" office:value-type="string" calcext:value-type="string">
            <text:p>byte</text:p>
          </table:table-cell>
          <table:table-cell table:style-name="ce19" office:value-type="string" calcext:value-type="string">
            <text:p>Debug, 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22</text:p>
          </table:table-cell>
          <table:table-cell table:style-name="ce19" office:value-type="string" calcext:value-type="string">
            <text:p>byte</text:p>
          </table:table-cell>
          <table:table-cell table:style-name="ce19" office:value-type="string" calcext:value-type="string">
            <text:p>Debug, 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0x137C6AB</text:p>
          </table:table-cell>
          <table:table-cell table:style-name="ce19" office:value-type="string" calcext:value-type="string">
            <text:p>byte</text:p>
          </table:table-cell>
          <table:table-cell table:style-name="ce19" office:value-type="string" calcext:value-type="string">
            <text:p>Debug, 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24</text:p>
          </table:table-cell>
          <table:table-cell table:style-name="ce19" office:value-type="string" calcext:value-type="string">
            <text:p>byte</text:p>
          </table:table-cell>
          <table:table-cell table:style-name="ce19" office:value-type="string" calcext:value-type="string">
            <text:p>Debug, 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25</text:p>
          </table:table-cell>
          <table:table-cell table:style-name="ce19" office:value-type="string" calcext:value-type="string">
            <text:p>byte</text:p>
          </table:table-cell>
          <table:table-cell table:style-name="ce19" office:value-type="string" calcext:value-type="string">
            <text:p>Debug, 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26</text:p>
          </table:table-cell>
          <table:table-cell table:style-name="ce19" office:value-type="string" calcext:value-type="string">
            <text:p>byte</text:p>
          </table:table-cell>
          <table:table-cell table:style-name="ce19" office:value-type="string" calcext:value-type="string">
            <text:p>Debug, 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0x137C6AF</text:p>
          </table:table-cell>
          <table:table-cell table:style-name="ce19" office:value-type="string" calcext:value-type="string">
            <text:p>byte</text:p>
          </table:table-cell>
          <table:table-cell table:style-name="ce19" office:value-type="string" calcext:value-type="string">
            <text:p>Debug, 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29</text:p>
          </table:table-cell>
          <table:table-cell table:style-name="ce19" office:value-type="string" calcext:value-type="string">
            <text:p>byte</text:p>
          </table:table-cell>
          <table:table-cell table:style-name="ce19" office:value-type="string" calcext:value-type="string">
            <text:p>Debug, All Omission Mo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0x137C6E4</text:p>
          </table:table-cell>
          <table:table-cell table:style-name="ce19"/>
          <table:table-cell table:style-name="ce19" office:value-type="string" calcext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21" office:value-type="string" calcext:value-type="string">
            <text:p>Debug: </text:p>
          </table:table-cell>
          <table:table-cell office:value-type="string" calcext:value-type="string">
            <text:p>0x12E2FEB</text:p>
          </table:table-cell>
          <table:table-cell table:style-name="ce15" office:value-type="string" calcext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00</text:p>
          </table:table-cell>
          <table:table-cell office:value-type="string" calcext:value-type="string">
            <text:p>byte</text:p>
          </table:table-cell>
          <table:table-cell table:style-name="ce15" office:value-type="string" calcext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15" office:value-type="string" calcext:value-type="string">
            <text:p>Release: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table:style-name="ce17" office:value-type="string" calcext:value-type="string">
            <text:p>0x12DEFEB</text:p>
          </table:table-cell>
          <table:table-cell office:value-type="string" calcext:value-type="string">
            <text:p>byte</text:p>
          </table:table-cell>
          <table:table-cell table:style-name="ce15" office:value-type="string" calcext:value-type="string">
            <text:p>1 = Draw Map</text:p>
          </table:table-cell>
          <table:table-cell table:number-columns-repeated="1021"/>
        </table:table-row>
        <table:table-row table:style-name="ro3">
          <table:table-cell table:style-name="ce15" office:value-type="string" calcext:value-type="string">
            <text:p>0x12DF242</text:p>
          </table:table-cell>
          <table:table-cell office:value-type="string" calcext:value-type="string">
            <text:p>byte</text:p>
          </table:table-cell>
          <table:table-cell table:style-name="ce15" office:value-type="string" calcext:value-type="string">
            <text:p>1 = Draw creatures</text:p>
          </table:table-cell>
          <table:table-cell table:number-columns-repeated="1021"/>
        </table:table-row>
        <table:table-row table:style-name="ro3">
          <table:table-cell table:style-name="ce15" office:value-type="string" calcext:value-type="string">
            <text:p>0x12DF243</text:p>
          </table:table-cell>
          <table:table-cell office:value-type="string" calcext:value-type="string">
            <text:p>byte</text:p>
          </table:table-cell>
          <table:table-cell table:style-name="ce15" office:value-type="string" calcext:value-type="string">
            <text:p>1 = Draw VFX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 calcext:value-type="string">
            <text:p>Release:</text:p>
          </table:table-cell>
          <table:table-cell office:value-type="string" calcext:value-type="string">
            <text:p>0x13783C0</text:p>
          </table:table-cell>
          <table:table-cell table:style-name="ce21" office:value-type="string" calcext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5" office:value-type="string" calcext:value-type="string">
            <text:p>Debug: </text:p>
          </table:table-cell>
          <table:table-cell office:value-type="string" calcext:value-type="string">
            <text:p>0x137C580</text:p>
          </table:table-cell>
          <table:table-cell office:value-type="string" calcext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[ptr]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 calcext:value-type="string">
            <text:p>Display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 calcext:value-type="string">
            <text:p>+0x0704</text:p>
          </table:table-cell>
          <table:table-cell office:value-type="string" calcext:value-type="string">
            <text:p>float</text:p>
          </table:table-cell>
          <table:table-cell table:style-name="ce15" office:value-type="string" calcext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 calcext:value-type="string">
            <text:p>Debug:</text:p>
          </table:table-cell>
          <table:table-cell table:style-name="ce17" office:value-type="string" calcext:value-type="string">
            <text:p>0x137C728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 calcext:value-type="string">
            <text:p>[[[ptr]+0x2E0]+0x54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 calcext:value-type="string">
            <text:p>Achievements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00</text:p>
          </table:table-cell>
          <table:table-cell table:style-name="ce17" office:value-type="string" calcext:value-type="string">
            <text:p>long</text:p>
          </table:table-cell>
          <table:table-cell table:style-name="ce19" office:value-type="string" calcext:value-type="string">
            <text:p>Achievement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04</text:p>
          </table:table-cell>
          <table:table-cell table:style-name="ce17" office:value-type="string" calcext:value-type="string">
            <text:p>Pointer</text:p>
          </table:table-cell>
          <table:table-cell table:style-name="ce19" office:value-type="string" calcext:value-type="string">
            <text:p>“ACH_00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08</text:p>
          </table:table-cell>
          <table:table-cell table:style-name="ce17" office:value-type="string" calcext:value-type="string">
            <text:p>long</text:p>
          </table:table-cell>
          <table:table-cell table:style-name="ce19" office:value-type="string" calcext:value-type="string">
            <text:p>Achievement earn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0C</text:p>
          </table:table-cell>
          <table:table-cell table:style-name="ce17" office:value-type="string" calcext:value-type="string">
            <text:p>Pointer</text:p>
          </table:table-cell>
          <table:table-cell table:style-name="ce19" office:value-type="string" calcext:value-type="string">
            <text:p>Achievement tex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(repeat)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 calcext:value-type="string">
            <text:p>Release:</text:p>
          </table:table-cell>
          <table:table-cell table:style-name="ce17" office:value-type="string" calcext:value-type="string">
            <text:p>0x1378560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 calcext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0A</text:p>
          </table:table-cell>
          <table:table-cell table:style-name="ce17" office:value-type="string" calcext:value-type="string">
            <text:p>byte</text:p>
          </table:table-cell>
          <table:table-cell table:style-name="ce19" office:value-type="string" calcext:value-type="string">
            <text:p>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0B</text:p>
          </table:table-cell>
          <table:table-cell table:style-name="ce17" office:value-type="string" calcext:value-type="string">
            <text:p>byte</text:p>
          </table:table-cell>
          <table:table-cell table:style-name="ce19" office:value-type="string" calcext:value-type="string">
            <text:p>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1c</text:p>
          </table:table-cell>
          <table:table-cell table:style-name="ce17" office:value-type="string" calcext:value-type="string">
            <text:p>byte</text:p>
          </table:table-cell>
          <table:table-cell table:style-name="ce19" office:value-type="string" calcext:value-type="string">
            <text:p>IsAliveMo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1F</text:p>
          </table:table-cell>
          <table:table-cell table:style-name="ce17" office:value-type="string" calcext:value-type="string">
            <text:p>byte</text:p>
          </table:table-cell>
          <table:table-cell table:style-name="ce19" office:value-type="string" calcext:value-type="string">
            <text:p>IsReviveWai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 calcext:value-type="string">
            <text:p>Release: </text:p>
          </table:table-cell>
          <table:table-cell office:value-type="string" calcext:value-type="string">
            <text:p>0x1378700</text:p>
          </table:table-cell>
          <table:table-cell office:value-type="string" calcext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9" office:value-type="string" calcext:value-type="string">
            <text:p>Debug: </text:p>
          </table:table-cell>
          <table:table-cell office:value-type="string" calcext:value-type="string">
            <text:p>0x137C8C0</text:p>
          </table:table-cell>
          <table:table-cell office:value-type="string" calcext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 calcext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5" office:value-type="string" calcext:value-type="string">
            <text:p>GameStat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+0x0008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2C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38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Pointer to Tendencies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 calcext:value-type="string">
            <text:p>+0x0008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haracter Black/White Tendency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 calcext:value-type="string">
            <text:p>+0x000C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haracter Left/Right Tendency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+0x003C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4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 calcext:value-type="string">
            <text:p>0</text:p>
          </table:table-cell>
          <table:table-cell office:value-type="string" calcext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 calcext:value-type="string">
            <text:p>1</text:p>
          </table:table-cell>
          <table:table-cell office:value-type="string" calcext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 calcext:value-type="string">
            <text:p>2</text:p>
          </table:table-cell>
          <table:table-cell office:value-type="string" calcext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44</text:p>
          </table:table-cell>
          <table:table-cell table:style-name="ce15" office:value-type="string" calcext:value-type="string">
            <text:p>long</text:p>
          </table:table-cell>
          <table:table-cell office:value-type="string" calcext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48</text:p>
          </table:table-cell>
          <table:table-cell table:style-name="ce15" office:value-type="string" calcext:value-type="string">
            <text:p>long</text:p>
          </table:table-cell>
          <table:table-cell office:value-type="string" calcext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4C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5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54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5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5C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68</text:p>
          </table:table-cell>
          <table:table-cell office:value-type="string" calcext:value-type="string">
            <text:p>long</text:p>
          </table:table-cell>
          <table:table-cell table:style-name="ce15" office:value-type="string" calcext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6C</text:p>
          </table:table-cell>
          <table:table-cell office:value-type="string" calcext:value-type="string">
            <text:p>long</text:p>
          </table:table-cell>
          <table:table-cell table:style-name="ce15" office:value-type="string" calcext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70</text:p>
          </table:table-cell>
          <table:table-cell office:value-type="string" calcext:value-type="string">
            <text:p>long</text:p>
          </table:table-cell>
          <table:table-cell table:style-name="ce15" office:value-type="string" calcext:value-type="string">
            <text:p>Debug, LanCutPoint Tim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78</text:p>
          </table:table-cell>
          <table:table-cell office:value-type="string" calcext:value-type="string">
            <text:p>long</text:p>
          </table:table-cell>
          <table:table-cell table:style-name="ce15" office:value-type="string" calcext:value-type="string">
            <text:p>Death Sta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22"/>
          <table:table-cell table:style-name="ce40"/>
          <table:table-cell table:style-name="ce48"/>
          <table:table-cell table:style-name="ce40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 calcext:value-type="string">
            <text:p>[GameStats+0x2C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 calcext:value-type="string">
            <text:p>Game Options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04</text:p>
          </table:table-cell>
          <table:table-cell table:style-name="ce17" office:value-type="string" calcext:value-type="string">
            <text:p>byte</text:p>
          </table:table-cell>
          <table:table-cell table:style-name="ce19" office:value-type="string" calcext:value-type="string">
            <text:p>Camera Spe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05</text:p>
          </table:table-cell>
          <table:table-cell table:style-name="ce17" office:value-type="string" calcext:value-type="string">
            <text:p>byte</text:p>
          </table:table-cell>
          <table:table-cell table:style-name="ce19" office:value-type="string" calcext:value-type="string">
            <text:p>Pad Vibr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06</text:p>
          </table:table-cell>
          <table:table-cell table:style-name="ce17" office:value-type="string" calcext:value-type="string">
            <text:p>byte</text:p>
          </table:table-cell>
          <table:table-cell table:style-name="ce19" office:value-type="string" calcext:value-type="string">
            <text:p>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07</text:p>
          </table:table-cell>
          <table:table-cell table:style-name="ce17" office:value-type="string" calcext:value-type="string">
            <text:p>byte</text:p>
          </table:table-cell>
          <table:table-cell table:style-name="ce19" office:value-type="string" calcext:value-type="string">
            <text:p>Sound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08</text:p>
          </table:table-cell>
          <table:table-cell table:style-name="ce17" office:value-type="string" calcext:value-type="string">
            <text:p>byte</text:p>
          </table:table-cell>
          <table:table-cell table:style-name="ce19" office:value-type="string" calcext:value-type="string">
            <text:p>BGM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09</text:p>
          </table:table-cell>
          <table:table-cell table:style-name="ce17" office:value-type="string" calcext:value-type="string">
            <text:p>byte</text:p>
          </table:table-cell>
          <table:table-cell table:style-name="ce19" office:value-type="string" calcext:value-type="string">
            <text:p>S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0A</text:p>
          </table:table-cell>
          <table:table-cell table:style-name="ce17" office:value-type="string" calcext:value-type="string">
            <text:p>byte</text:p>
          </table:table-cell>
          <table:table-cell table:style-name="ce19" office:value-type="string" calcext:value-type="string">
            <text:p>Voic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0B</text:p>
          </table:table-cell>
          <table:table-cell table:style-name="ce17" office:value-type="string" calcext:value-type="string">
            <text:p>byte</text:p>
          </table:table-cell>
          <table:table-cell table:style-name="ce19" office:value-type="string" calcext:value-type="string">
            <text:p>Blood Leve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 calcext:value-type="string">
            <text:p>0</text:p>
          </table:table-cell>
          <table:table-cell table:style-name="ce19" office:value-type="string" calcext:value-type="string">
            <text:p>Off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 calcext:value-type="string">
            <text:p>1</text:p>
          </table:table-cell>
          <table:table-cell table:style-name="ce19" office:value-type="string" calcext:value-type="string">
            <text:p>Norma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 calcext:value-type="string">
            <text:p>2</text:p>
          </table:table-cell>
          <table:table-cell table:style-name="ce19" office:value-type="string" calcext:value-type="string">
            <text:p>Mi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0C</text:p>
          </table:table-cell>
          <table:table-cell table:style-name="ce17" office:value-type="string" calcext:value-type="string">
            <text:p>byte</text:p>
          </table:table-cell>
          <table:table-cell table:style-name="ce19" office:value-type="string" calcext:value-type="string">
            <text:p>Caption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0D</text:p>
          </table:table-cell>
          <table:table-cell table:style-name="ce17" office:value-type="string" calcext:value-type="string">
            <text:p>byte</text:p>
          </table:table-cell>
          <table:table-cell table:style-name="ce19" office:value-type="string" calcext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0E</text:p>
          </table:table-cell>
          <table:table-cell table:style-name="ce17" office:value-type="string" calcext:value-type="string">
            <text:p>byte</text:p>
          </table:table-cell>
          <table:table-cell table:style-name="ce19" office:value-type="string" calcext:value-type="string">
            <text:p>Camera X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0F</text:p>
          </table:table-cell>
          <table:table-cell table:style-name="ce17" office:value-type="string" calcext:value-type="string">
            <text:p>byte</text:p>
          </table:table-cell>
          <table:table-cell table:style-name="ce19" office:value-type="string" calcext:value-type="string">
            <text:p>Camera Y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10</text:p>
          </table:table-cell>
          <table:table-cell table:style-name="ce17" office:value-type="string" calcext:value-type="string">
            <text:p>byte</text:p>
          </table:table-cell>
          <table:table-cell table:style-name="ce19" office:value-type="string" calcext:value-type="string">
            <text:p>LockOn Auto Switch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11</text:p>
          </table:table-cell>
          <table:table-cell table:style-name="ce17" office:value-type="string" calcext:value-type="string">
            <text:p>byte</text:p>
          </table:table-cell>
          <table:table-cell table:style-name="ce19" office:value-type="string" calcext:value-type="string">
            <text:p>Auto avoidance w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12</text:p>
          </table:table-cell>
          <table:table-cell table:style-name="ce17" office:value-type="string" calcext:value-type="string">
            <text:p>byte</text:p>
          </table:table-cell>
          <table:table-cell table:style-name="ce19" office:value-type="string" calcext:value-type="string">
            <text:p>Join Leaderboar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13</text:p>
          </table:table-cell>
          <table:table-cell table:style-name="ce17" office:value-type="string" calcext:value-type="string">
            <text:p>byte</text:p>
          </table:table-cell>
          <table:table-cell table:style-name="ce19" office:value-type="string" calcext:value-type="string">
            <text:p>Debug, Rank Register Profile Id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 calcext:value-type="string">
            <text:p>Release:</text:p>
          </table:table-cell>
          <table:table-cell table:style-name="ce17" office:value-type="string" calcext:value-type="string">
            <text:p>0x137D5F8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 calcext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 calcext:value-type="string">
            <text:p>Unknown, used in IsReady_Obj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 calcext:value-type="string">
            <text:p>Release:</text:p>
          </table:table-cell>
          <table:table-cell table:style-name="ce17" office:value-type="string" calcext:value-type="string">
            <text:p>0x137D644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7" office:value-type="string" calcext:value-type="string">
            <text:p>Debug: </text:p>
          </table:table-cell>
          <table:table-cell table:style-name="ce17" office:value-type="string" calcext:value-type="string">
            <text:p>0x1381804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 calcext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3C</text:p>
          </table:table-cell>
          <table:table-cell table:style-name="ce17" office:value-type="string" calcext:value-type="string">
            <text:p>Pointer</text:p>
          </table:table-cell>
          <table:table-cell table:style-name="ce19" office:value-type="string" calcext:value-type="string">
            <text:p>Pointer to chardata1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40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Death Camera Ang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70</text:p>
          </table:table-cell>
          <table:table-cell table:style-name="ce17" office:value-type="string" calcext:value-type="string">
            <text:p>long</text:p>
          </table:table-cell>
          <table:table-cell table:style-name="ce19" office:value-type="string" calcext:value-type="string">
            <text:p>Number of map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74</text:p>
          </table:table-cell>
          <table:table-cell table:style-name="ce17" office:value-type="string" calcext:value-type="string">
            <text:p>Pointer</text:p>
          </table:table-cell>
          <table:table-cell table:style-name="ce19" office:value-type="string" calcext:value-type="string">
            <text:p>First map entry in pointer arra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78</text:p>
          </table:table-cell>
          <table:table-cell table:style-name="ce17" office:value-type="string" calcext:value-type="string">
            <text:p>Pointer</text:p>
          </table:table-cell>
          <table:table-cell table:style-name="ce19" office:value-type="string" calcext:value-type="string">
            <text:p>Second map entry in pointer array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23"/>
          <table:table-cell table:style-name="ce41"/>
          <table:table-cell table:style-name="ce49"/>
          <table:table-cell table:style-name="ce4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Map entry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04</text:p>
          </table:table-cell>
          <table:table-cell table:style-name="ce17" office:value-type="string" calcext:value-type="string">
            <text:p>Pointer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 calcext:value-type="string">
            <text:p>+0x0006</text:p>
          </table:table-cell>
          <table:table-cell table:style-name="ce19" office:value-type="string" calcext:value-type="string">
            <text:p>Block #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 calcext:value-type="string">
            <text:p>+0x0007</text:p>
          </table:table-cell>
          <table:table-cell table:style-name="ce19" office:value-type="string" calcext:value-type="string">
            <text:p>Area #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3C</text:p>
          </table:table-cell>
          <table:table-cell table:style-name="ce17" office:value-type="string" calcext:value-type="string">
            <text:p>long</text:p>
          </table:table-cell>
          <table:table-cell table:style-name="ce19" office:value-type="string" calcext:value-type="string">
            <text:p>Number of entit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40</text:p>
          </table:table-cell>
          <table:table-cell table:style-name="ce17" office:value-type="string" calcext:value-type="string">
            <text:p>Pointer</text:p>
          </table:table-cell>
          <table:table-cell table:style-name="ce19" office:value-type="string" calcext:value-type="string">
            <text:p>Start of entity struc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9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 calcext:value-type="string">
            <text:p>Release:</text:p>
          </table:table-cell>
          <table:table-cell table:style-name="ce17" office:value-type="string" calcext:value-type="string">
            <text:p>0x137D6DC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 calcext:value-type="string">
            <text:p>Debug:</text:p>
          </table:table-cell>
          <table:table-cell table:style-name="ce17" office:value-type="string" calcext:value-type="string">
            <text:p>0x138189C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 calcext:value-type="string">
            <text:p>[[[ptr]+0x3C]+0x60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 calcext:value-type="string">
            <text:p>ChrFollowCam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50</text:p>
          </table:table-cell>
          <table:table-cell table:style-name="ce17" office:value-type="string" calcext:value-type="string">
            <text:p>float</text:p>
          </table:table-cell>
          <table:table-cell table:style-name="ce19" office:value-type="string" calcext:value-type="string">
            <text:p>Fov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5C</text:p>
          </table:table-cell>
          <table:table-cell table:style-name="ce17" office:value-type="string" calcext:value-type="string">
            <text:p>float</text:p>
          </table:table-cell>
          <table:table-cell table:style-name="ce19" office:value-type="string" calcext:value-type="string">
            <text:p>Draw distanc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E0</text:p>
          </table:table-cell>
          <table:table-cell table:style-name="ce17" office:value-type="string" calcext:value-type="string">
            <text:p>float</text:p>
          </table:table-cell>
          <table:table-cell table:style-name="ce19" office:value-type="string" calcext:value-type="string">
            <text:p>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E4</text:p>
          </table:table-cell>
          <table:table-cell table:style-name="ce17" office:value-type="string" calcext:value-type="string">
            <text:p>float</text:p>
          </table:table-cell>
          <table:table-cell table:style-name="ce19" office:value-type="string" calcext:value-type="string">
            <text:p>Ro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E8</text:p>
          </table:table-cell>
          <table:table-cell table:style-name="ce17" office:value-type="string" calcext:value-type="string">
            <text:p>float</text:p>
          </table:table-cell>
          <table:table-cell table:style-name="ce19" office:value-type="string" calcext:value-type="string">
            <text:p>Rot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100</text:p>
          </table:table-cell>
          <table:table-cell table:style-name="ce17" office:value-type="string" calcext:value-type="string">
            <text:p>float</text:p>
          </table:table-cell>
          <table:table-cell table:style-name="ce19" office:value-type="string" calcext:value-type="string">
            <text:p>Pos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104</text:p>
          </table:table-cell>
          <table:table-cell table:style-name="ce17" office:value-type="string" calcext:value-type="string">
            <text:p>float</text:p>
          </table:table-cell>
          <table:table-cell table:style-name="ce19" office:value-type="string" calcext:value-type="string">
            <text:p>Pos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108</text:p>
          </table:table-cell>
          <table:table-cell table:style-name="ce17" office:value-type="string" calcext:value-type="string">
            <text:p>float</text:p>
          </table:table-cell>
          <table:table-cell table:style-name="ce19" office:value-type="string" calcext:value-type="string">
            <text:p>Pos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140</text:p>
          </table:table-cell>
          <table:table-cell table:style-name="ce17" office:value-type="string" calcext:value-type="string">
            <text:p>float</text:p>
          </table:table-cell>
          <table:table-cell table:style-name="ce19" office:value-type="string" calcext:value-type="string">
            <text:p>Cam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150</text:p>
          </table:table-cell>
          <table:table-cell table:style-name="ce17" office:value-type="string" calcext:value-type="string">
            <text:p>float</text:p>
          </table:table-cell>
          <table:table-cell table:style-name="ce19" office:value-type="string" calcext:value-type="string">
            <text:p>Target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190</text:p>
          </table:table-cell>
          <table:table-cell table:style-name="ce17" office:value-type="string" calcext:value-type="string">
            <text:p>float</text:p>
          </table:table-cell>
          <table:table-cell table:style-name="ce19" office:value-type="string" calcext:value-type="string">
            <text:p>Cam Follow spe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204</text:p>
          </table:table-cell>
          <table:table-cell table:style-name="ce17" office:value-type="string" calcext:value-type="string">
            <text:p>float</text:p>
          </table:table-cell>
          <table:table-cell table:style-name="ce19" office:value-type="string" calcext:value-type="string">
            <text:p>X RotSpeedM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208</text:p>
          </table:table-cell>
          <table:table-cell table:style-name="ce17" office:value-type="string" calcext:value-type="string">
            <text:p>float</text:p>
          </table:table-cell>
          <table:table-cell table:style-name="ce19" office:value-type="string" calcext:value-type="string">
            <text:p>Y RotSpeedM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20C</text:p>
          </table:table-cell>
          <table:table-cell table:style-name="ce17" office:value-type="string" calcext:value-type="string">
            <text:p>float</text:p>
          </table:table-cell>
          <table:table-cell table:style-name="ce19" office:value-type="string" calcext:value-type="string">
            <text:p>X RotSpeedMa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210</text:p>
          </table:table-cell>
          <table:table-cell table:style-name="ce17" office:value-type="string" calcext:value-type="string">
            <text:p>float</text:p>
          </table:table-cell>
          <table:table-cell table:style-name="ce19" office:value-type="string" calcext:value-type="string">
            <text:p>Y RotSpeedMa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21C</text:p>
          </table:table-cell>
          <table:table-cell table:style-name="ce17" office:value-type="string" calcext:value-type="string">
            <text:p>float</text:p>
          </table:table-cell>
          <table:table-cell table:style-name="ce19" office:value-type="string" calcext:value-type="string">
            <text:p>X RotHiSpeedM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220</text:p>
          </table:table-cell>
          <table:table-cell table:style-name="ce17" office:value-type="string" calcext:value-type="string">
            <text:p>float</text:p>
          </table:table-cell>
          <table:table-cell table:style-name="ce19" office:value-type="string" calcext:value-type="string">
            <text:p>Y RotHiSpeedM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224</text:p>
          </table:table-cell>
          <table:table-cell table:style-name="ce17" office:value-type="string" calcext:value-type="string">
            <text:p>float</text:p>
          </table:table-cell>
          <table:table-cell table:style-name="ce19" office:value-type="string" calcext:value-type="string">
            <text:p>X RotHiSpeedMa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228</text:p>
          </table:table-cell>
          <table:table-cell table:style-name="ce17" office:value-type="string" calcext:value-type="string">
            <text:p>float</text:p>
          </table:table-cell>
          <table:table-cell table:style-name="ce19" office:value-type="string" calcext:value-type="string">
            <text:p>Y RotHiSpeedMa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 calcext:value-type="string">
            <text:p>Release:</text:p>
          </table:table-cell>
          <table:table-cell table:style-name="ce17" office:value-type="string" calcext:value-type="string">
            <text:p>0x137D790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 calcext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 calcext:value-type="string">
            <text:p>Unknown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10</text:p>
          </table:table-cell>
          <table:table-cell table:style-name="ce17" office:value-type="string" calcext:value-type="string">
            <text:p>Pointer</text:p>
          </table:table-cell>
          <table:table-cell table:style-name="ce19" office:value-type="string" calcext:value-type="string">
            <text:p>Unknown, used in ClearSosSign / GetSummonBlackResul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B4</text:p>
          </table:table-cell>
          <table:table-cell table:style-name="ce17" office:value-type="string" calcext:value-type="string">
            <text:p>Pointer</text:p>
          </table:table-cell>
          <table:table-cell table:style-name="ce19" office:value-type="string" calcext:value-type="string">
            <text:p>Unknown, used in CloseTal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1D8</text:p>
          </table:table-cell>
          <table:table-cell table:style-name="ce17"/>
          <table:table-cell table:style-name="ce19" office:value-type="string" calcext:value-type="string">
            <text:p>Unknown, used in ResetSummonParam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1DD</text:p>
          </table:table-cell>
          <table:table-cell table:style-name="ce17" office:value-type="string" calcext:value-type="string">
            <text:p>byte</text:p>
          </table:table-cell>
          <table:table-cell table:style-name="ce19" office:value-type="string" calcext:value-type="string">
            <text:p>PauseTutoria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1E0</text:p>
          </table:table-cell>
          <table:table-cell table:style-name="ce17" office:value-type="string" calcext:value-type="string">
            <text:p>float</text:p>
          </table:table-cell>
          <table:table-cell table:style-name="ce19" office:value-type="string" calcext:value-type="string">
            <text:p>Count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4" table:number-rows-repeated="7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 calcext:value-type="string">
            <text:p>Release: </text:p>
          </table:table-cell>
          <table:table-cell office:value-type="string" calcext:value-type="string">
            <text:p>0x137DC70</text:p>
          </table:table-cell>
          <table:table-cell office:value-type="string" calcext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 calcext:value-type="string">
            <text:p>Debug: </text:p>
          </table:table-cell>
          <table:table-cell office:value-type="string" calcext:value-type="string">
            <text:p>0x1381E30</text:p>
          </table:table-cell>
          <table:table-cell office:value-type="string" calcext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 calcext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+0x000C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Pointer to entry in entity struct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 calcext:value-type="string">
            <text:p>+0x0000</text:p>
          </table:table-cell>
          <table:table-cell office:value-type="string" calcext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 calcext:value-type="string">
            <text:p>+0x0008</text:p>
          </table:table-cell>
          <table:table-cell office:value-type="string" calcext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14</text:p>
          </table:table-cell>
          <table:table-cell table:style-name="ce15" office:value-type="string" calcext:value-type="string">
            <text:p>byte</text:p>
          </table:table-cell>
          <table:table-cell office:value-type="string" calcext:value-type="string">
            <text:p>Disable Event Backread Sta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28</text:p>
          </table:table-cell>
          <table:table-cell table:style-name="ce15" office:value-type="string" calcext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42" office:value-type="string" calcext:value-type="string">
            <text:p>+0x0014</text:p>
          </table:table-cell>
          <table:table-cell office:value-type="string" calcext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office:value-type="string" calcext:value-type="string">
            <text:p>+0x000C</text:p>
          </table:table-cell>
          <table:table-cell office:value-type="string" calcext:value-type="string">
            <text:p>pointer</text:p>
          </table:table-cell>
          <table:table-cell table:number-columns-repeated="1020"/>
        </table:table-row>
        <table:table-row table:style-name="ro4">
          <table:table-cell/>
          <table:table-cell table:style-name="ce16"/>
          <table:table-cell/>
          <table:table-cell office:value-type="string" calcext:value-type="string">
            <text:p>+0x0010</text:p>
          </table:table-cell>
          <table:table-cell table:style-name="Default" office:value-type="string" calcext:value-type="string">
            <text:p>Pointer</text:p>
          </table:table-cell>
          <table:table-cell office:value-type="string" calcext:value-type="string">
            <text:p>Start of AnimInstance pointer list</text:p>
          </table:table-cell>
          <table:table-cell table:number-columns-repeated="1018"/>
        </table:table-row>
        <table:table-row table:style-name="ro4">
          <table:table-cell/>
          <table:table-cell table:style-name="ce16"/>
          <table:table-cell/>
          <table:table-cell table:style-name="Default" office:value-type="string" calcext:value-type="string">
            <text:p>+0x0014</text:p>
          </table:table-cell>
          <table:table-cell table:style-name="Default" office:value-type="string" calcext:value-type="string">
            <text:p>long</text:p>
          </table:table-cell>
          <table:table-cell table:style-name="Default" office:value-type="string" calcext:value-type="string">
            <text:p>AnimInstance pointer list count</text:p>
          </table:table-cell>
          <table:table-cell table:style-name="Default" table:number-columns-repeated="4"/>
          <table:table-cell table:number-columns-repeated="1014"/>
        </table:table-row>
        <table:table-row table:style-name="ro4">
          <table:table-cell/>
          <table:table-cell table:style-name="ce16"/>
          <table:table-cell/>
          <table:table-cell table:style-name="Default" table:number-columns-repeated="7"/>
          <table:table-cell table:number-columns-repeated="1014"/>
        </table:table-row>
        <table:table-row table:style-name="ro4">
          <table:table-cell/>
          <table:table-cell table:style-name="ce16"/>
          <table:table-cell/>
          <table:table-cell table:style-name="ce43" table:number-columns-repeated="1021"/>
        </table:table-row>
        <table:table-row table:style-name="ro4">
          <table:table-cell/>
          <table:table-cell table:style-name="ce16"/>
          <table:table-cell/>
          <table:table-cell table:style-name="Default" office:value-type="string" calcext:value-type="string">
            <text:p>AnimInstance Struct:</text:p>
          </table:table-cell>
          <table:table-cell table:style-name="Default" table:number-columns-repeated="5"/>
          <table:table-cell table:number-columns-repeated="1015"/>
        </table:table-row>
        <table:table-row table:style-name="ro4">
          <table:table-cell/>
          <table:table-cell table:style-name="ce16"/>
          <table:table-cell/>
          <table:table-cell table:style-name="ce10" office:value-type="string" calcext:value-type="string">
            <text:p>+0x0008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ime into current animation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13"/>
        </table:table-row>
        <table:table-row table:style-name="ro4">
          <table:table-cell/>
          <table:table-cell table:style-name="ce16"/>
          <table:table-cell/>
          <table:table-cell table:style-name="ce10" office:value-type="string" calcext:value-type="string">
            <text:p>+0x003C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Animation weight. Only has effect relative to 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13"/>
        </table:table-row>
        <table:table-row table:style-name="ro4">
          <table:table-cell/>
          <table:table-cell table:style-name="ce16"/>
          <table:table-cell/>
          <table:table-cell table:style-name="ce10"/>
          <table:table-cell/>
          <table:table-cell office:value-type="string" calcext:value-type="string">
            <text:p>other instances’ ratios ([1.0, 1.0] is the same effect as [0.5, 0.5])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13"/>
        </table:table-row>
        <table:table-row table:style-name="ro4">
          <table:table-cell/>
          <table:table-cell table:style-name="ce16"/>
          <table:table-cell/>
          <table:table-cell table:style-name="ce10"/>
          <table:table-cell table:number-columns-repeated="4"/>
          <table:table-cell table:style-name="Default"/>
          <table:table-cell/>
          <table:table-cell table:style-name="Default"/>
          <table:table-cell table:number-columns-repeated="1013"/>
        </table:table-row>
        <table:table-row table:style-name="ro4">
          <table:table-cell/>
          <table:table-cell table:style-name="ce16"/>
          <table:table-cell/>
          <table:table-cell table:style-name="ce10" office:value-type="string" calcext:value-type="string">
            <text:p>+0x0040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Animation speed multiplier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13"/>
        </table:table-row>
        <table:table-row table:style-name="ro4">
          <table:table-cell/>
          <table:table-cell table:style-name="ce16"/>
          <table:table-cell/>
          <table:table-cell table:style-name="ce10" office:value-type="string" calcext:value-type="string">
            <text:p>+0x0044</text:p>
          </table:table-cell>
          <table:table-cell table:style-name="ce16" office:value-type="string" calcext:value-type="string">
            <text:p>long</text:p>
          </table:table-cell>
          <table:table-cell office:value-type="string" calcext:value-type="string">
            <text:p>Times current animation looped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13"/>
        </table:table-row>
        <table:table-row table:style-name="ro4">
          <table:table-cell/>
          <table:table-cell table:style-name="ce16"/>
          <table:table-cell/>
          <table:table-cell table:style-name="ce10"/>
          <table:table-cell table:style-name="ce16"/>
          <table:table-cell table:number-columns-repeated="3"/>
          <table:table-cell table:style-name="Default"/>
          <table:table-cell/>
          <table:table-cell table:style-name="Default"/>
          <table:table-cell table:number-columns-repeated="1013"/>
        </table:table-row>
        <table:table-row table:style-name="ro4">
          <table:table-cell/>
          <table:table-cell table:style-name="ce16"/>
          <table:table-cell/>
          <table:table-cell table:style-name="ce83" office:value-type="string" calcext:value-type="string">
            <text:p>[ROOT][GAME][CHR INS][WORLD CHR MAN][c0000][Animation]:</text:p>
          </table:table-cell>
          <table:table-cell table:style-name="ce83"/>
          <table:table-cell table:style-name="Default"/>
          <table:table-cell table:style-name="ce10"/>
          <table:table-cell/>
          <table:table-cell table:style-name="Default"/>
          <table:table-cell/>
          <table:table-cell table:style-name="Default"/>
          <table:table-cell table:number-columns-repeated="1013"/>
        </table:table-row>
        <table:table-row table:style-name="ro4" table:number-rows-repeated="3">
          <table:table-cell/>
          <table:table-cell table:style-name="ce16"/>
          <table:table-cell/>
          <table:table-cell table:style-name="ce10"/>
          <table:table-cell table:style-name="ce16"/>
          <table:table-cell table:number-columns-repeated="3"/>
          <table:table-cell table:style-name="Default"/>
          <table:table-cell/>
          <table:table-cell table:style-name="Default"/>
          <table:table-cell table:number-columns-repeated="1013"/>
        </table:table-row>
        <table:table-row table:style-name="ro4">
          <table:table-cell/>
          <table:table-cell table:style-name="ce16"/>
          <table:table-cell/>
          <table:table-cell table:style-name="ce43" table:number-columns-repeated="1021"/>
        </table:table-row>
        <table:table-row table:style-name="ro4" table:number-rows-repeated="2">
          <table:table-cell/>
          <table:table-cell table:style-name="ce16"/>
          <table:table-cell/>
          <table:table-cell table:style-name="Default"/>
          <table:table-cell table:style-name="ce10"/>
          <table:table-cell table:style-name="ce16"/>
          <table:table-cell table:number-columns-repeated="1018"/>
        </table:table-row>
        <table:table-row table:style-name="ro3">
          <table:table-cell/>
          <table:table-cell table:style-name="ce42"/>
          <table:table-cell table:style-name="ce38" office:value-type="string" calcext:value-type="string">
            <text:p>+0x006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Debug, Debug Play Speed</text:p>
          </table:table-cell>
          <table:table-cell table:number-columns-repeated="1019"/>
        </table:table-row>
        <table:table-row table:style-name="ro3">
          <table:table-cell/>
          <table:table-cell table:style-name="ce42"/>
          <table:table-cell table:style-name="ce38" office:value-type="string" calcext:value-type="string">
            <text:p>+0x0068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Debug, Draw Skeleton</text:p>
          </table:table-cell>
          <table:table-cell table:number-columns-repeated="1019"/>
        </table:table-row>
        <table:table-row table:style-name="ro3">
          <table:table-cell/>
          <table:table-cell table:style-name="ce42"/>
          <table:table-cell table:style-name="ce38" office:value-type="string" calcext:value-type="string">
            <text:p>+0x0069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Debug, Draw BoneName</text:p>
          </table:table-cell>
          <table:table-cell table:number-columns-repeated="1019"/>
        </table:table-row>
        <table:table-row table:style-name="ro3">
          <table:table-cell/>
          <table:table-cell table:style-name="ce42"/>
          <table:table-cell table:style-name="ce38" office:value-type="string" calcext:value-type="string">
            <text:p>+0x0081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Debug, Draw Extract Motion</text:p>
          </table:table-cell>
          <table:table-cell table:number-columns-repeated="1019"/>
        </table:table-row>
        <table:table-row table:style-name="ro3">
          <table:table-cell/>
          <table:table-cell table:style-name="ce42"/>
          <table:table-cell table:style-name="ce38" office:value-type="string" calcext:value-type="string">
            <text:p>+0x0082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Debug, AnimSlotLog</text:p>
          </table:table-cell>
          <table:table-cell table:number-columns-repeated="1019"/>
        </table:table-row>
        <table:table-row table:style-name="ro3">
          <table:table-cell/>
          <table:table-cell table:style-name="ce42" office:value-type="string" calcext:value-type="string">
            <text:p>+0x0054</text:p>
          </table:table-cell>
          <table:table-cell table:style-name="ce38" office:value-type="string" calcext:value-type="string">
            <text:p>pointer</text:p>
          </table:table-cell>
          <table:table-cell office:value-type="string" calcext:value-type="string">
            <text:p>Pointer to EntityControl</text:p>
          </table:table-cell>
          <table:table-cell table:number-columns-repeated="1020"/>
        </table:table-row>
        <table:table-row table:style-name="ro3">
          <table:table-cell/>
          <table:table-cell table:style-name="ce42"/>
          <table:table-cell table:style-name="ce38" office:value-type="string" calcext:value-type="string">
            <text:p>+0x08</text:p>
          </table:table-cell>
          <table:table-cell office:value-type="string" calcext:value-type="string">
            <text:p>pointer to string</text:p>
          </table:table-cell>
          <table:table-cell table:number-columns-repeated="1020"/>
        </table:table-row>
        <table:table-row table:style-name="ro3">
          <table:table-cell/>
          <table:table-cell table:style-name="ce42" office:value-type="string" calcext:value-type="string">
            <text:p>+0x00C0</text:p>
          </table:table-cell>
          <table:table-cell table:style-name="ce38" office:value-type="string" calcext:value-type="string">
            <text:p>bitarray</text:p>
          </table:table-cell>
          <table:table-cell table:number-columns-repeated="1021"/>
        </table:table-row>
        <table:table-row table:style-name="ro3">
          <table:table-cell/>
          <table:table-cell table:style-name="ce42"/>
          <table:table-cell table:style-name="ce42" office:value-type="string" calcext:value-type="string">
            <text:p>x1</text:p>
          </table:table-cell>
          <table:table-cell office:value-type="string" calcext:value-type="string">
            <text:p>EnableLogic</text:p>
          </table:table-cell>
          <table:table-cell table:number-columns-repeated="1020"/>
        </table:table-row>
        <table:table-row table:style-name="ro3">
          <table:table-cell/>
          <table:table-cell table:style-name="ce42" office:value-type="string" calcext:value-type="string">
            <text:p>+0x00C8</text:p>
          </table:table-cell>
          <table:table-cell table:style-name="ce38" office:value-type="string" calcext:value-type="string">
            <text:p>byte</text:p>
          </table:table-cell>
          <table:table-cell office:value-type="string" calcext:value-type="string">
            <text:p>Trigger teleport to following co-ords</text:p>
          </table:table-cell>
          <table:table-cell table:number-columns-repeated="1020"/>
        </table:table-row>
        <table:table-row table:style-name="ro3">
          <table:table-cell/>
          <table:table-cell table:style-name="ce42" office:value-type="string" calcext:value-type="string">
            <text:p>+0x00D0</text:p>
          </table:table-cell>
          <table:table-cell table:style-name="ce38" office:value-type="string" calcext:value-type="string">
            <text:p>float</text:p>
          </table:table-cell>
          <table:table-cell office:value-type="string" calcext:value-type="string">
            <text:p>X pos</text:p>
          </table:table-cell>
          <table:table-cell table:number-columns-repeated="1020"/>
        </table:table-row>
        <table:table-row table:style-name="ro3">
          <table:table-cell/>
          <table:table-cell table:style-name="ce42" office:value-type="string" calcext:value-type="string">
            <text:p>+0x00D4</text:p>
          </table:table-cell>
          <table:table-cell table:style-name="ce38" office:value-type="string" calcext:value-type="string">
            <text:p>float</text:p>
          </table:table-cell>
          <table:table-cell office:value-type="string" calcext:value-type="string">
            <text:p>Y pos</text:p>
          </table:table-cell>
          <table:table-cell table:number-columns-repeated="1020"/>
        </table:table-row>
        <table:table-row table:style-name="ro3">
          <table:table-cell/>
          <table:table-cell table:style-name="ce42" office:value-type="string" calcext:value-type="string">
            <text:p>+0x00D8</text:p>
          </table:table-cell>
          <table:table-cell table:style-name="ce38" office:value-type="string" calcext:value-type="string">
            <text:p>float</text:p>
          </table:table-cell>
          <table:table-cell office:value-type="string" calcext:value-type="string">
            <text:p>Z pos</text:p>
          </table:table-cell>
          <table:table-cell table:number-columns-repeated="1020"/>
        </table:table-row>
        <table:table-row table:style-name="ro3">
          <table:table-cell/>
          <table:table-cell table:style-name="ce42" office:value-type="string" calcext:value-type="string">
            <text:p>+0x00E4</text:p>
          </table:table-cell>
          <table:table-cell table:style-name="ce38" office:value-type="string" calcext:value-type="string">
            <text:p>float</text:p>
          </table:table-cell>
          <table:table-cell office:value-type="string" calcext:value-type="string">
            <text:p>Facing</text:p>
          </table:table-cell>
          <table:table-cell table:number-columns-repeated="1020"/>
        </table:table-row>
        <table:table-row table:style-name="ro3">
          <table:table-cell/>
          <table:table-cell table:style-name="ce42"/>
          <table:table-cell table:style-name="ce38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Pointer</text:p>
          </table:table-cell>
          <table:table-cell office:value-type="string" calcext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Pointer</text:p>
          </table:table-cell>
          <table:table-cell office:value-type="string" calcext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(Confirm)</text:p>
          </table:table-cell>
          <table:table-cell table:style-name="ce10" office:value-type="string" calcext:value-type="string">
            <text:p>+0x144</text:p>
          </table:table-cell>
          <table:table-cell office:value-type="string" calcext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+0x0038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54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Pointer to MSB Data (?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+0x0028</text:p>
          </table:table-cell>
          <table:table-cell office:value-type="string" calcext:value-type="string">
            <text:p>Pointer to MSB entri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5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MSB index (?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(MSB Entries + 10) + <text:s/>4xInde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64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NPC Param I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6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6C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NPC ID?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7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 calcext:value-type="string">
            <text:p>0</text:p>
          </table:table-cell>
          <table:table-cell office:value-type="string" calcext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 calcext:value-type="string">
            <text:p>2</text:p>
          </table:table-cell>
          <table:table-cell office:value-type="string" calcext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 calcext:value-type="string">
            <text:p>8</text:p>
          </table:table-cell>
          <table:table-cell office:value-type="string" calcext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 calcext:value-type="string">
            <text:p>12</text:p>
          </table:table-cell>
          <table:table-cell office:value-type="string" calcext:value-type="string">
            <text:p>IsIntru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 calcext:value-type="string">
            <text:p>13</text:p>
          </table:table-cell>
          <table:table-cell office:value-type="string" calcext:value-type="string">
            <text:p>IsColiseumGhos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74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 calcext:value-type="string">
            <text:p>1</text:p>
          </table:table-cell>
          <table:table-cell office:value-type="string" calcext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 calcext:value-type="string">
            <text:p>4</text:p>
          </table:table-cell>
          <table:table-cell office:value-type="string" calcext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 calcext:value-type="string">
            <text:p>17</text:p>
          </table:table-cell>
          <table:table-cell office:value-type="string" calcext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F4</text:p>
          </table:table-cell>
          <table:table-cell table:style-name="ce15" office:value-type="string" calcext:value-type="string">
            <text:p>long</text:p>
          </table:table-cell>
          <table:table-cell office:value-type="string" calcext:value-type="string">
            <text:p>ForceSetOmissionLevel valu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FC</text:p>
          </table:table-cell>
          <table:table-cell table:style-name="ce15" office:value-type="string" calcext:value-type="string">
            <text:p>long</text:p>
          </table:table-cell>
          <table:table-cell office:value-type="string" calcext:value-type="string">
            <text:p>ForcePlayAnimation relate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00</text:p>
          </table:table-cell>
          <table:table-cell table:style-name="ce15" office:value-type="string" calcext:value-type="string">
            <text:p>long</text:p>
          </table:table-cell>
          <table:table-cell office:value-type="string" calcext:value-type="string">
            <text:p>ForcePlayAnimation relate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04</text:p>
          </table:table-cell>
          <table:table-cell table:style-name="ce15" office:value-type="string" calcext:value-type="string">
            <text:p>long</text:p>
          </table:table-cell>
          <table:table-cell office:value-type="string" calcext:value-type="string">
            <text:p>ForcePlayAnimation relate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08</text:p>
          </table:table-cell>
          <table:table-cell table:style-name="ce15" office:value-type="string" calcext:value-type="string">
            <text:p>long</text:p>
          </table:table-cell>
          <table:table-cell office:value-type="string" calcext:value-type="string">
            <text:p>ForcePlayAnimation relate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28</text:p>
          </table:table-cell>
          <table:table-cell table:style-name="ce15" office:value-type="string" calcext:value-type="string">
            <text:p>byte</text:p>
          </table:table-cell>
          <table:table-cell office:value-type="string" calcext:value-type="string">
            <text:p>Target Loc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70</text:p>
          </table:table-cell>
          <table:table-cell table:style-name="ce15" office:value-type="string" calcext:value-type="string">
            <text:p>Pointer</text:p>
          </table:table-cell>
          <table:table-cell office:value-type="string" calcext:value-type="string">
            <text:p>Unknown, death struct?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 calcext:value-type="string">
            <text:p>+0x18</text:p>
          </table:table-cell>
          <table:table-cell office:value-type="string" calcext:value-type="string">
            <text:p>Dead Flag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C0</text:p>
          </table:table-cell>
          <table:table-cell table:style-name="ce15" office:value-type="string" calcext:value-type="string">
            <text:p>float</text:p>
          </table:table-cell>
          <table:table-cell office:value-type="string" calcext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C4</text:p>
          </table:table-cell>
          <table:table-cell table:style-name="ce15" office:value-type="string" calcext:value-type="string">
            <text:p>float</text:p>
          </table:table-cell>
          <table:table-cell office:value-type="string" calcext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CC</text:p>
          </table:table-cell>
          <table:table-cell table:style-name="ce15" office:value-type="string" calcext:value-type="string">
            <text:p>float</text:p>
          </table:table-cell>
          <table:table-cell office:value-type="string" calcext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E0</text:p>
          </table:table-cell>
          <table:table-cell table:style-name="ce15" office:value-type="string" calcext:value-type="string">
            <text:p>Poin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+0x01E4</text:p>
          </table:table-cell>
          <table:table-cell table:style-name="ce15" office:value-type="string" calcext:value-type="string">
            <text:p>Poin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+0x01FC</text:p>
          </table:table-cell>
          <table:table-cell office:value-type="string" calcext:value-type="string">
            <text:p>bitarray</text:p>
          </table:table-cell>
          <table:table-cell table:number-columns-repeated="2"/>
          <table:table-cell office:value-type="string" calcext:value-type="string">
            <text:p>Offset from 0x1FC (0 means first bit of [0x1FC]):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x2xxxxxx</text:p>
          </table:table-cell>
          <table:table-cell office:value-type="string" calcext:value-type="string">
            <text:p>SetDeadMode</text:p>
          </table:table-cell>
          <table:table-cell office:value-type="string" calcext:value-type="string">
            <text:p>0000 0010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x4xxxxxx</text:p>
          </table:table-cell>
          <table:table-cell office:value-type="string" calcext:value-type="string">
            <text:p>DisableDamage</text:p>
          </table:table-cell>
          <table:table-cell office:value-type="string" calcext:value-type="string">
            <text:p>0000 0100</text:p>
          </table:table-cell>
          <table:table-cell office:value-type="string" calcext:value-type="string">
            <text:p>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x8xxxxxx</text:p>
          </table:table-cell>
          <table:table-cell office:value-type="string" calcext:value-type="string">
            <text:p>EnableInvincible</text:p>
          </table:table-cell>
          <table:table-cell office:value-type="string" calcext:value-type="string">
            <text:p>0000 1000</text:p>
          </table:table-cell>
          <table:table-cell office:value-type="string" calcext:value-type="string">
            <text:p>4</text:p>
          </table:table-cell>
          <table:table-cell table:number-columns-repeated="1019"/>
        </table:table-row>
        <table:table-row table:style-name="ro5">
          <table:table-cell/>
          <table:table-cell office:value-type="string" calcext:value-type="string">
            <text:p>xx1xxxxx</text:p>
          </table:table-cell>
          <table:table-cell office:value-type="string" calcext:value-type="string">
            <text:p>1<text:span text:style-name="T1">st</text:span> Person View</text:p>
          </table:table-cell>
          <table:table-cell office:value-type="string" calcext:value-type="string">
            <text:p>0000 0000 0001</text:p>
          </table:table-cell>
          <table:table-cell office:value-type="string" calcext:value-type="string">
            <text:p>11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xx8xxxxx</text:p>
          </table:table-cell>
          <table:table-cell office:value-type="string" calcext:value-type="string">
            <text:p>SetDrawEnable</text:p>
          </table:table-cell>
          <table:table-cell office:value-type="string" calcext:value-type="string">
            <text:p>0000 0000 1000</text:p>
          </table:table-cell>
          <table:table-cell office:value-type="string" calcext:value-type="string">
            <text:p>8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xxx1xxxx</text:p>
          </table:table-cell>
          <table:table-cell table:style-name="ce77" office:value-type="string" calcext:value-type="string">
            <text:p>SetSuperArmor (?)</text:p>
          </table:table-cell>
          <table:table-cell table:style-name="ce77" office:value-type="string" calcext:value-type="string">
            <text:p>0000 0000 0000 0001</text:p>
          </table:table-cell>
          <table:table-cell table:style-name="ce77" office:value-type="string" calcext:value-type="string">
            <text:p>1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xxxx4xxx</text:p>
          </table:table-cell>
          <table:table-cell office:value-type="string" calcext:value-type="string">
            <text:p>SetDisableGravity</text:p>
          </table:table-cell>
          <table:table-cell office:value-type="string" calcext:value-type="string">
            <text:p>0000 0000 0000 0000 0100</text:p>
          </table:table-cell>
          <table:table-cell office:value-type="string" calcext:value-type="string">
            <text:p>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+0x01FC</text:p>
          </table:table-cell>
          <table:table-cell office:value-type="string" calcext:value-type="string">
            <text:p>bitarray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+0x01FD</text:p>
          </table:table-cell>
          <table:table-cell office:value-type="string" calcext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4x</text:p>
          </table:table-cell>
          <table:table-cell office:value-type="string" calcext:value-type="string">
            <text:p>SetDisableGravity</text:p>
          </table:table-cell>
          <table:table-cell office:value-type="string" calcext:value-type="string">
            <text:p>---- ---- 0100</text:p>
          </table:table-cell>
          <table:table-cell office:value-type="string" calcext:value-type="string">
            <text:p>9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x1</text:p>
          </table:table-cell>
          <table:table-cell table:style-name="ce77" office:value-type="string" calcext:value-type="string">
            <text:p>ForceSetOmission</text:p>
          </table:table-cell>
          <table:table-cell table:style-name="ce77" office:value-type="string" calcext:value-type="string">
            <text:p>---- ---- 0000 0001</text:p>
          </table:table-cell>
          <table:table-cell table:style-name="ce77" office:value-type="string" calcext:value-type="string">
            <text:p>1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x2</text:p>
          </table:table-cell>
          <table:table-cell office:value-type="string" calcext:value-type="string">
            <text:p>ForceUpdateNextFrame</text:p>
          </table:table-cell>
          <table:table-cell office:value-type="string" calcext:value-type="string">
            <text:p>---- ---- 0000 0010</text:p>
          </table:table-cell>
          <table:table-cell office:value-type="string" calcext:value-type="string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+0x01FE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ForcePlayAnimation</text:p>
          </table:table-cell>
          <table:table-cell office:value-type="string" calcext:value-type="string">
            <text:p>---- ---- ---- ---- 0000 0100</text:p>
          </table:table-cell>
          <table:table-cell office:value-type="string" calcext:value-type="string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+0x0200</text:p>
          </table:table-cell>
          <table:table-cell office:value-type="string" calcext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1x</text:p>
          </table:table-cell>
          <table:table-cell office:value-type="string" calcext:value-type="string">
            <text:p>SetEventGenerate</text:p>
          </table:table-cell>
          <table:table-cell office:value-type="string" calcext:value-type="string">
            <text:p>---- ---- ---- ---- 0000 0000 0001</text:p>
          </table:table-cell>
          <table:table-cell office:value-type="string" calcext:value-type="string">
            <text:p>27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x8</text:p>
          </table:table-cell>
          <table:table-cell office:value-type="string" calcext:value-type="string">
            <text:p>DisableHpGauge</text:p>
          </table:table-cell>
          <table:table-cell office:value-type="string" calcext:value-type="string">
            <text:p>---- ---- ---- ---- 0000 0000 0000 1000</text:p>
          </table:table-cell>
          <table:table-cell office:value-type="string" calcext:value-type="string">
            <text:p>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+0x0204</text:p>
          </table:table-cell>
          <table:table-cell/>
          <table:table-cell office:value-type="string" calcext:value-type="string">
            <text:p>(Confirm)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 calcext:value-type="string">
            <text:p>0x0000</text:p>
          </table:table-cell>
          <table:table-cell office:value-type="string" calcext:value-type="string">
            <text:p>RequestNormalUpdateNetwork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 calcext:value-type="string">
            <text:p>0x0FFF</text:p>
          </table:table-cell>
          <table:table-cell office:value-type="string" calcext:value-type="string">
            <text:p>RequestForceUpdateNetwor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0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EventEntityI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58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Opacit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64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DrawGroup 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6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DrawGroup 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6C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DrawGroup 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7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DrawGroup 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74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DispGroup 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7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DispGroup 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7C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DispGroup 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8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DispGroup 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84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MP Zon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88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Material&gt; Floo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8A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Material&gt; ArmorS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8C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Material&gt; ArmorSF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D4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D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DC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E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E4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E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30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304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30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30C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31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314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31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31C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330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 calcext:value-type="string">
            <text:p>+0x0010</text:p>
          </table:table-cell>
          <table:table-cell office:value-type="string" calcext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 calcext:value-type="string">
            <text:p>3</text:p>
          </table:table-cell>
          <table:table-cell office:value-type="string" calcext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+0x0348</text:p>
          </table:table-cell>
          <table:table-cell office:value-type="string" calcext:value-type="string">
            <text:p>long</text:p>
          </table:table-cell>
          <table:table-cell table:style-name="ce15" office:value-type="string" calcext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3C4</text:p>
          </table:table-cell>
          <table:table-cell office:value-type="string" calcext:value-type="string">
            <text:p>bitarray</text:p>
          </table:table-cell>
          <table:table-cell table:number-columns-repeated="2"/>
          <table:table-cell office:value-type="string" calcext:value-type="string">
            <text:p>Bit offset from 3C4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x1xxxxxx </text:p>
          </table:table-cell>
          <table:table-cell office:value-type="string" calcext:value-type="string">
            <text:p>No Goods Consume</text:p>
          </table:table-cell>
          <table:table-cell/>
          <table:table-cell office:value-type="string" calcext:value-type="string">
            <text:p>7</text:p>
          </table:table-cell>
          <table:table-cell table:number-columns-repeated="1019"/>
        </table:table-row>
        <table:table-row table:style-name="ro4">
          <table:table-cell table:style-name="ce55"/>
          <table:table-cell table:style-name="ce71" office:value-type="string" calcext:value-type="string">
            <text:p>xx1xxxxx</text:p>
          </table:table-cell>
          <table:table-cell table:style-name="ce71" office:value-type="string" calcext:value-type="string">
            <text:p>(Stop drawing)</text:p>
          </table:table-cell>
          <table:table-cell table:style-name="ce71"/>
          <table:table-cell table:style-name="ce71" office:value-type="string" calcext:value-type="string">
            <text:p>11</text:p>
          </table:table-cell>
          <table:table-cell table:style-name="ce71" table:number-columns-repeated="1019"/>
        </table:table-row>
        <table:table-row table:style-name="ro3">
          <table:table-cell/>
          <table:table-cell office:value-type="string" calcext:value-type="string">
            <text:p>xx2xxxxx </text:p>
          </table:table-cell>
          <table:table-cell office:value-type="string" calcext:value-type="string">
            <text:p>Draw Counter</text:p>
          </table:table-cell>
          <table:table-cell/>
          <table:table-cell office:value-type="string" calcext:value-type="string">
            <text:p>10</text:p>
          </table:table-cell>
          <table:table-cell table:number-columns-repeated="1019"/>
        </table:table-row>
        <table:table-row table:style-name="ro4">
          <table:table-cell table:style-name="ce55"/>
          <table:table-cell table:style-name="ce71" office:value-type="string" calcext:value-type="string">
            <text:p>xxx8xxxx</text:p>
          </table:table-cell>
          <table:table-cell table:style-name="ce71" office:value-type="string" calcext:value-type="string">
            <text:p>(Stop drawing)</text:p>
          </table:table-cell>
          <table:table-cell table:style-name="ce71"/>
          <table:table-cell table:style-name="ce71" office:value-type="string" calcext:value-type="string">
            <text:p>12</text:p>
          </table:table-cell>
          <table:table-cell table:style-name="ce71" table:number-columns-repeated="1019"/>
        </table:table-row>
        <table:table-row table:style-name="ro3">
          <table:table-cell/>
          <table:table-cell office:value-type="string" calcext:value-type="string">
            <text:p>xxxx4xxx </text:p>
          </table:table-cell>
          <table:table-cell office:value-type="string" calcext:value-type="string">
            <text:p>Draw Direction</text:p>
          </table:table-cell>
          <table:table-cell/>
          <table:table-cell office:value-type="string" calcext:value-type="string">
            <text:p>17</text:p>
          </table:table-cell>
          <table:table-cell table:number-columns-repeated="1019"/>
        </table:table-row>
        <table:table-row table:style-name="ro4">
          <table:table-cell table:style-name="ce55"/>
          <table:table-cell table:style-name="ce71" office:value-type="string" calcext:value-type="string">
            <text:p>xxxx8xxx </text:p>
          </table:table-cell>
          <table:table-cell table:style-name="ce71" office:value-type="string" calcext:value-type="string">
            <text:p>No Update</text:p>
          </table:table-cell>
          <table:table-cell table:style-name="ce71"/>
          <table:table-cell table:style-name="ce71" office:value-type="string" calcext:value-type="string">
            <text:p>16</text:p>
          </table:table-cell>
          <table:table-cell table:style-name="ce71" table:number-columns-repeated="1019"/>
        </table:table-row>
        <table:table-row table:style-name="ro3">
          <table:table-cell/>
          <table:table-cell office:value-type="string" calcext:value-type="string">
            <text:p>xxxxx1xx </text:p>
          </table:table-cell>
          <table:table-cell office:value-type="string" calcext:value-type="string">
            <text:p>No Attack</text:p>
          </table:table-cell>
          <table:table-cell/>
          <table:table-cell office:value-type="string" calcext:value-type="string">
            <text:p>23</text:p>
          </table:table-cell>
          <table:table-cell table:number-columns-repeated="1019"/>
        </table:table-row>
        <table:table-row table:style-name="ro4">
          <table:table-cell table:style-name="ce55"/>
          <table:table-cell table:style-name="ce71" office:value-type="string" calcext:value-type="string">
            <text:p>xxxxx2xx </text:p>
          </table:table-cell>
          <table:table-cell table:style-name="ce71" office:value-type="string" calcext:value-type="string">
            <text:p>No Move</text:p>
          </table:table-cell>
          <table:table-cell table:style-name="ce71"/>
          <table:table-cell table:style-name="ce71" office:value-type="string" calcext:value-type="string">
            <text:p>22</text:p>
          </table:table-cell>
          <table:table-cell table:style-name="ce71" table:number-columns-repeated="1019"/>
        </table:table-row>
        <table:table-row table:style-name="ro3">
          <table:table-cell/>
          <table:table-cell office:value-type="string" calcext:value-type="string">
            <text:p>xxxxx4xx </text:p>
          </table:table-cell>
          <table:table-cell office:value-type="string" calcext:value-type="string">
            <text:p>No Stam Consume</text:p>
          </table:table-cell>
          <table:table-cell/>
          <table:table-cell office:value-type="string" calcext:value-type="string">
            <text:p>21</text:p>
          </table:table-cell>
          <table:table-cell table:number-columns-repeated="1019"/>
        </table:table-row>
        <table:table-row table:style-name="ro4">
          <table:table-cell table:style-name="ce55"/>
          <table:table-cell table:style-name="ce71" office:value-type="string" calcext:value-type="string">
            <text:p>xxxxx8xx </text:p>
          </table:table-cell>
          <table:table-cell table:style-name="ce71" office:value-type="string" calcext:value-type="string">
            <text:p>No MP Consume</text:p>
          </table:table-cell>
          <table:table-cell table:style-name="ce71"/>
          <table:table-cell table:style-name="ce71" office:value-type="string" calcext:value-type="string">
            <text:p>20</text:p>
          </table:table-cell>
          <table:table-cell table:style-name="ce71" table:number-columns-repeated="1019"/>
        </table:table-row>
        <table:table-row table:style-name="ro3">
          <table:table-cell/>
          <table:table-cell office:value-type="string" calcext:value-type="string">
            <text:p>xxxxxx2x </text:p>
          </table:table-cell>
          <table:table-cell office:value-type="string" calcext:value-type="string">
            <text:p>No Dead</text:p>
          </table:table-cell>
          <table:table-cell/>
          <table:table-cell office:value-type="string" calcext:value-type="string">
            <text:p>26</text:p>
          </table:table-cell>
          <table:table-cell table:number-columns-repeated="1019"/>
        </table:table-row>
        <table:table-row table:style-name="ro4">
          <table:table-cell table:style-name="ce55"/>
          <table:table-cell table:style-name="ce71" office:value-type="string" calcext:value-type="string">
            <text:p>xxxxxx4x </text:p>
          </table:table-cell>
          <table:table-cell table:style-name="ce71" office:value-type="string" calcext:value-type="string">
            <text:p>No Damage</text:p>
          </table:table-cell>
          <table:table-cell table:style-name="ce71"/>
          <table:table-cell table:style-name="ce71" office:value-type="string" calcext:value-type="string">
            <text:p>25</text:p>
          </table:table-cell>
          <table:table-cell table:style-name="ce71" table:number-columns-repeated="1019"/>
        </table:table-row>
        <table:table-row table:style-name="ro3">
          <table:table-cell/>
          <table:table-cell office:value-type="string" calcext:value-type="string">
            <text:p>xxxxxx8x </text:p>
          </table:table-cell>
          <table:table-cell office:value-type="string" calcext:value-type="string">
            <text:p>No Hit</text:p>
          </table:table-cell>
          <table:table-cell/>
          <table:table-cell office:value-type="string" calcext:value-type="string">
            <text:p>24</text:p>
          </table:table-cell>
          <table:table-cell table:number-columns-repeated="1019"/>
        </table:table-row>
        <table:table-row table:style-name="ro4">
          <table:table-cell table:style-name="ce55"/>
          <table:table-cell table:style-name="ce71" office:value-type="string" calcext:value-type="string">
            <text:p>xxxxxxx4 </text:p>
          </table:table-cell>
          <table:table-cell table:style-name="ce71" office:value-type="string" calcext:value-type="string">
            <text:p>Draw Hit</text:p>
          </table:table-cell>
          <table:table-cell table:style-name="ce71"/>
          <table:table-cell table:style-name="ce71" office:value-type="string" calcext:value-type="string">
            <text:p>29</text:p>
          </table:table-cell>
          <table:table-cell table:style-name="ce71" table:number-columns-repeated="1019"/>
        </table:table-row>
        <table:table-row table:style-name="ro3">
          <table:table-cell office:value-type="string" calcext:value-type="string">
            <text:p>+0x0414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41C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I I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6C7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Debug, Draw Weapon Dammy Polyg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6C8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Debug, Draw BloodMark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 calcext:value-type="string">
            <text:p>[[[chardata1]+28]+54]</text:p>
          </table:table-cell>
          <table:table-cell table:style-name="ce17" table:number-columns-repeated="1023"/>
        </table:table-row>
        <table:table-row table:style-name="ro3">
          <table:table-cell table:style-name="ce24" office:value-type="string" calcext:value-type="string">
            <text:p>EntityController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 calcext:value-type="string">
            <text:p>+0x0010</text:p>
          </table:table-cell>
          <table:table-cell table:style-name="ce17" office:value-type="string" calcext:value-type="string">
            <text:p>float</text:p>
          </table:table-cell>
          <table:table-cell table:style-name="ce17" office:value-type="string" calcext:value-type="string">
            <text:p>X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18</text:p>
          </table:table-cell>
          <table:table-cell table:style-name="ce17" office:value-type="string" calcext:value-type="string">
            <text:p>float</text:p>
          </table:table-cell>
          <table:table-cell table:style-name="ce17" office:value-type="string" calcext:value-type="string">
            <text:p>Y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50</text:p>
          </table:table-cell>
          <table:table-cell table:style-name="ce17" office:value-type="string" calcext:value-type="string">
            <text:p>float</text:p>
          </table:table-cell>
          <table:table-cell table:style-name="ce17" office:value-type="string" calcext:value-type="string">
            <text:p>Camera, vertic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54</text:p>
          </table:table-cell>
          <table:table-cell table:style-name="ce17" office:value-type="string" calcext:value-type="string">
            <text:p>float</text:p>
          </table:table-cell>
          <table:table-cell table:style-name="ce17" office:value-type="string" calcext:value-type="string">
            <text:p>Camera, horizont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60</text:p>
          </table:table-cell>
          <table:table-cell table:style-name="ce17" office:value-type="string" calcext:value-type="string">
            <text:p>float</text:p>
          </table:table-cell>
          <table:table-cell table:style-name="ce17" office:value-type="string" calcext:value-type="string">
            <text:p>Camera, vertical rotation, in +/- pi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64</text:p>
          </table:table-cell>
          <table:table-cell table:style-name="ce17" office:value-type="string" calcext:value-type="string">
            <text:p>float</text:p>
          </table:table-cell>
          <table:table-cell table:style-name="ce17" office:value-type="string" calcext:value-type="string">
            <text:p>Camera, horizontal rotation, in +/-pi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 calcext:value-type="string">
            <text:p>+0x0084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r1 held (sometimes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85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l2 held, r1 held (sometimes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 calcext:value-type="string">
            <text:p>+0x0089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R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 calcext:value-type="string">
            <text:p>+0x008B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r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 calcext:value-type="string">
            <text:p>+0x0092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 calcext:value-type="string">
            <text:p>+0x0097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98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l2, tab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 calcext:value-type="string">
            <text:p>+0x00B7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 calcext:value-type="string">
            <text:p>+0x00B9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r1 held, 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 calcext:value-type="string">
            <text:p>+0x00BE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rmouse held,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 calcext:value-type="string">
            <text:p>+0x00C0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r1 held, l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 calcext:value-type="string">
            <text:p>+0x00C2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C2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 calcext:value-type="string">
            <text:p>+0x00C7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 calcext:value-type="string">
            <text:p>+0x00CC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CD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 calcext:value-type="string">
            <text:p>+0x00EC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 calcext:value-type="string">
            <text:p>+0x00F0</text:p>
          </table:table-cell>
          <table:table-cell table:style-name="Default" office:value-type="string" calcext:value-type="string">
            <text:p>float</text:p>
          </table:table-cell>
          <table:table-cell table:style-name="ce17" office:value-type="string" calcext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F4</text:p>
          </table:table-cell>
          <table:table-cell table:style-name="Default" office:value-type="string" calcext:value-type="string">
            <text:p>float</text:p>
          </table:table-cell>
          <table:table-cell table:style-name="ce17" office:value-type="string" calcext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104</text:p>
          </table:table-cell>
          <table:table-cell table:style-name="Default" office:value-type="string" calcext:value-type="string">
            <text:p>float</text:p>
          </table:table-cell>
          <table:table-cell table:style-name="ce17" office:value-type="string" calcext:value-type="string">
            <text:p>Seconds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 calcext:value-type="string">
            <text:p>+0x010C</text:p>
          </table:table-cell>
          <table:table-cell table:style-name="Default" office:value-type="string" calcext:value-type="string">
            <text:p>float</text:p>
          </table:table-cell>
          <table:table-cell table:style-name="ce17" office:value-type="string" calcext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13C</text:p>
          </table:table-cell>
          <table:table-cell table:style-name="Default" office:value-type="string" calcext:value-type="string">
            <text:p>float</text:p>
          </table:table-cell>
          <table:table-cell table:style-name="ce17" office:value-type="string" calcext:value-type="string">
            <text:p>Seconds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144</text:p>
          </table:table-cell>
          <table:table-cell table:style-name="Default" office:value-type="string" calcext:value-type="string">
            <text:p>float</text:p>
          </table:table-cell>
          <table:table-cell table:style-name="ce17" office:value-type="string" calcext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 calcext:value-type="string">
            <text:p>+0x01C8</text:p>
          </table:table-cell>
          <table:table-cell table:style-name="Default" office:value-type="string" calcext:value-type="string">
            <text:p>long</text:p>
          </table:table-cell>
          <table:table-cell table:style-name="ce17" office:value-type="string" calcext:value-type="string">
            <text:p>Toggle 2 hand (1 or 2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1CC</text:p>
          </table:table-cell>
          <table:table-cell table:style-name="Default" office:value-type="string" calcext:value-type="string">
            <text:p>long</text:p>
          </table:table-cell>
          <table:table-cell table:style-name="ce17" office:value-type="string" calcext:value-type="string">
            <text:p>Swap l weap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1D0</text:p>
          </table:table-cell>
          <table:table-cell table:style-name="Default" office:value-type="string" calcext:value-type="string">
            <text:p>long</text:p>
          </table:table-cell>
          <table:table-cell table:style-name="ce17" office:value-type="string" calcext:value-type="string">
            <text:p>Swap r we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 calcext:value-type="string">
            <text:p>+0x01E8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 calcext:value-type="string">
            <text:p>+0x0230</text:p>
          </table:table-cell>
          <table:table-cell table:style-name="ce17" office:value-type="string" calcext:value-type="string">
            <text:p>Pointer</text:p>
          </table:table-cell>
          <table:table-cell table:style-name="ce17" office:value-type="string" calcext:value-type="string">
            <text:p>? pointer to real controller 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 calcext:value-type="string">
            <text:p>+0x0014</text:p>
          </table:table-cell>
          <table:table-cell table:style-name="ce17" office:value-type="string" calcext:value-type="string">
            <text:p>crtdata1 pt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 calcext:value-type="string">
            <text:p>+0x0078</text:p>
          </table:table-cell>
          <table:table-cell table:style-name="ce17" office:value-type="string" calcext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 calcext:value-type="string">
            <text:p>+0x009C</text:p>
          </table:table-cell>
          <table:table-cell table:style-name="ce17" office:value-type="string" calcext:value-type="string">
            <text:p>Animation ID? <text:s/>(Forcing doesn't work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 calcext:value-type="string">
            <text:p>+0x0080</text:p>
          </table:table-cell>
          <table:table-cell table:style-name="ce17" office:value-type="string" calcext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 calcext:value-type="string">
            <text:p>+0x01E0</text:p>
          </table:table-cell>
          <table:table-cell table:style-name="ce17" office:value-type="string" calcext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 calcext:value-type="string">
            <text:p>+0x01E4</text:p>
          </table:table-cell>
          <table:table-cell table:style-name="ce17" office:value-type="string" calcext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 calcext:value-type="string">
            <text:p>+0x01E8</text:p>
          </table:table-cell>
          <table:table-cell table:style-name="ce17" office:value-type="string" calcext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 calcext:value-type="string">
            <text:p>+0x01F0</text:p>
          </table:table-cell>
          <table:table-cell table:style-name="ce17" office:value-type="string" calcext:value-type="string">
            <text:p>y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 calcext:value-type="string">
            <text:p>+0x01F4</text:p>
          </table:table-cell>
          <table:table-cell table:style-name="ce17" office:value-type="string" calcext:value-type="string">
            <text:p>x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 calcext:value-type="string">
            <text:p>+0x0208</text:p>
          </table:table-cell>
          <table:table-cell table:style-name="ce17" office:value-type="string" calcext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 calcext:value-type="string">
            <text:p>Debug:</text:p>
          </table:table-cell>
          <table:table-cell table:style-name="ce17" office:value-type="string" calcext:value-type="string">
            <text:p>0x13819e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 calcext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 calcext:value-type="string">
            <text:p>Network Debug Info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 calcext:value-type="string">
            <text:p>+0x008C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Member Lim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1F5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Debug Automatch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5" office:value-type="string" calcext:value-type="string">
            <text:p>Release: </text:p>
          </table:table-cell>
          <table:table-cell office:value-type="string" calcext:value-type="string">
            <text:p>0x137DC70</text:p>
          </table:table-cell>
          <table:table-cell office:value-type="string" calcext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 calcext:value-type="string">
            <text:p>Debug: </text:p>
          </table:table-cell>
          <table:table-cell office:value-type="string" calcext:value-type="string">
            <text:p>0x1381E30</text:p>
          </table:table-cell>
          <table:table-cell office:value-type="string" calcext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 calcext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charpos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 calcext:value-type="string">
            <text:p>+0x0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10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1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18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 calcext:value-type="string">
            <text:p>Release: </text:p>
          </table:table-cell>
          <table:table-cell office:value-type="string" calcext:value-type="string">
            <text:p>0x1378700</text:p>
          </table:table-cell>
          <table:table-cell office:value-type="string" calcext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5" office:value-type="string" calcext:value-type="string">
            <text:p>Debug: </text:p>
          </table:table-cell>
          <table:table-cell office:value-type="string" calcext:value-type="string">
            <text:p>0x137C8C0</text:p>
          </table:table-cell>
          <table:table-cell office:value-type="string" calcext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 calcext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+0x000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ocalPlayerI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0C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1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Modified Max HP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14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1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1c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Modified Max MP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2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24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2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Modified Max Stamin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3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3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4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4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5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5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6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6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7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7C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8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8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8C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9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A0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C2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c4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C6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C7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C8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CC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D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D4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D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DC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E4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E5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E6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E7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E8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E9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EA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EB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EC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F0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F4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F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FC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0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04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08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09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0A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0B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0C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0D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0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0F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10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Invade Typ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+0x01B8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Start of equipment inventory index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D4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Index of left hand primary weap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D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Index of right hand primary weap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DC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Index of left hand secondary weap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E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Index of right hand secondary weap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E4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Index of primary arrow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E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Index of primary bolt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EC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Index of secondary arrow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F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Index of secondary bolt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F4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Index of helm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F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Index of ches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FC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Index of glov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0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Index of pant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+0x020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Index of first ring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0C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Index of second ring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1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Index of Item #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14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Index of Item #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1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Index of Item #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1C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Index of Item #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2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Index of Item #5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+0x023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Two-handed status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 calcext:value-type="string">
            <text:p>0</text:p>
          </table:table-cell>
          <table:table-cell office:value-type="string" calcext:value-type="string">
            <text:p>No weapon hel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 calcext:value-type="string">
            <text:p>1</text:p>
          </table:table-cell>
          <table:table-cell office:value-type="string" calcext:value-type="string">
            <text:p>Right weapon, 1 han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 calcext:value-type="string">
            <text:p>2</text:p>
          </table:table-cell>
          <table:table-cell office:value-type="string" calcext:value-type="string">
            <text:p>Left weapon, 2 han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 calcext:value-type="string">
            <text:p>3</text:p>
          </table:table-cell>
          <table:table-cell office:value-type="string" calcext:value-type="string">
            <text:p>Right weapon, 2 han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34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eft hand, Primary/Secondary activ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3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Right hand, Primary/Secondary acti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+0x024C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eft hand, primary weap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5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Right hand, primary weap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54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eft hand, secondary weap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5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5C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Primary arrow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6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Primary bol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64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Secondary arrow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6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Secondary bol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6C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7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hest slo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74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Glove slo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7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Pants slo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+0x028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Primary ring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84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Secondary ring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8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Item #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8C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Item #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9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Item #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94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Item #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9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Item #5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+0x02AC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B0</text:p>
          </table:table-cell>
          <table:table-cell table:style-name="ce15" office:value-type="string" calcext:value-type="string">
            <text:p>long</text:p>
          </table:table-cell>
          <table:table-cell office:value-type="string" calcext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B4</text:p>
          </table:table-cell>
          <table:table-cell table:style-name="ce15" office:value-type="string" calcext:value-type="string">
            <text:p>long</text:p>
          </table:table-cell>
          <table:table-cell office:value-type="string" calcext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B8</text:p>
          </table:table-cell>
          <table:table-cell table:style-name="ce15" office:value-type="string" calcext:value-type="string">
            <text:p>long</text:p>
          </table:table-cell>
          <table:table-cell office:value-type="string" calcext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BC</text:p>
          </table:table-cell>
          <table:table-cell table:style-name="ce15" office:value-type="string" calcext:value-type="string">
            <text:p>long</text:p>
          </table:table-cell>
          <table:table-cell office:value-type="string" calcext:value-type="string">
            <text:p>Leg size modifier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3">
          <table:table-cell office:value-type="string" calcext:value-type="string">
            <text:p>+0x02DC</text:p>
          </table:table-cell>
          <table:table-cell table:style-name="ce15" office:value-type="string" calcext:value-type="string">
            <text:p>Pointer</text:p>
          </table:table-cell>
          <table:table-cell office:value-type="string" calcext:value-type="string">
            <text:p>Pointer to inventory dat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E0</text:p>
          </table:table-cell>
          <table:table-cell table:style-name="ce15" office:value-type="string" calcext:value-type="string">
            <text:p>long</text:p>
          </table:table-cell>
          <table:table-cell office:value-type="string" calcext:value-type="string">
            <text:p>Inventory count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3">
          <table:table-cell office:value-type="string" calcext:value-type="string">
            <text:p>+0x030C</text:p>
          </table:table-cell>
          <table:table-cell table:style-name="ce15" office:value-type="string" calcext:value-type="string">
            <text:p>Pointer</text:p>
          </table:table-cell>
          <table:table-cell office:value-type="string" calcext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 calcext:value-type="string">
            <text:p>+0x8</text:p>
          </table:table-cell>
          <table:table-cell office:value-type="string" calcext:value-type="string">
            <text:p>Pointer to equipment inventory-index data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3">
          <table:table-cell office:value-type="string" calcext:value-type="string">
            <text:p>+0x0330</text:p>
          </table:table-cell>
          <table:table-cell table:style-name="ce15" office:value-type="string" calcext:value-type="string">
            <text:p>long</text:p>
          </table:table-cell>
          <table:table-cell office:value-type="string" calcext:value-type="string">
            <text:p>Index of currently selected ite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334</text:p>
          </table:table-cell>
          <table:table-cell table:style-name="ce15" office:value-type="string" calcext:value-type="string">
            <text:p>Pointer</text:p>
          </table:table-cell>
          <table:table-cell office:value-type="string" calcext:value-type="string">
            <text:p>Pointer to gesture preset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33C</text:p>
          </table:table-cell>
          <table:table-cell table:style-name="ce15" office:value-type="string" calcext:value-type="string">
            <text:p>Pointer</text:p>
          </table:table-cell>
          <table:table-cell office:value-type="string" calcext:value-type="string">
            <text:p>Pointer back to start of chardata2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3">
          <table:table-cell office:value-type="string" calcext:value-type="string">
            <text:p>+0x0380</text:p>
          </table:table-cell>
          <table:table-cell table:style-name="ce15" office:value-type="string" calcext:value-type="string">
            <text:p>float</text:p>
          </table:table-cell>
          <table:table-cell office:value-type="string" calcext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384</text:p>
          </table:table-cell>
          <table:table-cell table:style-name="ce15" office:value-type="string" calcext:value-type="string">
            <text:p>float</text:p>
          </table:table-cell>
          <table:table-cell office:value-type="string" calcext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388</text:p>
          </table:table-cell>
          <table:table-cell table:style-name="ce15" office:value-type="string" calcext:value-type="string">
            <text:p>float</text:p>
          </table:table-cell>
          <table:table-cell office:value-type="string" calcext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38C</text:p>
          </table:table-cell>
          <table:table-cell table:style-name="ce15" office:value-type="string" calcext:value-type="string">
            <text:p>float</text:p>
          </table:table-cell>
          <table:table-cell office:value-type="string" calcext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390</text:p>
          </table:table-cell>
          <table:table-cell table:style-name="ce15" office:value-type="string" calcext:value-type="string">
            <text:p>float</text:p>
          </table:table-cell>
          <table:table-cell office:value-type="string" calcext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394</text:p>
          </table:table-cell>
          <table:table-cell table:style-name="ce15" office:value-type="string" calcext:value-type="string">
            <text:p>float</text:p>
          </table:table-cell>
          <table:table-cell office:value-type="string" calcext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398</text:p>
          </table:table-cell>
          <table:table-cell table:style-name="ce15" office:value-type="string" calcext:value-type="string">
            <text:p>float</text:p>
          </table:table-cell>
          <table:table-cell office:value-type="string" calcext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39C</text:p>
          </table:table-cell>
          <table:table-cell table:style-name="ce15" office:value-type="string" calcext:value-type="string">
            <text:p>float</text:p>
          </table:table-cell>
          <table:table-cell office:value-type="string" calcext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3A0</text:p>
          </table:table-cell>
          <table:table-cell office:value-type="string" calcext:value-type="string">
            <text:p>0x64</text:p>
          </table:table-cell>
          <table:table-cell office:value-type="string" calcext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+0x30</text:p>
          </table:table-cell>
          <table:table-cell office:value-type="string" calcext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43C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Magic DEF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44C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49C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4A0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4A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4A8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4AC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Pois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5" office:value-type="string" calcext:value-type="string">
            <text:p>Release: </text:p>
          </table:table-cell>
          <table:table-cell office:value-type="string" calcext:value-type="string">
            <text:p>0x137DC70</text:p>
          </table:table-cell>
          <table:table-cell office:value-type="string" calcext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 calcext:value-type="string">
            <text:p>Debug: </text:p>
          </table:table-cell>
          <table:table-cell office:value-type="string" calcext:value-type="string">
            <text:p>0x1381E30</text:p>
          </table:table-cell>
          <table:table-cell office:value-type="string" calcext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 calcext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9" office:value-type="string" calcext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+0x0010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1c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c4</text:p>
          </table:table-cell>
          <table:table-cell office:value-type="string" calcext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xxxxxx1x</text:p>
          </table:table-cell>
          <table:table-cell table:style-name="ce15" office:value-type="string" calcext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44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 calcext:value-type="string">
            <text:p>Release:</text:p>
          </table:table-cell>
          <table:table-cell table:style-name="ce17" office:value-type="string" calcext:value-type="string">
            <text:p>0x13795E0</text:p>
          </table:table-cell>
          <table:table-cell table:style-name="ce17" office:value-type="string" calcext:value-type="string">
            <text:p>DarkSouls.exe+F795E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 calcext:value-type="string">
            <text:p>Debug: </text:p>
          </table:table-cell>
          <table:table-cell table:style-name="ce17" office:value-type="string" calcext:value-type="string">
            <text:p>0x137D7A0</text:p>
          </table:table-cell>
          <table:table-cell table:style-name="ce17" office:value-type="string" calcext:value-type="string">
            <text:p>DarkSouls.exe+F7D7A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00</text:p>
          </table:table-cell>
          <table:table-cell table:style-name="ce17" office:value-type="string" calcext:value-type="string">
            <text:p>float</text:p>
          </table:table-cell>
          <table:table-cell table:style-name="ce17" office:value-type="string" calcext:value-type="string">
            <text:p>Red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 calcext:value-type="string">
            <text:p>Release:</text:p>
          </table:table-cell>
          <table:table-cell table:style-name="ce17" office:value-type="string" calcext:value-type="string">
            <text:p>0x1379658</text:p>
          </table:table-cell>
          <table:table-cell table:style-name="ce17" office:value-type="string" calcext:value-type="string">
            <text:p>DarkSouls.exe+F79658</text:p>
          </table:table-cell>
          <table:table-cell table:style-name="ce17" table:number-columns-repeated="1021"/>
        </table:table-row>
        <table:table-row table:style-name="ro3">
          <table:table-cell table:style-name="ce19" office:value-type="string" calcext:value-type="string">
            <text:p>Debug:</text:p>
          </table:table-cell>
          <table:table-cell table:style-name="ce17" office:value-type="string" calcext:value-type="string">
            <text:p>0x137D818</text:p>
          </table:table-cell>
          <table:table-cell table:style-name="ce17" office:value-type="string" calcext:value-type="string">
            <text:p>DarkSouls.exe+F7D818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00</text:p>
          </table:table-cell>
          <table:table-cell table:style-name="ce17" office:value-type="string" calcext:value-type="string">
            <text:p>float</text:p>
          </table:table-cell>
          <table:table-cell table:style-name="ce17" office:value-type="string" calcext:value-type="string">
            <text:p>Blue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 calcext:value-type="string">
            <text:p>Release:</text:p>
          </table:table-cell>
          <table:table-cell table:style-name="ce17" office:value-type="string" calcext:value-type="string">
            <text:p>0x137D6BC</text:p>
          </table:table-cell>
          <table:table-cell table:style-name="ce17" office:value-type="string" calcext:value-type="string">
            <text:p>DarkSouls.exe+F7D6BC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 calcext:value-type="string">
            <text:p>Debug:</text:p>
          </table:table-cell>
          <table:table-cell table:style-name="ce17" office:value-type="string" calcext:value-type="string">
            <text:p>0x138187C</text:p>
          </table:table-cell>
          <table:table-cell table:style-name="ce17" office:value-type="string" calcext:value-type="string">
            <text:p>DarkSouls.exe+F8187C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 calcext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 calcext:value-type="string">
            <text:p>ItemBags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 calcext:value-type="string">
            <text:p>+0x0014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Number of Item Bag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20</text:p>
          </table:table-cell>
          <table:table-cell table:style-name="ce17" office:value-type="string" calcext:value-type="string">
            <text:p>Pointer</text:p>
          </table:table-cell>
          <table:table-cell table:style-name="ce17" office:value-type="string" calcext:value-type="string">
            <text:p>Pointer to item ba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2C</text:p>
          </table:table-cell>
          <table:table-cell table:style-name="ce17" office:value-type="string" calcext:value-type="string">
            <text:p>Pointer</text:p>
          </table:table-cell>
          <table:table-cell table:style-name="ce17" office:value-type="string" calcext:value-type="string">
            <text:p>Pointer to lootable treasu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30</text:p>
          </table:table-cell>
          <table:table-cell table:style-name="ce17" office:value-type="string" calcext:value-type="string">
            <text:p>Pointer</text:p>
          </table:table-cell>
          <table:table-cell table:style-name="ce17" office:value-type="string" calcext:value-type="string">
            <text:p>Pointer to first item ba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30"/>
          <table:table-cell table:style-name="ce43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 calcext:value-type="string">
            <text:p>ItemBagData</text:p>
          </table:table-cell>
          <table:table-cell table:style-name="ce17" office:value-type="string" calcext:value-type="string">
            <text:p>0xD0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 calcext:value-type="string">
            <text:p>+0x0000</text:p>
          </table:table-cell>
          <table:table-cell table:style-name="ce17" office:value-type="string" calcext:value-type="string">
            <text:p>Pointer</text:p>
          </table:table-cell>
          <table:table-cell table:style-name="ce17" office:value-type="string" calcext:value-type="string">
            <text:p>Pointer to previous item in l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04</text:p>
          </table:table-cell>
          <table:table-cell table:style-name="ce17" office:value-type="string" calcext:value-type="string">
            <text:p>Pointer</text:p>
          </table:table-cell>
          <table:table-cell table:style-name="ce17" office:value-type="string" calcext:value-type="string">
            <text:p>Pointer to next item in l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 calcext:value-type="string">
            <text:p>+0x0020</text:p>
          </table:table-cell>
          <table:table-cell table:style-name="ce17" office:value-type="string" calcext:value-type="string">
            <text:p>float</text:p>
          </table:table-cell>
          <table:table-cell table:style-name="ce17" office:value-type="string" calcext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24</text:p>
          </table:table-cell>
          <table:table-cell table:style-name="ce17" office:value-type="string" calcext:value-type="string">
            <text:p>float</text:p>
          </table:table-cell>
          <table:table-cell table:style-name="ce17" office:value-type="string" calcext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28</text:p>
          </table:table-cell>
          <table:table-cell table:style-name="ce17" office:value-type="string" calcext:value-type="string">
            <text:p>float</text:p>
          </table:table-cell>
          <table:table-cell table:style-name="ce17" office:value-type="string" calcext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 calcext:value-type="string">
            <text:p>+0x0040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Item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 calcext:value-type="string">
            <text:p>Release:</text:p>
          </table:table-cell>
          <table:table-cell table:style-name="ce17" office:value-type="string" calcext:value-type="string">
            <text:p>0x137D82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 calcext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 calcext:value-type="string">
            <text:p>Session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 calcext:value-type="string">
            <text:p>+0x0090</text:p>
          </table:table-cell>
          <table:table-cell table:style-name="ce17" office:value-type="string" calcext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 calcext:value-type="string">
            <text:p>3</text:p>
          </table:table-cell>
          <table:table-cell table:style-name="ce17" office:value-type="string" calcext:value-type="string">
            <text:p>IsHo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 calcext:value-type="string">
            <text:p>4</text:p>
          </table:table-cell>
          <table:table-cell table:style-name="ce17" office:value-type="string" calcext:value-type="string">
            <text:p>IsTryJoinSess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 calcext:value-type="string">
            <text:p>6</text:p>
          </table:table-cell>
          <table:table-cell table:style-name="ce17" office:value-type="string" calcext:value-type="string">
            <text:p>IsCli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1C2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LockSess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 calcext:value-type="string">
            <text:p>Release:</text:p>
          </table:table-cell>
          <table:table-cell table:style-name="ce44" office:value-type="string" calcext:value-type="string">
            <text:p>0x137D648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 calcext:value-type="string">
            <text:p>Debug:</text:p>
          </table:table-cell>
          <table:table-cell office:value-type="string" calcext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+0x0035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Debug, All Draw Hi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DC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Debug, New KnockBackMod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E8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EC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 calcext:value-type="string">
            <text:p>Debug:</text:p>
          </table:table-cell>
          <table:table-cell table:style-name="ce17" office:value-type="string" calcext:value-type="string">
            <text:p>0x138186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 calcext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 calcext:value-type="string">
            <text:p>+0x001c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Debug, Show Debug B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1D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Debug, Show Debug Inform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1E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Debug, Cause damage from the weapon's Dummy Polyg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1F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Debug, Refer to the attack parameter for causing damag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20</text:p>
          </table:table-cell>
          <table:table-cell table:style-name="ce17" office:value-type="string" calcext:value-type="string">
            <text:p>float</text:p>
          </table:table-cell>
          <table:table-cell table:style-name="ce17" office:value-type="string" calcext:value-type="string">
            <text:p>Debug, Distance for emitting spark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 calcext:value-type="string">
            <text:p>Release:</text:p>
          </table:table-cell>
          <table:table-cell table:style-name="ce17" office:value-type="string" calcext:value-type="string">
            <text:p>0x13785A0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 calcext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 calcext:value-type="string">
            <text:p>MSBResCap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 calcext:value-type="string">
            <text:p>+0x000C</text:p>
          </table:table-cell>
          <table:table-cell table:style-name="ce17" office:value-type="string" calcext:value-type="string">
            <text:p>Pointer</text:p>
          </table:table-cell>
          <table:table-cell table:style-name="ce17" office:value-type="string" calcext:value-type="string">
            <text:p>Start of entry pointer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 calcext:value-type="string">
            <text:p>0x7C</text:p>
          </table:table-cell>
          <table:table-cell table:style-name="ce17" office:value-type="string" calcext:value-type="string">
            <text:p>Size of entry tabl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2"/>
          <table:table-cell table:style-name="ce40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 calcext:value-type="string">
            <text:p>MSB Entry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 calcext:value-type="string">
            <text:p>+0x0004</text:p>
          </table:table-cell>
          <table:table-cell table:style-name="ce17" office:value-type="string" calcext:value-type="string">
            <text:p>Pointer</text:p>
          </table:table-cell>
          <table:table-cell table:style-name="ce17" office:value-type="string" calcext:value-type="string">
            <text:p>UTF16 name of entry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 calcext:value-type="string">
            <text:p>+0x0018</text:p>
          </table:table-cell>
          <table:table-cell table:style-name="Default" office:value-type="string" calcext:value-type="string">
            <text:p>Pointer</text:p>
          </table:table-cell>
          <table:table-cell table:style-name="ce17" office:value-type="string" calcext:value-type="string">
            <text:p>start of MODEL_PARAM_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 calcext:value-type="string">
            <text:p>+0x0020</text:p>
          </table:table-cell>
          <table:table-cell table:style-name="Default"/>
          <table:table-cell table:style-name="ce17" office:value-type="string" calcext:value-type="string">
            <text:p>start of EVENT_PARAM_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24</text:p>
          </table:table-cell>
          <table:table-cell table:style-name="Default"/>
          <table:table-cell table:style-name="ce17" office:value-type="string" calcext:value-type="string">
            <text:p>start of POINT_PARAM_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28</text:p>
          </table:table-cell>
          <table:table-cell table:style-name="Default"/>
          <table:table-cell table:style-name="ce17" office:value-type="string" calcext:value-type="string">
            <text:p>start of PARTS_PARAM_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30</text:p>
          </table:table-cell>
          <table:table-cell table:style-name="Default"/>
          <table:table-cell table:style-name="ce17" office:value-type="string" calcext:value-type="string">
            <text:p>count of m###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 calcext:value-type="string">
            <text:p>+0x0034</text:p>
          </table:table-cell>
          <table:table-cell table:style-name="Default"/>
          <table:table-cell table:style-name="ce17" office:value-type="string" calcext:value-type="string">
            <text:p>starting index of m###B#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38</text:p>
          </table:table-cell>
          <table:table-cell table:style-name="Default"/>
          <table:table-cell table:style-name="ce17" office:value-type="string" calcext:value-type="string">
            <text:p>start of m###B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 calcext:value-type="string">
            <text:p>+0x0040</text:p>
          </table:table-cell>
          <table:table-cell table:style-name="Default"/>
          <table:table-cell table:style-name="ce17" office:value-type="string" calcext:value-type="string">
            <text:p>starting index of o####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44</text:p>
          </table:table-cell>
          <table:table-cell table:style-name="Default"/>
          <table:table-cell table:style-name="ce17" office:value-type="string" calcext:value-type="string">
            <text:p>start of o###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 calcext:value-type="string">
            <text:p>+0x004C</text:p>
          </table:table-cell>
          <table:table-cell table:style-name="Default"/>
          <table:table-cell table:style-name="ce17" office:value-type="string" calcext:value-type="string">
            <text:p>starting index of c####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50</text:p>
          </table:table-cell>
          <table:table-cell table:style-name="Default"/>
          <table:table-cell table:style-name="ce17" office:value-type="string" calcext:value-type="string">
            <text:p>start of c###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 calcext:value-type="string">
            <text:p>+0x0070</text:p>
          </table:table-cell>
          <table:table-cell table:style-name="Default"/>
          <table:table-cell table:style-name="ce17" office:value-type="string" calcext:value-type="string">
            <text:p>starting index of hkx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74</text:p>
          </table:table-cell>
          <table:table-cell table:style-name="Default"/>
          <table:table-cell table:style-name="ce17" office:value-type="string" calcext:value-type="string">
            <text:p>start of h####B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 calcext:value-type="string">
            <text:p>Release:</text:p>
          </table:table-cell>
          <table:table-cell table:style-name="ce17" office:value-type="string" calcext:value-type="string">
            <text:p>0x137DC70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 calcext:value-type="string">
            <text:p>Debug:</text:p>
          </table:table-cell>
          <table:table-cell office:value-type="string" calcext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+0x0004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08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number-columns-repeated="1023"/>
        </table:table-row>
        <table:table-row table:style-name="ro1">
          <table:table-cell table:style-name="ce9" office:value-type="string" calcext:value-type="string">
            <text:p>Release:</text:p>
          </table:table-cell>
          <table:table-cell table:style-name="ce44" office:value-type="string" calcext:value-type="string">
            <text:p>0x13A466C</text:p>
          </table:table-cell>
          <table:table-cell table:style-name="ce45" office:value-type="string" calcext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Debug:</text:p>
          </table:table-cell>
          <table:table-cell table:style-name="ce32" office:value-type="string" calcext:value-type="string">
            <text:p>0x13A882C</text:p>
          </table:table-cell>
          <table:table-cell table:style-name="ce45" office:value-type="string" calcext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9"/>
          <table:table-cell office:value-type="string" calcext:value-type="string">
            <text:p>[[[ptr]]+10]</text:p>
          </table:table-cell>
          <table:table-cell table:style-name="ce45"/>
          <table:table-cell table:number-columns-repeated="1021"/>
        </table:table-row>
        <table:table-row table:style-name="ro1">
          <table:table-cell office:value-type="string" calcext:value-type="string">
            <text:p>+0x0070</text:p>
          </table:table-cell>
          <table:table-cell office:value-type="string" calcext:value-type="string">
            <text:p>Pointer</text:p>
          </table:table-cell>
          <table:table-cell table:style-name="ce45" office:value-type="string" calcext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7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3">
          <table:table-cell table:style-name="ce15" office:value-type="string" calcext:value-type="string">
            <text:p>Release:</text:p>
          </table:table-cell>
          <table:table-cell table:style-name="ce10" office:value-type="string" calcext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+0x007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 calcext:value-type="string">
            <text:p>Release:</text:p>
          </table:table-cell>
          <table:table-cell office:value-type="string" calcext:value-type="string">
            <text:p>0x137FAB4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[[ptr]+0x540]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+0x01A4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X Rendering Resolut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A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Y Rendering Resoluti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 calcext:value-type="string">
            <text:p>Debug:</text:p>
          </table:table-cell>
          <table:table-cell office:value-type="string" calcext:value-type="string">
            <text:p>0x1366F8C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Release:</text:p>
          </table:table-cell>
          <table:table-cell office:value-type="string" calcext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[ptr]</text:p>
          </table:table-cell>
          <table:table-cell office:value-type="string" calcext:value-type="string">
            <text:p>+0x0004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5" office:value-type="string" calcext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+0x0000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4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 calcext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+0x0000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04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4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 calcext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+0x0000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04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0C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 calcext:value-type="string">
            <text:p>Release:</text:p>
          </table:table-cell>
          <table:table-cell office:value-type="string" calcext:value-type="string">
            <text:p>0x1362DD4</text:p>
          </table:table-cell>
          <table:table-cell office:value-type="string" calcext:value-type="string">
            <text:p>DarkSouls.exe+F62DD4</text:p>
          </table:table-cell>
          <table:table-cell table:number-columns-repeated="1021"/>
        </table:table-row>
        <table:table-row table:style-name="ro3">
          <table:table-cell table:style-name="ce15" office:value-type="string" calcext:value-type="string">
            <text:p>Debug:</text:p>
          </table:table-cell>
          <table:table-cell office:value-type="string" calcext:value-type="string">
            <text:p>0x1366F94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SteamData1</text:p>
          </table:table-cell>
          <table:table-cell office:value-type="string" calcext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+0x000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0C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30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4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 calcext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+0x000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30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 calcext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+0x000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24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54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6C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4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 calcext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+0x000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50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62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63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8C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9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9F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A0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A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A8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AC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B0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B1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B2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 calcext:value-type="string">
            <text:p>Release:</text:p>
          </table:table-cell>
          <table:table-cell office:value-type="string" calcext:value-type="string">
            <text:p>0x137ce88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Debug:</text:p>
          </table:table-cell>
          <table:table-cell office:value-type="string" calcext:value-type="string">
            <text:p>0x1381048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[[ptr]+4]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+0x016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 calcext:value-type="string">
            <text:p>xxxx1xxx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 calcext:value-type="string">
            <text:p>xxxx2xxx</text:p>
          </table:table-cell>
          <table:table-cell office:value-type="string" calcext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 calcext:value-type="string">
            <text:p>xxxx4xxx 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 calcext:value-type="string">
            <text:p>xxxx8xxx 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 calcext:value-type="string">
            <text:p>xxxxx1xx </text:p>
          </table:table-cell>
          <table:table-cell office:value-type="string" calcext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 calcext:value-type="string">
            <text:p>xxxxx2xx </text:p>
          </table:table-cell>
          <table:table-cell office:value-type="string" calcext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 calcext:value-type="string">
            <text:p>xxxxxx1x</text:p>
          </table:table-cell>
          <table:table-cell office:value-type="string" calcext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 calcext:value-type="string">
            <text:p>xxxxxx2x</text:p>
          </table:table-cell>
          <table:table-cell office:value-type="string" calcext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 calcext:value-type="string">
            <text:p>xxxxxx4x </text:p>
          </table:table-cell>
          <table:table-cell office:value-type="string" calcext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 calcext:value-type="string">
            <text:p>xxxxxx8x </text:p>
          </table:table-cell>
          <table:table-cell office:value-type="string" calcext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 calcext:value-type="string">
            <text:p>xxxxxxx1</text:p>
          </table:table-cell>
          <table:table-cell office:value-type="string" calcext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 calcext:value-type="string">
            <text:p>xxxxxxx2</text:p>
          </table:table-cell>
          <table:table-cell office:value-type="string" calcext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 calcext:value-type="string">
            <text:p>xxxxxxx4 </text:p>
          </table:table-cell>
          <table:table-cell office:value-type="string" calcext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 calcext:value-type="string">
            <text:p>xxxxxxx8</text:p>
          </table:table-cell>
          <table:table-cell office:value-type="string" calcext:value-type="string">
            <text:p>D-pad Righ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64</text:p>
          </table:table-cell>
          <table:table-cell office:value-type="string" calcext:value-type="string">
            <text:p>long</text:p>
          </table:table-cell>
          <table:table-cell table:style-name="ce15" office:value-type="string" calcext:value-type="string">
            <text:p>-1 if controller absen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6C</text:p>
          </table:table-cell>
          <table:table-cell office:value-type="string" calcext:value-type="string">
            <text:p>float</text:p>
          </table:table-cell>
          <table:table-cell table:style-name="ce15" office:value-type="string" calcext:value-type="string">
            <text:p>L-Stick, L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70</text:p>
          </table:table-cell>
          <table:table-cell office:value-type="string" calcext:value-type="string">
            <text:p>float</text:p>
          </table:table-cell>
          <table:table-cell table:style-name="ce15" office:value-type="string" calcext:value-type="string">
            <text:p>L-Stick, U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78</text:p>
          </table:table-cell>
          <table:table-cell office:value-type="string" calcext:value-type="string">
            <text:p>float</text:p>
          </table:table-cell>
          <table:table-cell table:style-name="ce15" office:value-type="string" calcext:value-type="string">
            <text:p>R-Stick, L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7C</text:p>
          </table:table-cell>
          <table:table-cell office:value-type="string" calcext:value-type="string">
            <text:p>float</text:p>
          </table:table-cell>
          <table:table-cell table:style-name="ce15" office:value-type="string" calcext:value-type="string">
            <text:p>R-Stick, U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8C</text:p>
          </table:table-cell>
          <table:table-cell office:value-type="string" calcext:value-type="string">
            <text:p>float</text:p>
          </table:table-cell>
          <table:table-cell table:style-name="ce15" office:value-type="string" calcext:value-type="string">
            <text:p>Left Trigg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90</text:p>
          </table:table-cell>
          <table:table-cell office:value-type="string" calcext:value-type="string">
            <text:p>float</text:p>
          </table:table-cell>
          <table:table-cell table:style-name="ce15" office:value-type="string" calcext:value-type="string">
            <text:p>Right Trigger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 calcext:value-type="string">
            <text:p>Debug:</text:p>
          </table:table-cell>
          <table:table-cell office:value-type="string" calcext:value-type="string">
            <text:p>0x643B09</text:p>
          </table:table-cell>
          <table:table-cell office:value-type="string" calcext:value-type="string">
            <text:p>Write 0x0164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89 86 64 01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 calcext:value-type="string">
            <text:p>Debug:</text:p>
          </table:table-cell>
          <table:table-cell office:value-type="string" calcext:value-type="string">
            <text:p>0x644011</text:p>
          </table:table-cell>
          <table:table-cell office:value-type="string" calcext:value-type="string">
            <text:p>Write 0x016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 calcext:value-type="string">
            <text:p>C7 86 64 01 00 00 ff ff ff ff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 calcext:value-type="string">
            <text:p>Debug:</text:p>
          </table:table-cell>
          <table:table-cell office:value-type="string" calcext:value-type="string">
            <text:p>0x643D59</text:p>
          </table:table-cell>
          <table:table-cell office:value-type="string" calcext:value-type="string">
            <text:p>Write buttons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 calcext:value-type="string">
            <text:p>66 89 96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 calcext:value-type="string">
            <text:p>Debug:</text:p>
          </table:table-cell>
          <table:table-cell office:value-type="string" calcext:value-type="string">
            <text:p>0x643D2F</text:p>
          </table:table-cell>
          <table:table-cell office:value-type="string" calcext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 calcext:value-type="string">
            <text:p>d9 9e 6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 calcext:value-type="string">
            <text:p>Debug:</text:p>
          </table:table-cell>
          <table:table-cell office:value-type="string" calcext:value-type="string">
            <text:p>0x643460</text:p>
          </table:table-cell>
          <table:table-cell office:value-type="string" calcext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 calcext:value-type="string">
            <text:p>d9 9c 81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table:style-name="ce15" office:value-type="string" calcext:value-type="string">
            <text:p>0x643D46</text:p>
          </table:table-cell>
          <table:table-cell office:value-type="string" calcext:value-type="string">
            <text:p>Write L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 calcext:value-type="string">
            <text:p>d9 9e 7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 calcext:value-type="string">
            <text:p>0x643D64</text:p>
          </table:table-cell>
          <table:table-cell office:value-type="string" calcext:value-type="string">
            <text:p>Write R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 calcext:value-type="string">
            <text:p>d9 9e 78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 calcext:value-type="string">
            <text:p>0x643D76</text:p>
          </table:table-cell>
          <table:table-cell office:value-type="string" calcext:value-type="string">
            <text:p>Write R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 calcext:value-type="string">
            <text:p>d9 9e 7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 calcext:value-type="string">
            <text:p>0x643D8E</text:p>
          </table:table-cell>
          <table:table-cell office:value-type="string" calcext:value-type="string">
            <text:p>Write L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 calcext:value-type="string">
            <text:p>d9 9e 8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 calcext:value-type="string">
            <text:p>0x643D9A</text:p>
          </table:table-cell>
          <table:table-cell office:value-type="string" calcext:value-type="string">
            <text:p>Write R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 calcext:value-type="string">
            <text:p>d9 9e 9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 calcext:value-type="string">
            <text:p>0x6440B0</text:p>
          </table:table-cell>
          <table:table-cell office:value-type="string" calcext:value-type="string">
            <text:p>Write 0s when no ctrl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 calcext:value-type="string">
            <text:p>D9 96 9c 01 00 00 → eb 3a 90 90 90 90 (jmp over writes)</text:p>
          </table:table-cell>
          <table:table-cell table:number-columns-repeated="1022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31"/>
          <table:table-cell table:style-name="ce11" table:number-columns-repeated="1023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 calcext:value-type="string">
            <text:p>Xinput1_3.dll + 0x650A</text:p>
          </table:table-cell>
          <table:table-cell/>
          <table:table-cell office:value-type="string" calcext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 calcext:value-type="string">
            <text:p>88 50 2a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 calcext:value-type="string">
            <text:p>Xinput1_3.dll + 0x6516</text:p>
          </table:table-cell>
          <table:table-cell/>
          <table:table-cell office:value-type="string" calcext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 calcext:value-type="string">
            <text:p>88 50 2b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 calcext:value-type="string">
            <text:p>Xinput1_3.dll + 0x6597</text:p>
          </table:table-cell>
          <table:table-cell/>
          <table:table-cell office:value-type="string" calcext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 calcext:value-type="string">
            <text:p>Xinput1_3.dll + 0x65AB</text:p>
          </table:table-cell>
          <table:table-cell/>
          <table:table-cell office:value-type="string" calcext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 calcext:value-type="string">
            <text:p>Xinput1_3.dll + 0x652F</text:p>
          </table:table-cell>
          <table:table-cell/>
          <table:table-cell office:value-type="string" calcext:value-type="string">
            <text:p>Write Lstick LR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66 89 4a 2c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 calcext:value-type="string">
            <text:p>Xinput1_3.dll + 0x6549</text:p>
          </table:table-cell>
          <table:table-cell/>
          <table:table-cell office:value-type="string" calcext:value-type="string">
            <text:p>Write Lstick UD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66 89 4a 2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 calcext:value-type="string">
            <text:p>Xinput1_3.dll + 0x6563</text:p>
          </table:table-cell>
          <table:table-cell/>
          <table:table-cell office:value-type="string" calcext:value-type="string">
            <text:p>Write Rstick LR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66 89 4a 3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 calcext:value-type="string">
            <text:p>Xinput1_3.dll + 0x657D</text:p>
          </table:table-cell>
          <table:table-cell/>
          <table:table-cell office:value-type="string" calcext:value-type="string">
            <text:p>Write Rstick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 calcext:value-type="string">
            <text:p>66 89 4a 32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1" office:value-type="string" calcext:value-type="string">
            <text:p>xinput1_3.dll+0x10C44</text:p>
          </table:table-cell>
          <table:table-cell table:number-columns-repeated="1023"/>
        </table:table-row>
        <table:table-row table:style-name="ro3">
          <table:table-cell table:style-name="ce14"/>
          <table:table-cell office:value-type="string" calcext:value-type="string">
            <text:p>[[ptr]]</text:p>
          </table:table-cell>
          <table:table-cell office:value-type="string" calcext:value-type="string">
            <text:p>Controller data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+0x002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 calcext:value-type="string">
            <text:p>Ffxxxxxx</text:p>
          </table:table-cell>
          <table:table-cell office:value-type="string" calcext:value-type="string">
            <text:p>0-FF, analog R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 calcext:value-type="string">
            <text:p>xxFFxxxx</text:p>
          </table:table-cell>
          <table:table-cell office:value-type="string" calcext:value-type="string">
            <text:p>0-FF, analog L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 calcext:value-type="string">
            <text:p>xxxx1xxx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 calcext:value-type="string">
            <text:p>xxxx2xxx</text:p>
          </table:table-cell>
          <table:table-cell office:value-type="string" calcext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 calcext:value-type="string">
            <text:p>xxxx4xxx 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 calcext:value-type="string">
            <text:p>xxxx8xxx 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 calcext:value-type="string">
            <text:p>xxxxx1xx </text:p>
          </table:table-cell>
          <table:table-cell office:value-type="string" calcext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 calcext:value-type="string">
            <text:p>xxxxx2xx </text:p>
          </table:table-cell>
          <table:table-cell office:value-type="string" calcext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 calcext:value-type="string">
            <text:p>xxxxx4xx</text:p>
          </table:table-cell>
          <table:table-cell office:value-type="string" calcext:value-type="string">
            <text:p>Home butto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 calcext:value-type="string">
            <text:p>xxxxxx1x</text:p>
          </table:table-cell>
          <table:table-cell office:value-type="string" calcext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 calcext:value-type="string">
            <text:p>xxxxxx2x</text:p>
          </table:table-cell>
          <table:table-cell office:value-type="string" calcext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 calcext:value-type="string">
            <text:p>xxxxxx4x </text:p>
          </table:table-cell>
          <table:table-cell office:value-type="string" calcext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 calcext:value-type="string">
            <text:p>xxxxxx8x </text:p>
          </table:table-cell>
          <table:table-cell office:value-type="string" calcext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 calcext:value-type="string">
            <text:p>xxxxxxx1</text:p>
          </table:table-cell>
          <table:table-cell office:value-type="string" calcext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 calcext:value-type="string">
            <text:p>xxxxxxx2</text:p>
          </table:table-cell>
          <table:table-cell office:value-type="string" calcext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 calcext:value-type="string">
            <text:p>xxxxxxx4 </text:p>
          </table:table-cell>
          <table:table-cell office:value-type="string" calcext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 calcext:value-type="string">
            <text:p>xxxxxxx8</text:p>
          </table:table-cell>
          <table:table-cell office:value-type="string" calcext:value-type="string">
            <text:p>D-pad Right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+0x002C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-Stick, LR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+0x002E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-Stick, UD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+0x0030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R-Stick, LR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+0x0032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R-Stick, UD</text:p>
          </table:table-cell>
          <table:table-cell table:number-columns-repeated="1021"/>
        </table:table-row>
        <table:table-row table:style-name="ro3" table:number-rows-repeated="2">
          <table:table-cell table:style-name="ce13"/>
          <table:table-cell table:number-columns-repeated="1023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4" office:value-type="string" calcext:value-type="string">
            <text:p>wow64.dll+0x46F40</text:p>
          </table:table-cell>
          <table:table-cell table:number-columns-repeated="1023"/>
        </table:table-row>
        <table:table-row table:style-name="ro3">
          <table:table-cell table:style-name="ce14" office:value-type="string" calcext:value-type="string">
            <text:p>wow64.dll+0x46F68</text:p>
          </table:table-cell>
          <table:table-cell table:number-columns-repeated="1023"/>
        </table:table-row>
        <table:table-row table:style-name="ro3">
          <table:table-cell table:style-name="ce14" office:value-type="string" calcext:value-type="string">
            <text:p>wow64.dll+0x46F70</text:p>
          </table:table-cell>
          <table:table-cell table:number-columns-repeated="1023"/>
        </table:table-row>
        <table:table-row table:style-name="ro3">
          <table:table-cell table:style-name="ce13" office:value-type="string" calcext:value-type="string">
            <text:p>+0x0000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Pointer controller data in game memory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 calcext:value-type="string">
            <text:p>+0x0160</text:p>
          </table:table-cell>
          <table:table-cell office:value-type="string" calcext:value-type="string">
            <text:p>LB/RB buttons</text:p>
          </table:table-cell>
          <table:table-cell office:value-type="string" calcext:value-type="string">
            <text:p>Written to by (Debug: 00643D59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 calcext:value-type="string">
            <text:p>Debug EXE:</text:p>
          </table:table-cell>
          <table:table-cell office:value-type="string" calcext:value-type="string">
            <text:p>0xB74FF3</text:p>
          </table:table-cell>
          <table:table-cell office:value-type="string" calcext:value-type="string">
            <text:p>0xF75BF3</text:p>
          </table:table-cell>
          <table:table-cell table:number-columns-repeated="1021"/>
        </table:table-row>
        <table:table-row table:style-name="ro3">
          <table:table-cell table:style-name="ce15" office:value-type="string" calcext:value-type="string">
            <text:p>Release EXE:</text:p>
          </table:table-cell>
          <table:table-cell office:value-type="string" calcext:value-type="string">
            <text:p>0xB71943</text:p>
          </table:table-cell>
          <table:table-cell office:value-type="string" calcext:value-type="string">
            <text:p>0xF72543</text:p>
          </table:table-cell>
          <table:table-cell table:number-columns-repeated="1021"/>
        </table:table-row>
        <table:table-row table:style-name="ro3">
          <table:table-cell table:style-name="ce15" office:value-type="string" calcext:value-type="string">
            <text:p>0F 94 C0 → B0 01 90 = Read controls if window in background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Debug:</text:p>
          </table:table-cell>
          <table:table-cell office:value-type="string" calcext:value-type="string">
            <text:p>Load AI LUA from interro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0xDEA476</text:p>
          </table:table-cell>
          <table:table-cell office:value-type="string" calcext:value-type="string">
            <text:p>74 → 75</text:p>
          </table:table-cell>
          <table:table-cell table:style-name="ce20"/>
          <table:table-cell table:number-columns-repeated="1021"/>
        </table:table-row>
        <table:table-row table:style-name="ro3">
          <table:table-cell office:value-type="string" calcext:value-type="string">
            <text:p>0xDEA154</text:p>
          </table:table-cell>
          <table:table-cell office:value-type="string" calcext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rel?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0xDE7B96</text:p>
          </table:table-cell>
          <table:table-cell office:value-type="string" calcext:value-type="string">
            <text:p>74 → 7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0xDE7874</text:p>
          </table:table-cell>
          <table:table-cell office:value-type="string" calcext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 calcext:value-type="string">
            <text:p>Debug:</text:p>
          </table:table-cell>
          <table:table-cell/>
          <table:table-cell office:value-type="string" calcext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5" office:value-type="string" calcext:value-type="string">
            <text:p>Pre-destined SOS Signs</text:p>
          </table:table-cell>
          <table:table-cell/>
          <table:table-cell office:value-type="string" calcext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 calcext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21" office:value-type="string" calcext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5" office:value-type="string" calcext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5" office:value-type="string" calcext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5" office:value-type="string" calcext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 calcext:value-type="string">
            <text:p>004557C8</text:p>
          </table:table-cell>
          <table:table-cell office:value-type="string" calcext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0045D47B</text:p>
          </table:table-cell>
          <table:table-cell office:value-type="string" calcext:value-type="string">
            <text:p>dbg of abov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00B87B2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From Meomaritus, char init ID of debug char? <text:s/>Confirm.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E addres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0x008FB726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74 12 → EB 12</text:p>
          </table:table-cell>
          <table:table-cell office:value-type="string" calcext:value-type="string">
            <text:p>Don't add DCX extension when loading most fil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-------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00561DB0</text:p>
          </table:table-cell>
          <table:table-cell office:value-type="string" calcext:value-type="string">
            <text:p>EAX = next file to loa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0055A2B0</text:p>
          </table:table-cell>
          <table:table-cell office:value-type="string" calcext:value-type="string">
            <text:p>parses interesting tex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-------</text:p>
          </table:table-cell>
          <table:table-cell table:number-columns-repeated="1023"/>
        </table:table-row>
        <table:table-row table:style-name="ro3" table:number-rows-repeated="2">
          <table:table-cell table:style-name="ce20" table:number-columns-repeated="2"/>
          <table:table-cell table:number-columns-repeated="1022"/>
        </table:table-row>
        <table:table-row table:style-name="ro3">
          <table:table-cell table:style-name="ce20" office:value-type="string" calcext:value-type="string">
            <text:p>#### - Currently active main menu option</text:p>
          </table:table-cell>
          <table:table-cell table:style-name="ce20"/>
          <table:table-cell table:number-columns-repeated="1022"/>
        </table:table-row>
        <table:table-row table:style-name="ro3">
          <table:table-cell table:style-name="ce15" office:value-type="string" calcext:value-type="string">
            <text:p>00C77D04 - Reads above</text:p>
          </table:table-cell>
          <table:table-cell table:number-columns-repeated="1023"/>
        </table:table-row>
        <table:table-row table:style-name="ro3">
          <table:table-cell table:style-name="ce15" office:value-type="string" calcext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 calcext:value-type="string">
            <text:p>B8 03 00 00 00 90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 calcext:value-type="string">
            <text:p>00C77681 - reads above when a is pressed</text:p>
          </table:table-cell>
          <table:table-cell table:number-columns-repeated="1023"/>
        </table:table-row>
        <table:table-row table:style-name="ro3">
          <table:table-cell table:style-name="ce15" office:value-type="string" calcext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 calcext:value-type="string">
            <text:p>B8 03 00 00 00 9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 calcext:value-type="string">
            <text:p>+8 = 3</text:p>
          </table:table-cell>
          <table:table-cell table:number-columns-repeated="1023"/>
        </table:table-row>
        <table:table-row table:style-name="ro3">
          <table:table-cell table:style-name="ce15" office:value-type="string" calcext:value-type="string">
            <text:p>00C77E7F cmp butt press to 0</text:p>
          </table:table-cell>
          <table:table-cell table:number-columns-repeated="1023"/>
        </table:table-row>
        <table:table-row table:style-name="ro3">
          <table:table-cell table:style-name="ce15" office:value-type="string" calcext:value-type="string">
            <text:p>75 07</text:p>
          </table:table-cell>
          <table:table-cell table:number-columns-repeated="1023"/>
        </table:table-row>
        <table:table-row table:style-name="ro3">
          <table:table-cell table:style-name="ce15" office:value-type="string" calcext:value-type="string">
            <text:p>74 07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 calcext:value-type="string">
            <text:p>+14 = 2</text:p>
          </table:table-cell>
          <table:table-cell table:number-columns-repeated="1023"/>
        </table:table-row>
        <table:table-row table:style-name="ro3" table:number-rows-repeated="4">
          <table:table-cell table:style-name="ce15"/>
          <table:table-cell table:number-columns-repeated="1023"/>
        </table:table-row>
        <table:table-row table:style-name="ro3">
          <table:table-cell table:style-name="ce15" office:value-type="string" calcext:value-type="string">
            <text:p>#### - Currently selected save slot</text:p>
          </table:table-cell>
          <table:table-cell table:number-columns-repeated="1023"/>
        </table:table-row>
        <table:table-row table:style-name="ro3">
          <table:table-cell table:style-name="ce15" office:value-type="string" calcext:value-type="string">
            <text:p>00FAA929 - Reads above</text:p>
          </table:table-cell>
          <table:table-cell table:number-columns-repeated="1023"/>
        </table:table-row>
        <table:table-row table:style-name="ro3" table:number-rows-repeated="3">
          <table:table-cell table:style-name="ce15"/>
          <table:table-cell table:number-columns-repeated="1023"/>
        </table:table-row>
        <table:table-row table:style-name="ro3">
          <table:table-cell table:style-name="ce15" office:value-type="string" calcext:value-type="string">
            <text:p>00FAA92F</text:p>
          </table:table-cell>
          <table:table-cell table:number-columns-repeated="1023"/>
        </table:table-row>
        <table:table-row table:style-name="ro3">
          <table:table-cell table:style-name="ce15" office:value-type="string" calcext:value-type="string">
            <text:p>03 87 08 01 00 00</text:p>
          </table:table-cell>
          <table:table-cell table:number-columns-repeated="1023"/>
        </table:table-row>
        <table:table-row table:style-name="ro3">
          <table:table-cell table:style-name="ce15" office:value-type="string" calcext:value-type="string">
            <text:p>b8 02 00 00 00 90</text:p>
          </table:table-cell>
          <table:table-cell table:number-columns-repeated="1023"/>
        </table:table-row>
        <table:table-row table:style-name="ro3" table:number-rows-repeated="6">
          <table:table-cell table:style-name="ce15"/>
          <table:table-cell table:number-columns-repeated="1023"/>
        </table:table-row>
        <table:table-row table:style-name="ro3">
          <table:table-cell table:style-name="ce15" office:value-type="string" calcext:value-type="string">
            <text:p>013786D0</text:p>
          </table:table-cell>
          <table:table-cell table:number-columns-repeated="1023"/>
        </table:table-row>
        <table:table-row table:style-name="ro3">
          <table:table-cell table:style-name="ce15" office:value-type="string" calcext:value-type="string">
            <text:p>darksouls.exe+F786d0 - contains menu relevant stuff</text:p>
          </table:table-cell>
          <table:table-cell table:number-columns-repeated="1023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 calcext:value-type="string">
            <text:p>00F2BD43 - reads map part visible byte</text:p>
          </table:table-cell>
          <table:table-cell table:number-columns-repeated="1023"/>
        </table:table-row>
        <table:table-row table:style-name="ro3">
          <table:table-cell table:style-name="ce15" office:value-type="string" calcext:value-type="string">
            <text:p>00F2D5B6 - reads brightness flag of map pieces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 calcext:value-type="string">
            <text:p>[[1383cd0]+17c]</text:p>
          </table:table-cell>
          <table:table-cell table:number-columns-repeated="1023"/>
        </table:table-row>
        <table:table-row table:style-name="ro3">
          <table:table-cell table:style-name="ce15" office:value-type="string" calcext:value-type="string">
            <text:p>0C9D0FF4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 calcext:value-type="string">
            <text:p>[c9d9670+8]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 calcext:value-type="string">
            <text:p>4efeff8 = name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 calcext:value-type="string">
            <text:p>m2000B2_000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 calcext:value-type="string">
            <text:p>c14a400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byte</text:p>
          </table:table-cell>
          <table:table-cell table:style-name="ce15" office:value-type="string" calcext:value-type="string">
            <text:p>Draw</text:p>
          </table:table-cell>
          <table:table-cell table:number-columns-repeated="1021"/>
        </table:table-row>
        <table:table-row table:style-name="ro3">
          <table:table-cell table:style-name="ce15" office:value-type="float" office:value="11" calcext:value-type="float">
            <text:p>11</text:p>
          </table:table-cell>
          <table:table-cell table:style-name="ce15" office:value-type="string" calcext:value-type="string">
            <text:p>byte</text:p>
          </table:table-cell>
          <table:table-cell table:style-name="ce15" office:value-type="string" calcext:value-type="string">
            <text:p>Draw textures</text:p>
          </table:table-cell>
          <table:table-cell table:number-columns-repeated="1021"/>
        </table:table-row>
        <table:table-row table:style-name="ro3">
          <table:table-cell table:style-name="ce15" office:value-type="float" office:value="14" calcext:value-type="float">
            <text:p>14</text:p>
          </table:table-cell>
          <table:table-cell table:style-name="ce15" office:value-type="string" calcext:value-type="string">
            <text:p>byte</text:p>
          </table:table-cell>
          <table:table-cell table:style-name="ce15" office:value-type="string" calcext:value-type="string">
            <text:p>Draw</text:p>
          </table:table-cell>
          <table:table-cell table:number-columns-repeated="1021"/>
        </table:table-row>
        <table:table-row table:style-name="ro3">
          <table:table-cell table:style-name="ce15" office:value-type="float" office:value="35" calcext:value-type="float">
            <text:p>35</text:p>
          </table:table-cell>
          <table:table-cell table:style-name="ce15" office:value-type="string" calcext:value-type="string">
            <text:p>bytearra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 calcext:value-type="string">
            <text:p>2x</text:p>
          </table:table-cell>
          <table:table-cell table:style-name="ce15" office:value-type="string" calcext:value-type="string">
            <text:p>shadowed</text:p>
          </table:table-cell>
          <table:table-cell table:number-columns-repeated="1021"/>
        </table:table-row>
        <table:table-row table:style-name="ro3">
          <table:table-cell table:style-name="ce15"/>
          <table:table-cell table:style-name="ce15" office:value-type="string" calcext:value-type="string">
            <text:p>x4</text:p>
          </table:table-cell>
          <table:table-cell table:style-name="ce15" office:value-type="string" calcext:value-type="string">
            <text:p>Bright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float" office:value="108" calcext:value-type="float">
            <text:p>108</text:p>
          </table:table-cell>
          <table:table-cell table:style-name="ce15" office:value-type="string" calcext:value-type="string">
            <text:p>byte</text:p>
          </table:table-cell>
          <table:table-cell table:style-name="ce15" office:value-type="string" calcext:value-type="string">
            <text:p>IsVisibleForDebug</text:p>
          </table:table-cell>
          <table:table-cell table:number-columns-repeated="1021"/>
        </table:table-row>
        <table:table-row table:style-name="ro3">
          <table:table-cell table:style-name="ce15" office:value-type="float" office:value="114" calcext:value-type="float">
            <text:p>114</text:p>
          </table:table-cell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brightness</text:p>
          </table:table-cell>
          <table:table-cell table:number-columns-repeated="1021"/>
        </table:table-row>
        <table:table-row table:style-name="ro3">
          <table:table-cell table:style-name="ce15" office:value-type="float" office:value="120" calcext:value-type="float">
            <text:p>120</text:p>
          </table:table-cell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R value</text:p>
          </table:table-cell>
          <table:table-cell table:number-columns-repeated="1021"/>
        </table:table-row>
        <table:table-row table:style-name="ro3">
          <table:table-cell table:style-name="ce15" office:value-type="float" office:value="124" calcext:value-type="float">
            <text:p>124</text:p>
          </table:table-cell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G value</text:p>
          </table:table-cell>
          <table:table-cell table:number-columns-repeated="1021"/>
        </table:table-row>
        <table:table-row table:style-name="ro3">
          <table:table-cell table:style-name="ce15" office:value-type="float" office:value="128" calcext:value-type="float">
            <text:p>128</text:p>
          </table:table-cell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B val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 calcext:value-type="string">
            <text:p>--------------------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 calcext:value-type="string">
            <text:p>Finding charptrs from entity IDs: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 calcext:value-type="string">
            <text:p>[0x137D644]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 calcext:value-type="string">
            <text:p>B9A28F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 calcext:value-type="string">
            <text:p>if (+70 &gt; 0)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 calcext:value-type="string">
            <text:p>[+74] B9A2CE8</text:p>
          </table:table-cell>
          <table:table-cell table:style-name="ce15" table:number-columns-repeated="2"/>
          <table:table-cell table:number-columns-repeated="1021"/>
        </table:table-row>
        <table:table-row table:style-name="ro3" table:number-rows-repeated="2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 calcext:value-type="string">
            <text:p>[+54] 6FF6250</text:p>
          </table:table-cell>
          <table:table-cell table:style-name="ce15" table:number-columns-repeated="2"/>
          <table:table-cell table:number-columns-repeated="1021"/>
        </table:table-row>
        <table:table-row table:style-name="ro3" table:number-rows-repeated="2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 calcext:value-type="string">
            <text:p>result = 6FF6250 +8 * 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 calcext:value-type="string">
            <text:p>-------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 calcext:value-type="string">
            <text:p>v3 = 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 calcext:value-type="string">
            <text:p>v4 = 0x4F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 calcext:value-type="string">
            <text:p>v5 = 6ff625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 calcext:value-type="string">
            <text:p>v6 = (v4 + v3) &gt;&gt; 1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 calcext:value-type="string">
            <text:p>v6 = 0x27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 calcext:value-type="string">
            <text:p>v7 = 6ff6250 + 8 &amp; 0x27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 calcext:value-type="string">
            <text:p>v7 = 6ff6388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 calcext:value-type="string">
            <text:p><text:s/>[] = 101050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 calcext:value-type="string">
            <text:p>if 1020166 &lt; 101050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 calcext:value-type="string">
            <text:p>else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/>
          <table:table-cell table:style-name="ce15" office:value-type="string" calcext:value-type="string">
            <text:p>v3 = v6 + 1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 calcext:value-type="string">
            <text:p>v3 = 0x2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 calcext:value-type="string">
            <text:p>---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 calcext:value-type="string">
            <text:p>v6 = 0x3B</text:p>
          </table:table-cell>
          <table:table-cell table:style-name="ce15" table:number-columns-repeated="2"/>
          <table:table-cell table:number-columns-repeated="1021"/>
        </table:table-row>
        <table:table-row table:style-name="ro3" table:number-rows-repeated="10">
          <table:table-cell table:style-name="ce15" table:number-columns-repeated="3"/>
          <table:table-cell table:number-columns-repeated="1021"/>
        </table:table-row>
        <table:table-row table:style-name="ro3" table:number-rows-repeated="104688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iases" table:style-name="ta1" table:print="false">
        <table:table-column table:style-name="co6" table:default-cell-style-name="ce37"/>
        <table:table-column table:style-name="co7" table:number-columns-repeated="6" table:default-cell-style-name="ce37"/>
        <table:table-column table:style-name="co8" table:default-cell-style-name="ce37"/>
        <table:table-column table:style-name="co5" table:number-columns-repeated="1016" table:default-cell-style-name="ce37"/>
        <table:table-row table:style-name="ro3">
          <table:table-cell/>
          <table:table-cell office:value-type="string" calcext:value-type="string">
            <text:p>Address in EX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bgName</text:p>
          </table:table-cell>
          <table:table-cell office:value-type="string" calcext:value-type="string">
            <text:p>DbgVal</text:p>
          </table:table-cell>
          <table:table-cell office:value-type="string" calcext:value-type="string">
            <text:p>RlsName</text:p>
          </table:table-cell>
          <table:table-cell office:value-type="string" calcext:value-type="string">
            <text:p>RlsVal</text:p>
          </table:table-cell>
          <table:table-cell office:value-type="string" calcext:value-type="string">
            <text:p>JPName</text:p>
          </table:table-cell>
          <table:table-cell office:value-type="string" calcext:value-type="string">
            <text:p>JPVa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ame</text:p>
          </table:table-cell>
          <table:table-cell table:number-columns-repeated="2"/>
          <table:table-cell office:value-type="string" calcext:value-type="string">
            <text:p>0xD65B30</text:p>
          </table:table-cell>
          <table:table-cell office:value-type="string" calcext:value-type="string">
            <text:p>0xD65B3C</text:p>
          </table:table-cell>
          <table:table-cell table:number-columns-repeated="2"/>
          <table:table-cell office:value-type="string" calcext:value-type="string">
            <text:p>system:/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ebug</text:p>
          </table:table-cell>
          <table:table-cell table:number-columns-repeated="2"/>
          <table:table-cell office:value-type="string" calcext:value-type="string">
            <text:p>0xD65B6C</text:p>
          </table:table-cell>
          <table:table-cell office:value-type="string" calcext:value-type="string">
            <text:p>0xD65B78</text:p>
          </table:table-cell>
          <table:table-cell table:number-columns-repeated="2"/>
          <table:table-cell office:value-type="string" calcext:value-type="string">
            <text:p>game:/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apture</text:p>
          </table:table-cell>
          <table:table-cell table:number-columns-repeated="2"/>
          <table:table-cell office:value-type="string" calcext:value-type="string">
            <text:p>0xD65BA4</text:p>
          </table:table-cell>
          <table:table-cell office:value-type="string" calcext:value-type="string">
            <text:p>0xD65BB4</text:p>
          </table:table-cell>
          <table:table-cell table:number-columns-repeated="2"/>
          <table:table-cell office:value-type="string" calcext:value-type="string">
            <text:p>N:/FRPG/data/CAPTUR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vdroot</text:p>
          </table:table-cell>
          <table:table-cell table:number-columns-repeated="2"/>
          <table:table-cell office:value-type="string" calcext:value-type="string">
            <text:p>0xD65BFC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nterroot</text:p>
          </table:table-cell>
          <table:table-cell table:number-columns-repeated="2"/>
          <table:table-cell office:value-type="string" calcext:value-type="string">
            <text:p>0xD65C28</text:p>
          </table:table-cell>
          <table:table-cell office:value-type="string" calcext:value-type="string">
            <text:p>0xD65C3C</text:p>
          </table:table-cell>
          <table:table-cell table:number-columns-repeated="2"/>
          <table:table-cell office:value-type="string" calcext:value-type="string">
            <text:p>N:/FRPG/data/INTERROOT_win3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odel</text:p>
          </table:table-cell>
          <table:table-cell table:number-columns-repeated="6"/>
          <table:table-cell office:value-type="string" calcext:value-type="string">
            <text:p>dvdroot:/testdat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nimatio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extur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teria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oadlis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hader</text:p>
          </table:table-cell>
          <table:table-cell table:number-columns-repeated="6"/>
          <table:table-cell office:value-type="string" calcext:value-type="string">
            <text:p>dvdbnd1:/shader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ont</text:p>
          </table:table-cell>
          <table:table-cell table:number-columns-repeated="6"/>
          <table:table-cell office:value-type="string" calcext:value-type="string">
            <text:p>dvdbnd1:/font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sg</text:p>
          </table:table-cell>
          <table:table-cell table:number-columns-repeated="2"/>
          <table:table-cell office:value-type="string" calcext:value-type="string">
            <text:p>0xD65E2C</text:p>
          </table:table-cell>
          <table:table-cell office:value-type="string" calcext:value-type="string">
            <text:p>0xD65E34</text:p>
          </table:table-cell>
          <table:table-cell table:number-columns-repeated="2"/>
          <table:table-cell office:value-type="string" calcext:value-type="string">
            <text:p>dvdbnd3:/ms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sgpatc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hr</text:p>
          </table:table-cell>
          <table:table-cell table:number-columns-repeated="6"/>
          <table:table-cell office:value-type="string" calcext:value-type="string">
            <text:p>dvdbnd0:/chr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rtp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hrflve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hranibn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hrhk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hresdpatc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bj</text:p>
          </table:table-cell>
          <table:table-cell table:number-columns-repeated="6"/>
          <table:table-cell office:value-type="string" calcext:value-type="string">
            <text:p>dvdbnd1:/obj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objflve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bjtp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bjhk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bjanibn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tem</text:p>
          </table:table-cell>
          <table:table-cell table:number-columns-repeated="6"/>
          <table:table-cell office:value-type="string" calcext:value-type="string">
            <text:p>dvdbnd0:/ite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arts</text:p>
          </table:table-cell>
          <table:table-cell table:number-columns-repeated="6"/>
          <table:table-cell office:value-type="string" calcext:value-type="string">
            <text:p>dvdbnd1:/part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p</text:p>
          </table:table-cell>
          <table:table-cell table:number-columns-repeated="2"/>
          <table:table-cell office:value-type="string" calcext:value-type="string">
            <text:p>0xD66178</text:p>
          </table:table-cell>
          <table:table-cell office:value-type="string" calcext:value-type="string">
            <text:p>0xD66180</text:p>
          </table:table-cell>
          <table:table-cell table:number-columns-repeated="2"/>
          <table:table-cell office:value-type="string" calcext:value-type="string">
            <text:p>dvdbnd0:/map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ppatc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ptp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pflve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phk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emo</text:p>
          </table:table-cell>
          <table:table-cell table:number-columns-repeated="6"/>
          <table:table-cell office:value-type="string" calcext:value-type="string">
            <text:p>dvdbnd0:/rem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eakobj</text:p>
          </table:table-cell>
          <table:table-cell table:number-columns-repeated="6"/>
          <table:table-cell office:value-type="string" calcext:value-type="string">
            <text:p>dvdbnd0:/map/breakobj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sb</text:p>
          </table:table-cell>
          <table:table-cell table:number-columns-repeated="2"/>
          <table:table-cell office:value-type="string" calcext:value-type="string">
            <text:p>0xD66310</text:p>
          </table:table-cell>
          <table:table-cell office:value-type="string" calcext:value-type="string">
            <text:p>0xD66318</text:p>
          </table:table-cell>
          <table:table-cell table:number-columns-repeated="2"/>
          <table:table-cell office:value-type="string" calcext:value-type="string">
            <text:p>dvdbnd0:/map/mapstudi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td</text:p>
          </table:table-cell>
          <table:table-cell table:number-columns-repeated="6"/>
          <table:table-cell office:value-type="string" calcext:value-type="string">
            <text:p>dvdbnd1:/mtd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aram</text:p>
          </table:table-cell>
          <table:table-cell table:number-columns-repeated="2"/>
          <table:table-cell office:value-type="string" calcext:value-type="string">
            <text:p>0xD663A4</text:p>
          </table:table-cell>
          <table:table-cell office:value-type="string" calcext:value-type="string">
            <text:p>0xD663B0</text:p>
          </table:table-cell>
          <table:table-cell table:number-columns-repeated="2"/>
          <table:table-cell office:value-type="string" calcext:value-type="string">
            <text:p>dvdbnd3:/para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arampatc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aramdef</text:p>
          </table:table-cell>
          <table:table-cell table:number-columns-repeated="6"/>
          <table:table-cell office:value-type="string" calcext:value-type="string">
            <text:p>dvdbnd3:/paramde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acegen</text:p>
          </table:table-cell>
          <table:table-cell table:number-columns-repeated="6"/>
          <table:table-cell office:value-type="string" calcext:value-type="string">
            <text:p>dvdbnd1:/facegen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ovjp</text:p>
          </table:table-cell>
          <table:table-cell table:number-columns-repeated="6"/>
          <table:table-cell office:value-type="string" calcext:value-type="string">
            <text:p>dvdroot:/movjp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ovna</text:p>
          </table:table-cell>
          <table:table-cell table:number-columns-repeated="6"/>
          <table:table-cell office:value-type="string" calcext:value-type="string">
            <text:p>dvdroot:/movn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oveu</text:p>
          </table:table-cell>
          <table:table-cell table:number-columns-repeated="6"/>
          <table:table-cell office:value-type="string" calcext:value-type="string">
            <text:p>dvdroot:/moveu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ovww</text:p>
          </table:table-cell>
          <table:table-cell table:number-columns-repeated="6"/>
          <table:table-cell office:value-type="string" calcext:value-type="string">
            <text:p>dvdroot:/movww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ound</text:p>
          </table:table-cell>
          <table:table-cell table:number-columns-repeated="6"/>
          <table:table-cell office:value-type="string" calcext:value-type="string">
            <text:p>dvdbnd1:/sound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ndma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ndch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ndrem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mo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ther</text:p>
          </table:table-cell>
          <table:table-cell table:number-columns-repeated="6"/>
          <table:table-cell office:value-type="string" calcext:value-type="string">
            <text:p>dvdbnd1:/other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uascript</text:p>
          </table:table-cell>
          <table:table-cell table:number-columns-repeated="6"/>
          <table:table-cell office:value-type="string" calcext:value-type="string">
            <text:p>dvdbnd2:/script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uascriptpatc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alkscript</text:p>
          </table:table-cell>
          <table:table-cell table:number-columns-repeated="6"/>
          <table:table-cell office:value-type="string" calcext:value-type="string">
            <text:p>dvdbnd2:/script/talk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alkscriptpatc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avimes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bgscript</text:p>
          </table:table-cell>
          <table:table-cell table:number-columns-repeated="6"/>
          <table:table-cell office:value-type="string" calcext:value-type="string">
            <text:p>interroot:/script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bgai</text:p>
          </table:table-cell>
          <table:table-cell table:number-columns-repeated="6"/>
          <table:table-cell office:value-type="string" calcext:value-type="string">
            <text:p>interroot:/script/ai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ap_param</text:p>
          </table:table-cell>
          <table:table-cell table:number-columns-repeated="6"/>
          <table:table-cell office:value-type="string" calcext:value-type="string">
            <text:p>capture:/para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ap_breakobj</text:p>
          </table:table-cell>
          <table:table-cell table:number-columns-repeated="6"/>
          <table:table-cell office:value-type="string" calcext:value-type="string">
            <text:p>capture:/breakobj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ap_screenshot</text:p>
          </table:table-cell>
          <table:table-cell table:number-columns-repeated="6"/>
          <table:table-cell office:value-type="string" calcext:value-type="string">
            <text:p>capture:/screenshot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ap_dbgrep</text:p>
          </table:table-cell>
          <table:table-cell table:number-columns-repeated="6"/>
          <table:table-cell office:value-type="string" calcext:value-type="string">
            <text:p>capture:/dbgreport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ap_mapstudio</text:p>
          </table:table-cell>
          <table:table-cell table:number-columns-repeated="6"/>
          <table:table-cell office:value-type="string" calcext:value-type="string">
            <text:p>capture:/mapstudi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ap_EnvLightMap</text:p>
          </table:table-cell>
          <table:table-cell table:number-columns-repeated="6"/>
          <table:table-cell office:value-type="string" calcext:value-type="string">
            <text:p>capture:/EnvLightMap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play</text:p>
          </table:table-cell>
          <table:table-cell table:number-columns-repeated="6"/>
          <table:table-cell office:value-type="string" calcext:value-type="string">
            <text:p>capture:/Repla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</text:p>
          </table:table-cell>
          <table:table-cell table:number-columns-repeated="6"/>
          <table:table-cell office:value-type="string" calcext:value-type="string">
            <text:p>dvdroot:/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fx</text:p>
          </table:table-cell>
          <table:table-cell table:number-columns-repeated="2"/>
          <table:table-cell office:value-type="string" calcext:value-type="string">
            <text:p>0xD66BD8</text:p>
          </table:table-cell>
          <table:table-cell office:value-type="string" calcext:value-type="string">
            <text:p>0xD66BE0</text:p>
          </table:table-cell>
          <table:table-cell table:number-columns-repeated="2"/>
          <table:table-cell office:value-type="string" calcext:value-type="string">
            <text:p>interroot:/sfx/effect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fxlua</text:p>
          </table:table-cell>
          <table:table-cell table:number-columns-repeated="6"/>
          <table:table-cell office:value-type="string" calcext:value-type="string">
            <text:p>interroot:/sfx/lu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fxbnd</text:p>
          </table:table-cell>
          <table:table-cell table:number-columns-repeated="6"/>
          <table:table-cell office:value-type="string" calcext:value-type="string">
            <text:p>dvdbnd0:/sfx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fxbndpatc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fxmodel</text:p>
          </table:table-cell>
          <table:table-cell table:number-columns-repeated="6"/>
          <table:table-cell office:value-type="string" calcext:value-type="string">
            <text:p>interroot:/sfx/model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fxtex</text:p>
          </table:table-cell>
          <table:table-cell table:number-columns-repeated="6"/>
          <table:table-cell office:value-type="string" calcext:value-type="string">
            <text:p>interroot:/sfx/tex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fxdebug</text:p>
          </table:table-cell>
          <table:table-cell table:number-columns-repeated="6"/>
          <table:table-cell office:value-type="string" calcext:value-type="string">
            <text:p>interroot:/sfx/debu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enutextur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nutexpatc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nues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vent</text:p>
          </table:table-cell>
          <table:table-cell table:number-columns-repeated="6"/>
          <table:table-cell office:value-type="string" calcext:value-type="string">
            <text:p>dvdbnd2:/event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ventpatc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ap_event</text:p>
          </table:table-cell>
          <table:table-cell table:number-columns-repeated="6"/>
          <table:table-cell office:value-type="string" calcext:value-type="string">
            <text:p>capture:/event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mod_dl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ound_dl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ndmap_dl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ndchr_dl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ndremo_dl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ptpf_dl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p_dl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td_dl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emobnd_dl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n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nutex_dl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nuesd_dl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ther_dl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hranibnd_dl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reakobj_dlc</text:p>
          </table:table-cell>
          <table:table-cell table:number-columns-repeated="1023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9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01178EFC</text:p>
          </table:table-cell>
          <table:table-cell office:value-type="string" calcext:value-type="string">
            <text:p>Model Viewer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 calcext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01193FB0</text:p>
          </table:table-cell>
          <table:table-cell office:value-type="string" calcext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01193F98</text:p>
          </table:table-cell>
          <table:table-cell office:value-type="string" calcext:value-type="string">
            <text:p>"Damage List"</text:p>
          </table:table-cell>
          <table:table-cell table:number-columns-repeated="102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10" table:default-cell-style-name="ce14"/>
        <table:table-column table:style-name="co5" table:default-cell-style-name="ce14"/>
        <table:table-column table:style-name="co11" table:default-cell-style-name="ce14"/>
        <table:table-column table:style-name="co5" table:number-columns-repeated="1021" table:default-cell-style-name="ce14"/>
        <table:table-row table:style-name="ro3">
          <table:table-cell office:value-type="string" calcext:value-type="string">
            <text:p>Release:</text:p>
          </table:table-cell>
          <table:table-cell office:value-type="string" calcext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[ptr]</text:p>
          </table:table-cell>
          <table:table-cell table:style-name="ce13" office:value-type="string" calcext:value-type="string">
            <text:p>+0x0004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Number of connected node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eamNodePtrs</text:p>
          </table:table-cell>
          <table:table-cell table:number-columns-repeated="1023"/>
        </table:table-row>
        <table:table-row table:style-name="ro3">
          <table:table-cell table:style-name="ce13" office:value-type="string" calcext:value-type="string">
            <text:p>+0x0000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13" office:value-type="string" calcext:value-type="string">
            <text:p>+0x0000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+0x0004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 calcext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13" office:value-type="string" calcext:value-type="string">
            <text:p>+0x0000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+0x0004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+0x000C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Release:</text:p>
          </table:table-cell>
          <table:table-cell office:value-type="string" calcext:value-type="string">
            <text:p>0x1362DD4</text:p>
          </table:table-cell>
          <table:table-cell table:number-columns-repeated="1022"/>
        </table:table-row>
        <table:table-row table:style-name="ro3">
          <table:table-cell table:style-name="Default"/>
          <table:table-cell office:value-type="string" calcext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eamData1</text:p>
          </table:table-cell>
          <table:table-cell office:value-type="string" calcext:value-type="string">
            <text:p>0x80</text:p>
          </table:table-cell>
          <table:table-cell table:number-columns-repeated="1022"/>
        </table:table-row>
        <table:table-row table:style-name="ro3">
          <table:table-cell table:style-name="ce13" office:value-type="string" calcext:value-type="string">
            <text:p>+0x000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+0x000C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+0x0030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13" office:value-type="string" calcext:value-type="string">
            <text:p>+0x000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+0x0030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Pdata1</text:p>
          </table:table-cell>
          <table:table-cell table:number-columns-repeated="1023"/>
        </table:table-row>
        <table:table-row table:style-name="ro3">
          <table:table-cell table:style-name="ce13" office:value-type="string" calcext:value-type="string">
            <text:p>+0x000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011D8544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+0x0024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+0x0054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+0x006C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 calcext:value-type="string">
            <text:p>Pdata2</text:p>
          </table:table-cell>
          <table:table-cell table:number-columns-repeated="1023"/>
        </table:table-row>
        <table:table-row table:style-name="ro3">
          <table:table-cell table:style-name="ce13" office:value-type="string" calcext:value-type="string">
            <text:p>+0x000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+0x0050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+0x0062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+0x0063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+0x008C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+0x009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+0x009F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World Number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+0x00A0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 pos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+0x00A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Y pos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+0x00A8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Z pos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+0x00AC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Facing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+0x00B0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+0x00B1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+0x00B2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1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28"/>
        <table:table-column table:style-name="co5" table:number-columns-repeated="1023" table:default-cell-style-name="ce28"/>
        <table:table-row table:style-name="ro3">
          <table:table-cell office:value-type="string" calcext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 calcext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 calcext:value-type="string">
            <text:p>0102544F</text:p>
          </table:table-cell>
          <table:table-cell office:value-type="string" calcext:value-type="string">
            <text:p>call 00E527C0 if hit connects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si</text:p>
          </table:table-cell>
          <table:table-cell office:value-type="string" calcext:value-type="string">
            <text:p>Attacker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cx</text:p>
          </table:table-cell>
          <table:table-cell office:value-type="string" calcext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00E527C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00E52870</text:p>
          </table:table-cell>
          <table:table-cell office:value-type="string" calcext:value-type="string">
            <text:p>call DarkSouls.exe+A52870 on incoming attack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si</text:p>
          </table:table-cell>
          <table:table-cell office:value-type="string" calcext:value-type="string">
            <text:p>Defender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di</text:p>
          </table:table-cell>
          <table:table-cell office:value-type="string" calcext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00E80662 </text:p>
          </table:table-cell>
          <table:table-cell office:value-type="string" calcext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00E7FE14</text:p>
          </table:table-cell>
          <table:table-cell office:value-type="string" calcext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12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 calcext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00F9FF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heck tomorrow, nop jmp</text:p>
          </table:table-cell>
          <table:table-cell table:number-columns-repeated="102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ctions" table:style-name="ta1" table:print="false">
        <table:table-column table:style-name="co13" table:default-cell-style-name="ce14"/>
        <table:table-column table:style-name="co14" table:default-cell-style-name="ce27"/>
        <table:table-column table:style-name="co14" table:default-cell-style-name="ce14"/>
        <table:table-column table:style-name="co15" table:default-cell-style-name="ce14"/>
        <table:table-column table:style-name="co5" table:number-columns-repeated="1020" table:default-cell-style-name="ce14"/>
        <table:table-row table:style-name="ro3">
          <table:table-cell table:number-columns-repeated="2"/>
          <table:table-cell office:value-type="string" calcext:value-type="string">
            <text:p>Release:</text:p>
          </table:table-cell>
          <table:table-cell office:value-type="string" calcext:value-type="string">
            <text:p>Debug - + 0x1590</text:p>
          </table:table-cell>
          <table:table-cell/>
          <table:table-cell office:value-type="string" calcext:value-type="string">
            <text:p>Debug: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ctionEnd</text:p>
          </table:table-cell>
          <table:table-cell office:value-type="float" office:value="14030544" calcext:value-type="float">
            <text:p>14030544</text:p>
          </table:table-cell>
          <table:table-cell office:value-type="string" calcext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dActionCount</text:p>
          </table:table-cell>
          <table:table-cell office:value-type="float" office:value="14023712" calcext:value-type="float">
            <text:p>14023712</text:p>
          </table:table-cell>
          <table:table-cell office:value-type="string" calcext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dBlockClearBonus</text:p>
          </table:table-cell>
          <table:table-cell office:value-type="float" office:value="14017664" calcext:value-type="float">
            <text:p>14017664</text:p>
          </table:table-cell>
          <table:table-cell office:value-type="string" calcext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dClearCount</text:p>
          </table:table-cell>
          <table:table-cell office:value-type="float" office:value="14019616" calcext:value-type="float">
            <text:p>14019616</text:p>
          </table:table-cell>
          <table:table-cell office:value-type="string" calcext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dCorpseEvent</text:p>
          </table:table-cell>
          <table:table-cell office:value-type="float" office:value="14027056" calcext:value-type="float">
            <text:p>14027056</text:p>
          </table:table-cell>
          <table:table-cell office:value-type="string" calcext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dCurrentVowRankPoint</text:p>
          </table:table-cell>
          <table:table-cell office:value-type="float" office:value="14024912" calcext:value-type="float">
            <text:p>14024912</text:p>
          </table:table-cell>
          <table:table-cell office:value-type="string" calcext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dCustomRoutePoint</text:p>
          </table:table-cell>
          <table:table-cell office:value-type="float" office:value="14042560" calcext:value-type="float">
            <text:p>14042560</text:p>
          </table:table-cell>
          <table:table-cell office:value-type="string" calcext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dDeathCount</text:p>
          </table:table-cell>
          <table:table-cell office:value-type="float" office:value="14016032" calcext:value-type="float">
            <text:p>14016032</text:p>
          </table:table-cell>
          <table:table-cell office:value-type="string" calcext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dEventParts_Ignore</text:p>
          </table:table-cell>
          <table:table-cell office:value-type="float" office:value="14028016" calcext:value-type="float">
            <text:p>14028016</text:p>
          </table:table-cell>
          <table:table-cell office:value-type="string" calcext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dEventSimpleTalk</text:p>
          </table:table-cell>
          <table:table-cell office:value-type="float" office:value="14035040" calcext:value-type="float">
            <text:p>14035040</text:p>
          </table:table-cell>
          <table:table-cell office:value-type="string" calcext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dEventSimpleTalkTimer</text:p>
          </table:table-cell>
          <table:table-cell office:value-type="float" office:value="14034976" calcext:value-type="float">
            <text:p>14034976</text:p>
          </table:table-cell>
          <table:table-cell office:value-type="string" calcext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dFieldInsFilter</text:p>
          </table:table-cell>
          <table:table-cell office:value-type="float" office:value="14034832" calcext:value-type="float">
            <text:p>14034832</text:p>
          </table:table-cell>
          <table:table-cell office:value-type="string" calcext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dGeneEvent</text:p>
          </table:table-cell>
          <table:table-cell office:value-type="float" office:value="14033584" calcext:value-type="float">
            <text:p>14033584</text:p>
          </table:table-cell>
          <table:table-cell office:value-type="string" calcext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dHelpWhiteGhost</text:p>
          </table:table-cell>
          <table:table-cell office:value-type="float" office:value="14015312" calcext:value-type="float">
            <text:p>14015312</text:p>
          </table:table-cell>
          <table:table-cell office:value-type="string" calcext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dHitMaskByBit</text:p>
          </table:table-cell>
          <table:table-cell office:value-type="float" office:value="14044496" calcext:value-type="float">
            <text:p>14044496</text:p>
          </table:table-cell>
          <table:table-cell office:value-type="string" calcext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dInfomationBuffer</text:p>
          </table:table-cell>
          <table:table-cell office:value-type="float" office:value="14042912" calcext:value-type="float">
            <text:p>14042912</text:p>
          </table:table-cell>
          <table:table-cell office:value-type="string" calcext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dInfomationBufferTag</text:p>
          </table:table-cell>
          <table:table-cell office:value-type="float" office:value="14042928" calcext:value-type="float">
            <text:p>14042928</text:p>
          </table:table-cell>
          <table:table-cell office:value-type="string" calcext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dInfomationList</text:p>
          </table:table-cell>
          <table:table-cell office:value-type="float" office:value="14033776" calcext:value-type="float">
            <text:p>14033776</text:p>
          </table:table-cell>
          <table:table-cell office:value-type="string" calcext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dInfomationTimeMsgTag</text:p>
          </table:table-cell>
          <table:table-cell office:value-type="float" office:value="14042864" calcext:value-type="float">
            <text:p>14042864</text:p>
          </table:table-cell>
          <table:table-cell office:value-type="string" calcext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dInfomationTosBuffer</text:p>
          </table:table-cell>
          <table:table-cell office:value-type="float" office:value="14042832" calcext:value-type="float">
            <text:p>14042832</text:p>
          </table:table-cell>
          <table:table-cell office:value-type="string" calcext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dInfomationTosBufferPlus</text:p>
          </table:table-cell>
          <table:table-cell office:value-type="float" office:value="14042800" calcext:value-type="float">
            <text:p>14042800</text:p>
          </table:table-cell>
          <table:table-cell office:value-type="string" calcext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dInventoryItem</text:p>
          </table:table-cell>
          <table:table-cell office:value-type="float" office:value="14050496" calcext:value-type="float">
            <text:p>14050496</text:p>
          </table:table-cell>
          <table:table-cell office:value-type="string" calcext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dKillBlackGhost</text:p>
          </table:table-cell>
          <table:table-cell office:value-type="float" office:value="14015280" calcext:value-type="float">
            <text:p>14015280</text:p>
          </table:table-cell>
          <table:table-cell office:value-type="string" calcext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dQWC</text:p>
          </table:table-cell>
          <table:table-cell office:value-type="float" office:value="14022672" calcext:value-type="float">
            <text:p>14022672</text:p>
          </table:table-cell>
          <table:table-cell office:value-type="string" calcext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dTreasureEvent</text:p>
          </table:table-cell>
          <table:table-cell office:value-type="float" office:value="14021552" calcext:value-type="float">
            <text:p>14021552</text:p>
          </table:table-cell>
          <table:table-cell office:value-type="string" calcext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dTrueDeathCount</text:p>
          </table:table-cell>
          <table:table-cell office:value-type="float" office:value="14015984" calcext:value-type="float">
            <text:p>14015984</text:p>
          </table:table-cell>
          <table:table-cell office:value-type="string" calcext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eginAction</text:p>
          </table:table-cell>
          <table:table-cell office:value-type="float" office:value="14023920" calcext:value-type="float">
            <text:p>14023920</text:p>
          </table:table-cell>
          <table:table-cell office:value-type="string" calcext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eginLoopCheck</text:p>
          </table:table-cell>
          <table:table-cell office:value-type="float" office:value="14023568" calcext:value-type="float">
            <text:p>14023568</text:p>
          </table:table-cell>
          <table:table-cell office:value-type="string" calcext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amReset</text:p>
          </table:table-cell>
          <table:table-cell office:value-type="float" office:value="14023424" calcext:value-type="float">
            <text:p>14023424</text:p>
          </table:table-cell>
          <table:table-cell office:value-type="string" calcext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astPointSpell</text:p>
          </table:table-cell>
          <table:table-cell office:value-type="float" office:value="14049200" calcext:value-type="float">
            <text:p>14049200</text:p>
          </table:table-cell>
          <table:table-cell office:value-type="string" calcext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astTargetSpell</text:p>
          </table:table-cell>
          <table:table-cell office:value-type="float" office:value="14048912" calcext:value-type="float">
            <text:p>14048912</text:p>
          </table:table-cell>
          <table:table-cell office:value-type="string" calcext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astTargetSpellPlus</text:p>
          </table:table-cell>
          <table:table-cell office:value-type="float" office:value="14048848" calcext:value-type="float">
            <text:p>14048848</text:p>
          </table:table-cell>
          <table:table-cell office:value-type="string" calcext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hangeInitPosAng</text:p>
          </table:table-cell>
          <table:table-cell office:value-type="float" office:value="14028144" calcext:value-type="float">
            <text:p>14028144</text:p>
          </table:table-cell>
          <table:table-cell office:value-type="string" calcext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hangeGreyGhost</text:p>
          </table:table-cell>
          <table:table-cell office:value-type="float" office:value="14050256" calcext:value-type="float">
            <text:p>14050256</text:p>
          </table:table-cell>
          <table:table-cell office:value-type="string" calcext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hangeModel</text:p>
          </table:table-cell>
          <table:table-cell office:value-type="float" office:value="14044272" calcext:value-type="float">
            <text:p>14044272</text:p>
          </table:table-cell>
          <table:table-cell office:value-type="string" calcext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hangeTarget</text:p>
          </table:table-cell>
          <table:table-cell office:value-type="float" office:value="14032288" calcext:value-type="float">
            <text:p>14032288</text:p>
          </table:table-cell>
          <table:table-cell office:value-type="string" calcext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hangeThink</text:p>
          </table:table-cell>
          <table:table-cell office:value-type="float" office:value="14047392" calcext:value-type="float">
            <text:p>14047392</text:p>
          </table:table-cell>
          <table:table-cell office:value-type="string" calcext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hangeWander</text:p>
          </table:table-cell>
          <table:table-cell office:value-type="float" office:value="14028800" calcext:value-type="float">
            <text:p>14028800</text:p>
          </table:table-cell>
          <table:table-cell office:value-type="string" calcext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haracterAllAttachSys</text:p>
          </table:table-cell>
          <table:table-cell office:value-type="float" office:value="14026848" calcext:value-type="float">
            <text:p>14026848</text:p>
          </table:table-cell>
          <table:table-cell office:value-type="string" calcext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haractorCopyPosAng</text:p>
          </table:table-cell>
          <table:table-cell office:value-type="float" office:value="14041488" calcext:value-type="float">
            <text:p>14041488</text:p>
          </table:table-cell>
          <table:table-cell office:value-type="string" calcext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heckEventBody</text:p>
          </table:table-cell>
          <table:table-cell office:value-type="float" office:value="14019680" calcext:value-type="float">
            <text:p>14019680</text:p>
          </table:table-cell>
          <table:table-cell office:value-type="string" calcext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heckPenalty</text:p>
          </table:table-cell>
          <table:table-cell office:value-type="float" office:value="14020176" calcext:value-type="float">
            <text:p>14020176</text:p>
          </table:table-cell>
          <table:table-cell office:value-type="string" calcext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hrDisableUpdate</text:p>
          </table:table-cell>
          <table:table-cell office:value-type="float" office:value="14029920" calcext:value-type="float">
            <text:p>14029920</text:p>
          </table:table-cell>
          <table:table-cell office:value-type="string" calcext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hrFadeIn</text:p>
          </table:table-cell>
          <table:table-cell office:value-type="float" office:value="14026720" calcext:value-type="float">
            <text:p>14026720</text:p>
          </table:table-cell>
          <table:table-cell office:value-type="string" calcext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hrFadeOut</text:p>
          </table:table-cell>
          <table:table-cell office:value-type="float" office:value="14026608" calcext:value-type="float">
            <text:p>14026608</text:p>
          </table:table-cell>
          <table:table-cell office:value-type="string" calcext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hrResetAnimation</text:p>
          </table:table-cell>
          <table:table-cell office:value-type="float" office:value="14026352" calcext:value-type="float">
            <text:p>14026352</text:p>
          </table:table-cell>
          <table:table-cell office:value-type="string" calcext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hrResetRequest</text:p>
          </table:table-cell>
          <table:table-cell office:value-type="float" office:value="14026400" calcext:value-type="float">
            <text:p>14026400</text:p>
          </table:table-cell>
          <table:table-cell office:value-type="string" calcext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learBossGauge</text:p>
          </table:table-cell>
          <table:table-cell office:value-type="float" office:value="14015872" calcext:value-type="float">
            <text:p>14015872</text:p>
          </table:table-cell>
          <table:table-cell office:value-type="string" calcext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learMyWorldState</text:p>
          </table:table-cell>
          <table:table-cell office:value-type="float" office:value="14020048" calcext:value-type="float">
            <text:p>14020048</text:p>
          </table:table-cell>
          <table:table-cell office:value-type="string" calcext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learSosSign</text:p>
          </table:table-cell>
          <table:table-cell office:value-type="float" office:value="14020304" calcext:value-type="float">
            <text:p>14020304</text:p>
          </table:table-cell>
          <table:table-cell office:value-type="string" calcext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learTarget</text:p>
          </table:table-cell>
          <table:table-cell office:value-type="float" office:value="14029760" calcext:value-type="float">
            <text:p>14029760</text:p>
          </table:table-cell>
          <table:table-cell office:value-type="string" calcext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loseGenDialog</text:p>
          </table:table-cell>
          <table:table-cell office:value-type="float" office:value="14017792" calcext:value-type="float">
            <text:p>14017792</text:p>
          </table:table-cell>
          <table:table-cell office:value-type="string" calcext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loseMenu</text:p>
          </table:table-cell>
          <table:table-cell office:value-type="float" office:value="14019840" calcext:value-type="float">
            <text:p>14019840</text:p>
          </table:table-cell>
          <table:table-cell office:value-type="string" calcext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loseRankingDialog</text:p>
          </table:table-cell>
          <table:table-cell office:value-type="float" office:value="14014800" calcext:value-type="float">
            <text:p>14014800</text:p>
          </table:table-cell>
          <table:table-cell office:value-type="string" calcext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loseTalk</text:p>
          </table:table-cell>
          <table:table-cell office:value-type="float" office:value="14018064" calcext:value-type="float">
            <text:p>14018064</text:p>
          </table:table-cell>
          <table:table-cell office:value-type="string" calcext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mpleteEvent</text:p>
          </table:table-cell>
          <table:table-cell office:value-type="float" office:value="14049440" calcext:value-type="float">
            <text:p>14049440</text:p>
          </table:table-cell>
          <table:table-cell office:value-type="string" calcext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reateCamSfx</text:p>
          </table:table-cell>
          <table:table-cell office:value-type="float" office:value="14033072" calcext:value-type="float">
            <text:p>14033072</text:p>
          </table:table-cell>
          <table:table-cell office:value-type="string" calcext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reateHeroBloodStain</text:p>
          </table:table-cell>
          <table:table-cell office:value-type="float" office:value="14034496" calcext:value-type="float">
            <text:p>14034496</text:p>
          </table:table-cell>
          <table:table-cell office:value-type="string" calcext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reateSfx</text:p>
          </table:table-cell>
          <table:table-cell office:value-type="float" office:value="14020608" calcext:value-type="float">
            <text:p>14020608</text:p>
          </table:table-cell>
          <table:table-cell office:value-type="string" calcext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reateSfx_DummyPoly</text:p>
          </table:table-cell>
          <table:table-cell office:value-type="float" office:value="14041408" calcext:value-type="float">
            <text:p>14041408</text:p>
          </table:table-cell>
          <table:table-cell office:value-type="string" calcext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roseBriefingMsg</text:p>
          </table:table-cell>
          <table:table-cell office:value-type="float" office:value="14017536" calcext:value-type="float">
            <text:p>14017536</text:p>
          </table:table-cell>
          <table:table-cell office:value-type="string" calcext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ustomLuaCall</text:p>
          </table:table-cell>
          <table:table-cell office:value-type="float" office:value="14036016" calcext:value-type="float">
            <text:p>14036016</text:p>
          </table:table-cell>
          <table:table-cell office:value-type="string" calcext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ustomLuaCallStart</text:p>
          </table:table-cell>
          <table:table-cell office:value-type="float" office:value="14049856" calcext:value-type="float">
            <text:p>14049856</text:p>
          </table:table-cell>
          <table:table-cell office:value-type="string" calcext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ustomLuaCallStartPlus</text:p>
          </table:table-cell>
          <table:table-cell office:value-type="float" office:value="14049808" calcext:value-type="float">
            <text:p>14049808</text:p>
          </table:table-cell>
          <table:table-cell office:value-type="string" calcext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leteCamSfx</text:p>
          </table:table-cell>
          <table:table-cell office:value-type="float" office:value="14018720" calcext:value-type="float">
            <text:p>14018720</text:p>
          </table:table-cell>
          <table:table-cell office:value-type="string" calcext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leteEvent</text:p>
          </table:table-cell>
          <table:table-cell office:value-type="float" office:value="14019232" calcext:value-type="float">
            <text:p>14019232</text:p>
          </table:table-cell>
          <table:table-cell office:value-type="string" calcext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leteObjSfxAll</text:p>
          </table:table-cell>
          <table:table-cell office:value-type="float" office:value="14018480" calcext:value-type="float">
            <text:p>14018480</text:p>
          </table:table-cell>
          <table:table-cell office:value-type="string" calcext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leteObjSfxDmyPlyID</text:p>
          </table:table-cell>
          <table:table-cell office:value-type="float" office:value="14018544" calcext:value-type="float">
            <text:p>14018544</text:p>
          </table:table-cell>
          <table:table-cell office:value-type="string" calcext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leteObjSfxEventID</text:p>
          </table:table-cell>
          <table:table-cell office:value-type="float" office:value="14018512" calcext:value-type="float">
            <text:p>14018512</text:p>
          </table:table-cell>
          <table:table-cell office:value-type="string" calcext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sableCollection</text:p>
          </table:table-cell>
          <table:table-cell office:value-type="float" office:value="14027328" calcext:value-type="float">
            <text:p>14027328</text:p>
          </table:table-cell>
          <table:table-cell office:value-type="string" calcext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sableDamage</text:p>
          </table:table-cell>
          <table:table-cell office:value-type="float" office:value="14028240" calcext:value-type="float">
            <text:p>14028240</text:p>
          </table:table-cell>
          <table:table-cell office:value-type="string" calcext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sableHpGauge</text:p>
          </table:table-cell>
          <table:table-cell office:value-type="float" office:value="14027264" calcext:value-type="float">
            <text:p>14027264</text:p>
          </table:table-cell>
          <table:table-cell office:value-type="string" calcext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sableInterupt</text:p>
          </table:table-cell>
          <table:table-cell office:value-type="float" office:value="14029488" calcext:value-type="float">
            <text:p>14029488</text:p>
          </table:table-cell>
          <table:table-cell office:value-type="string" calcext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sableMapHit</text:p>
          </table:table-cell>
          <table:table-cell office:value-type="float" office:value="14030736" calcext:value-type="float">
            <text:p>14030736</text:p>
          </table:table-cell>
          <table:table-cell office:value-type="string" calcext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sableMove</text:p>
          </table:table-cell>
          <table:table-cell office:value-type="float" office:value="14030800" calcext:value-type="float">
            <text:p>14030800</text:p>
          </table:table-cell>
          <table:table-cell office:value-type="string" calcext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nableGeneratorSystem</text:p>
          </table:table-cell>
          <table:table-cell office:value-type="float" office:value="14020384" calcext:value-type="float">
            <text:p>14020384</text:p>
          </table:table-cell>
          <table:table-cell office:value-type="string" calcext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nableHide</text:p>
          </table:table-cell>
          <table:table-cell office:value-type="float" office:value="14028288" calcext:value-type="float">
            <text:p>14028288</text:p>
          </table:table-cell>
          <table:table-cell office:value-type="string" calcext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nableInvincible</text:p>
          </table:table-cell>
          <table:table-cell office:value-type="float" office:value="14028176" calcext:value-type="float">
            <text:p>14028176</text:p>
          </table:table-cell>
          <table:table-cell office:value-type="string" calcext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nableLogic</text:p>
          </table:table-cell>
          <table:table-cell office:value-type="float" office:value="14024080" calcext:value-type="float">
            <text:p>14024080</text:p>
          </table:table-cell>
          <table:table-cell office:value-type="string" calcext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nableObjTreasure</text:p>
          </table:table-cell>
          <table:table-cell office:value-type="float" office:value="14049744" calcext:value-type="float">
            <text:p>14049744</text:p>
          </table:table-cell>
          <table:table-cell office:value-type="string" calcext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ndAnimation</text:p>
          </table:table-cell>
          <table:table-cell office:value-type="float" office:value="14031856" calcext:value-type="float">
            <text:p>14031856</text:p>
          </table:table-cell>
          <table:table-cell office:value-type="string" calcext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raseEventSpecialEffect</text:p>
          </table:table-cell>
          <table:table-cell office:value-type="float" office:value="14029328" calcext:value-type="float">
            <text:p>14029328</text:p>
          </table:table-cell>
          <table:table-cell office:value-type="string" calcext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raseEventSpecialEffect_2</text:p>
          </table:table-cell>
          <table:table-cell office:value-type="float" office:value="14029168" calcext:value-type="float">
            <text:p>14029168</text:p>
          </table:table-cell>
          <table:table-cell office:value-type="string" calcext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ventTagInsertString_forPlayerNo</text:p>
          </table:table-cell>
          <table:table-cell office:value-type="float" office:value="14018592" calcext:value-type="float">
            <text:p>14018592</text:p>
          </table:table-cell>
          <table:table-cell office:value-type="string" calcext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orceChangeTarget</text:p>
          </table:table-cell>
          <table:table-cell office:value-type="float" office:value="14032384" calcext:value-type="float">
            <text:p>14032384</text:p>
          </table:table-cell>
          <table:table-cell office:value-type="string" calcext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orceDead</text:p>
          </table:table-cell>
          <table:table-cell office:value-type="float" office:value="14050960" calcext:value-type="float">
            <text:p>14050960</text:p>
          </table:table-cell>
          <table:table-cell office:value-type="string" calcext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orcePlayAnimation</text:p>
          </table:table-cell>
          <table:table-cell office:value-type="float" office:value="14032112" calcext:value-type="float">
            <text:p>14032112</text:p>
          </table:table-cell>
          <table:table-cell office:value-type="string" calcext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orcePlayAnimationStayCancel</text:p>
          </table:table-cell>
          <table:table-cell office:value-type="float" office:value="14032032" calcext:value-type="float">
            <text:p>14032032</text:p>
          </table:table-cell>
          <table:table-cell office:value-type="string" calcext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orcePlayLoopAnimation</text:p>
          </table:table-cell>
          <table:table-cell office:value-type="float" office:value="14031952" calcext:value-type="float">
            <text:p>14031952</text:p>
          </table:table-cell>
          <table:table-cell office:value-type="string" calcext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orceUpdateNextFrame</text:p>
          </table:table-cell>
          <table:table-cell office:value-type="float" office:value="14027920" calcext:value-type="float">
            <text:p>14027920</text:p>
          </table:table-cell>
          <table:table-cell office:value-type="string" calcext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etBountyRankPoint</text:p>
          </table:table-cell>
          <table:table-cell office:value-type="float" office:value="14025008" calcext:value-type="float">
            <text:p>14025008</text:p>
          </table:table-cell>
          <table:table-cell office:value-type="string" calcext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etClearBonus</text:p>
          </table:table-cell>
          <table:table-cell office:value-type="float" office:value="14016176" calcext:value-type="float">
            <text:p>14016176</text:p>
          </table:table-cell>
          <table:table-cell office:value-type="string" calcext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etEnemyPlayerId_Random</text:p>
          </table:table-cell>
          <table:table-cell office:value-type="float" office:value="14019856" calcext:value-type="float">
            <text:p>14019856</text:p>
          </table:table-cell>
          <table:table-cell office:value-type="string" calcext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etEventFlagValue</text:p>
          </table:table-cell>
          <table:table-cell office:value-type="float" office:value="14025536" calcext:value-type="float">
            <text:p>14025536</text:p>
          </table:table-cell>
          <table:table-cell office:value-type="string" calcext:value-type="string">
            <text:p>0xd603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etEventGoalState</text:p>
          </table:table-cell>
          <table:table-cell office:value-type="float" office:value="14029552" calcext:value-type="float">
            <text:p>14029552</text:p>
          </table:table-cell>
          <table:table-cell office:value-type="string" calcext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etEventMode</text:p>
          </table:table-cell>
          <table:table-cell office:value-type="float" office:value="14030480" calcext:value-type="float">
            <text:p>14030480</text:p>
          </table:table-cell>
          <table:table-cell office:value-type="string" calcext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etFloorMaterial</text:p>
          </table:table-cell>
          <table:table-cell office:value-type="float" office:value="14025856" calcext:value-type="float">
            <text:p>14025856</text:p>
          </table:table-cell>
          <table:table-cell office:value-type="string" calcext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etGlobalQWC</text:p>
          </table:table-cell>
          <table:table-cell office:value-type="float" office:value="14022736" calcext:value-type="float">
            <text:p>14022736</text:p>
          </table:table-cell>
          <table:table-cell office:value-type="string" calcext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etHp</text:p>
          </table:table-cell>
          <table:table-cell office:value-type="float" office:value="14023296" calcext:value-type="float">
            <text:p>14023296</text:p>
          </table:table-cell>
          <table:table-cell office:value-type="string" calcext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etItem</text:p>
          </table:table-cell>
          <table:table-cell office:value-type="float" office:value="14017088" calcext:value-type="float">
            <text:p>14017088</text:p>
          </table:table-cell>
          <table:table-cell office:value-type="string" calcext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etLocalPlayerChrType</text:p>
          </table:table-cell>
          <table:table-cell office:value-type="float" office:value="14023536" calcext:value-type="float">
            <text:p>14023536</text:p>
          </table:table-cell>
          <table:table-cell office:value-type="string" calcext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etLocalPlayerInvadeType</text:p>
          </table:table-cell>
          <table:table-cell office:value-type="float" office:value="14023504" calcext:value-type="float">
            <text:p>14023504</text:p>
          </table:table-cell>
          <table:table-cell office:value-type="string" calcext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etLocalPlayerVowType</text:p>
          </table:table-cell>
          <table:table-cell office:value-type="float" office:value="14023456" calcext:value-type="float">
            <text:p>14023456</text:p>
          </table:table-cell>
          <table:table-cell office:value-type="string" calcext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etLocalQWC</text:p>
          </table:table-cell>
          <table:table-cell office:value-type="float" office:value="14022768" calcext:value-type="float">
            <text:p>14022768</text:p>
          </table:table-cell>
          <table:table-cell office:value-type="string" calcext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etPlayerId_Random</text:p>
          </table:table-cell>
          <table:table-cell office:value-type="float" office:value="14019888" calcext:value-type="float">
            <text:p>14019888</text:p>
          </table:table-cell>
          <table:table-cell office:value-type="string" calcext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etPlayerNo_LotNitoMultiItem</text:p>
          </table:table-cell>
          <table:table-cell office:value-type="float" office:value="14041344" calcext:value-type="float">
            <text:p>14041344</text:p>
          </table:table-cell>
          <table:table-cell office:value-type="string" calcext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etQWC</text:p>
          </table:table-cell>
          <table:table-cell office:value-type="float" office:value="14022848" calcext:value-type="float">
            <text:p>14022848</text:p>
          </table:table-cell>
          <table:table-cell office:value-type="string" calcext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etRandom</text:p>
          </table:table-cell>
          <table:table-cell office:value-type="float" office:value="14016752" calcext:value-type="float">
            <text:p>14016752</text:p>
          </table:table-cell>
          <table:table-cell office:value-type="string" calcext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etRateItem</text:p>
          </table:table-cell>
          <table:table-cell office:value-type="float" office:value="14050736" calcext:value-type="float">
            <text:p>14050736</text:p>
          </table:table-cell>
          <table:table-cell office:value-type="string" calcext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etRightCurrentWeaponId</text:p>
          </table:table-cell>
          <table:table-cell office:value-type="float" office:value="14020480" calcext:value-type="float">
            <text:p>14020480</text:p>
          </table:table-cell>
          <table:table-cell office:value-type="string" calcext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etSoloClearBonus</text:p>
          </table:table-cell>
          <table:table-cell office:value-type="float" office:value="14016096" calcext:value-type="float">
            <text:p>14016096</text:p>
          </table:table-cell>
          <table:table-cell office:value-type="string" calcext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etSummonAnimId</text:p>
          </table:table-cell>
          <table:table-cell office:value-type="float" office:value="14026896" calcext:value-type="float">
            <text:p>14026896</text:p>
          </table:table-cell>
          <table:table-cell office:value-type="string" calcext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etTargetChrID</text:p>
          </table:table-cell>
          <table:table-cell office:value-type="float" office:value="14041440" calcext:value-type="float">
            <text:p>14041440</text:p>
          </table:table-cell>
          <table:table-cell office:value-type="string" calcext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etTravelItemParamId</text:p>
          </table:table-cell>
          <table:table-cell office:value-type="float" office:value="14025792" calcext:value-type="float">
            <text:p>14025792</text:p>
          </table:table-cell>
          <table:table-cell office:value-type="string" calcext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asSuppleItem</text:p>
          </table:table-cell>
          <table:table-cell office:value-type="float" office:value="14025776" calcext:value-type="float">
            <text:p>14025776</text:p>
          </table:table-cell>
          <table:table-cell office:value-type="string" calcext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overMoveVal</text:p>
          </table:table-cell>
          <table:table-cell office:value-type="float" office:value="14035968" calcext:value-type="float">
            <text:p>14035968</text:p>
          </table:table-cell>
          <table:table-cell office:value-type="string" calcext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overMoveValDmy</text:p>
          </table:table-cell>
          <table:table-cell office:value-type="float" office:value="14043360" calcext:value-type="float">
            <text:p>14043360</text:p>
          </table:table-cell>
          <table:table-cell office:value-type="string" calcext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crementCoopPlaySuccessCount</text:p>
          </table:table-cell>
          <table:table-cell office:value-type="float" office:value="14021072" calcext:value-type="float">
            <text:p>14021072</text:p>
          </table:table-cell>
          <table:table-cell office:value-type="string" calcext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crementThiefInvadePlaySuccessCount</text:p>
          </table:table-cell>
          <table:table-cell office:value-type="float" office:value="14021024" calcext:value-type="float">
            <text:p>14021024</text:p>
          </table:table-cell>
          <table:table-cell office:value-type="string" calcext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fomationMenu</text:p>
          </table:table-cell>
          <table:table-cell office:value-type="float" office:value="14041360" calcext:value-type="float">
            <text:p>14041360</text:p>
          </table:table-cell>
          <table:table-cell office:value-type="string" calcext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itDeathState</text:p>
          </table:table-cell>
          <table:table-cell office:value-type="float" office:value="14014432" calcext:value-type="float">
            <text:p>14014432</text:p>
          </table:table-cell>
          <table:table-cell office:value-type="string" calcext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validMyBloodMarkInfo</text:p>
          </table:table-cell>
          <table:table-cell office:value-type="float" office:value="14028368" calcext:value-type="float">
            <text:p>14028368</text:p>
          </table:table-cell>
          <table:table-cell office:value-type="string" calcext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validMyBloodMarkInfo_Tutorial</text:p>
          </table:table-cell>
          <table:table-cell office:value-type="float" office:value="14028336" calcext:value-type="float">
            <text:p>14028336</text:p>
          </table:table-cell>
          <table:table-cell office:value-type="string" calcext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validPointLight</text:p>
          </table:table-cell>
          <table:table-cell office:value-type="float" office:value="14020704" calcext:value-type="float">
            <text:p>14020704</text:p>
          </table:table-cell>
          <table:table-cell office:value-type="string" calcext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validSfx</text:p>
          </table:table-cell>
          <table:table-cell office:value-type="float" office:value="14022528" calcext:value-type="float">
            <text:p>14022528</text:p>
          </table:table-cell>
          <table:table-cell office:value-type="string" calcext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sAction</text:p>
          </table:table-cell>
          <table:table-cell office:value-type="float" office:value="14023344" calcext:value-type="float">
            <text:p>14023344</text:p>
          </table:table-cell>
          <table:table-cell office:value-type="string" calcext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sAlive</text:p>
          </table:table-cell>
          <table:table-cell office:value-type="float" office:value="14030304" calcext:value-type="float">
            <text:p>14030304</text:p>
          </table:table-cell>
          <table:table-cell office:value-type="string" calcext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sAngle</text:p>
          </table:table-cell>
          <table:table-cell office:value-type="float" office:value="14031664" calcext:value-type="float">
            <text:p>14031664</text:p>
          </table:table-cell>
          <table:table-cell office:value-type="string" calcext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sAppearancePlayer</text:p>
          </table:table-cell>
          <table:table-cell office:value-type="float" office:value="14020976" calcext:value-type="float">
            <text:p>14020976</text:p>
          </table:table-cell>
          <table:table-cell office:value-type="string" calcext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sBlackGhost</text:p>
          </table:table-cell>
          <table:table-cell office:value-type="float" office:value="14028528" calcext:value-type="float">
            <text:p>14028528</text:p>
          </table:table-cell>
          <table:table-cell office:value-type="string" calcext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sColiseumGhost</text:p>
          </table:table-cell>
          <table:table-cell office:value-type="float" office:value="14028464" calcext:value-type="float">
            <text:p>14028464</text:p>
          </table:table-cell>
          <table:table-cell office:value-type="string" calcext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sDisable</text:p>
          </table:table-cell>
          <table:table-cell office:value-type="float" office:value="14028656" calcext:value-type="float">
            <text:p>14028656</text:p>
          </table:table-cell>
          <table:table-cell office:value-type="string" calcext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sDistance</text:p>
          </table:table-cell>
          <table:table-cell office:value-type="float" office:value="14031776" calcext:value-type="float">
            <text:p>14031776</text:p>
          </table:table-cell>
          <table:table-cell office:value-type="string" calcext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sDropCheck_Only</text:p>
          </table:table-cell>
          <table:table-cell office:value-type="float" office:value="14027776" calcext:value-type="float">
            <text:p>14027776</text:p>
          </table:table-cell>
          <table:table-cell office:value-type="string" calcext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sEquip</text:p>
          </table:table-cell>
          <table:table-cell office:value-type="float" office:value="14021872" calcext:value-type="float">
            <text:p>14021872</text:p>
          </table:table-cell>
          <table:table-cell office:value-type="string" calcext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sEventAnim</text:p>
          </table:table-cell>
          <table:table-cell office:value-type="float" office:value="14031920" calcext:value-type="float">
            <text:p>14031920</text:p>
          </table:table-cell>
          <table:table-cell office:value-type="string" calcext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sFireDead</text:p>
          </table:table-cell>
          <table:table-cell office:value-type="float" office:value="14025728" calcext:value-type="float">
            <text:p>14025728</text:p>
          </table:table-cell>
          <table:table-cell office:value-type="string" calcext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sGreyGhost</text:p>
          </table:table-cell>
          <table:table-cell office:value-type="float" office:value="14028592" calcext:value-type="float">
            <text:p>14028592</text:p>
          </table:table-cell>
          <table:table-cell office:value-type="string" calcext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sIntruder</text:p>
          </table:table-cell>
          <table:table-cell office:value-type="float" office:value="14028496" calcext:value-type="float">
            <text:p>14028496</text:p>
          </table:table-cell>
          <table:table-cell office:value-type="string" calcext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sInventoryEquip</text:p>
          </table:table-cell>
          <table:table-cell office:value-type="float" office:value="14020416" calcext:value-type="float">
            <text:p>14020416</text:p>
          </table:table-cell>
          <table:table-cell office:value-type="string" calcext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sLand</text:p>
          </table:table-cell>
          <table:table-cell office:value-type="float" office:value="14025808" calcext:value-type="float">
            <text:p>14025808</text:p>
          </table:table-cell>
          <table:table-cell office:value-type="string" calcext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sLivePlayer</text:p>
          </table:table-cell>
          <table:table-cell office:value-type="float" office:value="14028624" calcext:value-type="float">
            <text:p>14028624</text:p>
          </table:table-cell>
          <table:table-cell office:value-type="string" calcext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sMatchingMultiPlay</text:p>
          </table:table-cell>
          <table:table-cell office:value-type="float" office:value="14019968" calcext:value-type="float">
            <text:p>14019968</text:p>
          </table:table-cell>
          <table:table-cell office:value-type="string" calcext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sPlayerStay</text:p>
          </table:table-cell>
          <table:table-cell office:value-type="float" office:value="14030352" calcext:value-type="float">
            <text:p>14030352</text:p>
          </table:table-cell>
          <table:table-cell office:value-type="string" calcext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sPlayMovie</text:p>
          </table:table-cell>
          <table:table-cell office:value-type="float" office:value="14027504" calcext:value-type="float">
            <text:p>14027504</text:p>
          </table:table-cell>
          <table:table-cell office:value-type="string" calcext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sProcessEventGoal</text:p>
          </table:table-cell>
          <table:table-cell office:value-type="float" office:value="14029632" calcext:value-type="float">
            <text:p>14029632</text:p>
          </table:table-cell>
          <table:table-cell office:value-type="string" calcext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sRegionDrop</text:p>
          </table:table-cell>
          <table:table-cell office:value-type="float" office:value="14027824" calcext:value-type="float">
            <text:p>14027824</text:p>
          </table:table-cell>
          <table:table-cell office:value-type="string" calcext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sRegionIn</text:p>
          </table:table-cell>
          <table:table-cell office:value-type="float" office:value="14028832" calcext:value-type="float">
            <text:p>14028832</text:p>
          </table:table-cell>
          <table:table-cell office:value-type="string" calcext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sSuccessQWC</text:p>
          </table:table-cell>
          <table:table-cell office:value-type="float" office:value="14022608" calcext:value-type="float">
            <text:p>14022608</text:p>
          </table:table-cell>
          <table:table-cell office:value-type="string" calcext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sValidInstance</text:p>
          </table:table-cell>
          <table:table-cell office:value-type="float" office:value="14021904" calcext:value-type="float">
            <text:p>14021904</text:p>
          </table:table-cell>
          <table:table-cell office:value-type="string" calcext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sWhiteGhost</text:p>
          </table:table-cell>
          <table:table-cell office:value-type="float" office:value="14028560" calcext:value-type="float">
            <text:p>14028560</text:p>
          </table:table-cell>
          <table:table-cell office:value-type="string" calcext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eaveSession</text:p>
          </table:table-cell>
          <table:table-cell office:value-type="float" office:value="14035200" calcext:value-type="float">
            <text:p>14035200</text:p>
          </table:table-cell>
          <table:table-cell office:value-type="string" calcext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ockSession</text:p>
          </table:table-cell>
          <table:table-cell office:value-type="float" office:value="14020192" calcext:value-type="float">
            <text:p>14020192</text:p>
          </table:table-cell>
          <table:table-cell office:value-type="string" calcext:value-type="string">
            <text:p>0xd5ee60</text:p>
          </table:table-cell>
          <table:table-cell table:number-columns-repeated="2"/>
          <table:table-cell office:value-type="string" calcext:value-type="string">
            <text:p>0xd603f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aCall</text:p>
          </table:table-cell>
          <table:table-cell office:value-type="float" office:value="14036064" calcext:value-type="float">
            <text:p>14036064</text:p>
          </table:table-cell>
          <table:table-cell office:value-type="string" calcext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uaCallStart</text:p>
          </table:table-cell>
          <table:table-cell office:value-type="float" office:value="14049936" calcext:value-type="float">
            <text:p>14049936</text:p>
          </table:table-cell>
          <table:table-cell office:value-type="string" calcext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uaCallStartPlus</text:p>
          </table:table-cell>
          <table:table-cell office:value-type="float" office:value="14049888" calcext:value-type="float">
            <text:p>14049888</text:p>
          </table:table-cell>
          <table:table-cell office:value-type="string" calcext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ultiDoping_AllEventBody</text:p>
          </table:table-cell>
          <table:table-cell office:value-type="float" office:value="14032224" calcext:value-type="float">
            <text:p>14032224</text:p>
          </table:table-cell>
          <table:table-cell office:value-type="string" calcext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oAnimeTurnCharactor</text:p>
          </table:table-cell>
          <table:table-cell office:value-type="float" office:value="14029952" calcext:value-type="float">
            <text:p>14029952</text:p>
          </table:table-cell>
          <table:table-cell office:value-type="string" calcext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otNetMessage_begin</text:p>
          </table:table-cell>
          <table:table-cell office:value-type="float" office:value="14015456" calcext:value-type="float">
            <text:p>14015456</text:p>
          </table:table-cell>
          <table:table-cell office:value-type="string" calcext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otNetMessage_end</text:p>
          </table:table-cell>
          <table:table-cell office:value-type="float" office:value="14015440" calcext:value-type="float">
            <text:p>14015440</text:p>
          </table:table-cell>
          <table:table-cell office:value-type="string" calcext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bjRootMtxMove</text:p>
          </table:table-cell>
          <table:table-cell office:value-type="float" office:value="14043040" calcext:value-type="float">
            <text:p>14043040</text:p>
          </table:table-cell>
          <table:table-cell office:value-type="string" calcext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bjRootMtxMoveByChrDmyPoly</text:p>
          </table:table-cell>
          <table:table-cell office:value-type="float" office:value="14042976" calcext:value-type="float">
            <text:p>14042976</text:p>
          </table:table-cell>
          <table:table-cell office:value-type="string" calcext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bjRootMtxMoveDmyPoly</text:p>
          </table:table-cell>
          <table:table-cell office:value-type="float" office:value="14043008" calcext:value-type="float">
            <text:p>14043008</text:p>
          </table:table-cell>
          <table:table-cell office:value-type="string" calcext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nActionEventRegion</text:p>
          </table:table-cell>
          <table:table-cell office:value-type="float" office:value="14040176" calcext:value-type="float">
            <text:p>14040176</text:p>
          </table:table-cell>
          <table:table-cell office:value-type="string" calcext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nActionEventRegionAttribute</text:p>
          </table:table-cell>
          <table:table-cell office:value-type="float" office:value="14040032" calcext:value-type="float">
            <text:p>14040032</text:p>
          </table:table-cell>
          <table:table-cell office:value-type="string" calcext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nCharacterAnimEnd</text:p>
          </table:table-cell>
          <table:table-cell office:value-type="float" office:value="14039136" calcext:value-type="float">
            <text:p>14039136</text:p>
          </table:table-cell>
          <table:table-cell office:value-type="string" calcext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nCharacterDead</text:p>
          </table:table-cell>
          <table:table-cell office:value-type="float" office:value="14039728" calcext:value-type="float">
            <text:p>14039728</text:p>
          </table:table-cell>
          <table:table-cell office:value-type="string" calcext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nCharacterHP</text:p>
          </table:table-cell>
          <table:table-cell office:value-type="float" office:value="14039632" calcext:value-type="float">
            <text:p>14039632</text:p>
          </table:table-cell>
          <table:table-cell office:value-type="string" calcext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nCharacterHP_CheckAttacker</text:p>
          </table:table-cell>
          <table:table-cell office:value-type="float" office:value="14039520" calcext:value-type="float">
            <text:p>14039520</text:p>
          </table:table-cell>
          <table:table-cell office:value-type="string" calcext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nChrAnimEnd</text:p>
          </table:table-cell>
          <table:table-cell office:value-type="float" office:value="14042480" calcext:value-type="float">
            <text:p>14042480</text:p>
          </table:table-cell>
          <table:table-cell office:value-type="string" calcext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nChrAnimEndPlus</text:p>
          </table:table-cell>
          <table:table-cell office:value-type="float" office:value="14038992" calcext:value-type="float">
            <text:p>14038992</text:p>
          </table:table-cell>
          <table:table-cell office:value-type="string" calcext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nDistanceJustIn</text:p>
          </table:table-cell>
          <table:table-cell office:value-type="float" office:value="14044752" calcext:value-type="float">
            <text:p>14044752</text:p>
          </table:table-cell>
          <table:table-cell office:value-type="string" calcext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nFireDamage</text:p>
          </table:table-cell>
          <table:table-cell office:value-type="float" office:value="14038192" calcext:value-type="float">
            <text:p>14038192</text:p>
          </table:table-cell>
          <table:table-cell office:value-type="string" calcext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nNetRegion</text:p>
          </table:table-cell>
          <table:table-cell office:value-type="float" office:value="14034384" calcext:value-type="float">
            <text:p>14034384</text:p>
          </table:table-cell>
          <table:table-cell office:value-type="string" calcext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nNetRegionPlus</text:p>
          </table:table-cell>
          <table:table-cell office:value-type="float" office:value="14036480" calcext:value-type="float">
            <text:p>14036480</text:p>
          </table:table-cell>
          <table:table-cell office:value-type="string" calcext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nObjAnimEnd</text:p>
          </table:table-cell>
          <table:table-cell office:value-type="float" office:value="14042464" calcext:value-type="float">
            <text:p>14042464</text:p>
          </table:table-cell>
          <table:table-cell office:value-type="string" calcext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nObjAnimEndPlus</text:p>
          </table:table-cell>
          <table:table-cell office:value-type="float" office:value="14042448" calcext:value-type="float">
            <text:p>14042448</text:p>
          </table:table-cell>
          <table:table-cell office:value-type="string" calcext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nObjDestroy</text:p>
          </table:table-cell>
          <table:table-cell office:value-type="float" office:value="14039296" calcext:value-type="float">
            <text:p>14039296</text:p>
          </table:table-cell>
          <table:table-cell office:value-type="string" calcext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nPlayerActionInRegionAngle</text:p>
          </table:table-cell>
          <table:table-cell office:value-type="float" office:value="14040464" calcext:value-type="float">
            <text:p>14040464</text:p>
          </table:table-cell>
          <table:table-cell office:value-type="string" calcext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nPlayerActionInRegionAngleAttribute</text:p>
          </table:table-cell>
          <table:table-cell office:value-type="float" office:value="14040320" calcext:value-type="float">
            <text:p>14040320</text:p>
          </table:table-cell>
          <table:table-cell office:value-type="string" calcext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nPlayerDistanceInTarget</text:p>
          </table:table-cell>
          <table:table-cell office:value-type="float" office:value="14046080" calcext:value-type="float">
            <text:p>14046080</text:p>
          </table:table-cell>
          <table:table-cell office:value-type="string" calcext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nPlayerDistanceOut</text:p>
          </table:table-cell>
          <table:table-cell office:value-type="float" office:value="14044896" calcext:value-type="float">
            <text:p>14044896</text:p>
          </table:table-cell>
          <table:table-cell office:value-type="string" calcext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nPlayerKill</text:p>
          </table:table-cell>
          <table:table-cell office:value-type="float" office:value="14038064" calcext:value-type="float">
            <text:p>14038064</text:p>
          </table:table-cell>
          <table:table-cell office:value-type="string" calcext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nRegionIn</text:p>
          </table:table-cell>
          <table:table-cell office:value-type="float" office:value="14041168" calcext:value-type="float">
            <text:p>14041168</text:p>
          </table:table-cell>
          <table:table-cell office:value-type="string" calcext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nRegionJustIn</text:p>
          </table:table-cell>
          <table:table-cell office:value-type="float" office:value="14041024" calcext:value-type="float">
            <text:p>14041024</text:p>
          </table:table-cell>
          <table:table-cell office:value-type="string" calcext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nRegionJustOut</text:p>
          </table:table-cell>
          <table:table-cell office:value-type="float" office:value="14040896" calcext:value-type="float">
            <text:p>14040896</text:p>
          </table:table-cell>
          <table:table-cell office:value-type="string" calcext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nSelfBloodMark</text:p>
          </table:table-cell>
          <table:table-cell office:value-type="float" office:value="14037936" calcext:value-type="float">
            <text:p>14037936</text:p>
          </table:table-cell>
          <table:table-cell office:value-type="string" calcext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nSelfHeroBloodMark</text:p>
          </table:table-cell>
          <table:table-cell office:value-type="float" office:value="14037808" calcext:value-type="float">
            <text:p>14037808</text:p>
          </table:table-cell>
          <table:table-cell office:value-type="string" calcext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nSessionIn</text:p>
          </table:table-cell>
          <table:table-cell office:value-type="float" office:value="14037552" calcext:value-type="float">
            <text:p>14037552</text:p>
          </table:table-cell>
          <table:table-cell office:value-type="string" calcext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nSessionJustIn</text:p>
          </table:table-cell>
          <table:table-cell office:value-type="float" office:value="14037680" calcext:value-type="float">
            <text:p>14037680</text:p>
          </table:table-cell>
          <table:table-cell office:value-type="string" calcext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nSessionJustOut</text:p>
          </table:table-cell>
          <table:table-cell office:value-type="float" office:value="14037424" calcext:value-type="float">
            <text:p>14037424</text:p>
          </table:table-cell>
          <table:table-cell office:value-type="string" calcext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nSessionOut</text:p>
          </table:table-cell>
          <table:table-cell office:value-type="float" office:value="14037296" calcext:value-type="float">
            <text:p>14037296</text:p>
          </table:table-cell>
          <table:table-cell office:value-type="string" calcext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nSimpleDamage</text:p>
          </table:table-cell>
          <table:table-cell office:value-type="float" office:value="14038336" calcext:value-type="float">
            <text:p>14038336</text:p>
          </table:table-cell>
          <table:table-cell office:value-type="string" calcext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nTalkEventDistIn</text:p>
          </table:table-cell>
          <table:table-cell office:value-type="float" office:value="14048048" calcext:value-type="float">
            <text:p>14048048</text:p>
          </table:table-cell>
          <table:table-cell office:value-type="string" calcext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nTalkEventDistOut</text:p>
          </table:table-cell>
          <table:table-cell office:value-type="float" office:value="14047920" calcext:value-type="float">
            <text:p>14047920</text:p>
          </table:table-cell>
          <table:table-cell office:value-type="string" calcext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nTextEffectEnd</text:p>
          </table:table-cell>
          <table:table-cell office:value-type="float" office:value="14034720" calcext:value-type="float">
            <text:p>14034720</text:p>
          </table:table-cell>
          <table:table-cell office:value-type="string" calcext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nTurnCharactorEnd</text:p>
          </table:table-cell>
          <table:table-cell office:value-type="float" office:value="14035504" calcext:value-type="float">
            <text:p>14035504</text:p>
          </table:table-cell>
          <table:table-cell office:value-type="string" calcext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nWanderingDemon</text:p>
          </table:table-cell>
          <table:table-cell office:value-type="float" office:value="14033472" calcext:value-type="float">
            <text:p>14033472</text:p>
          </table:table-cell>
          <table:table-cell office:value-type="string" calcext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penCampMenu</text:p>
          </table:table-cell>
          <table:table-cell office:value-type="float" office:value="14015104" calcext:value-type="float">
            <text:p>14015104</text:p>
          </table:table-cell>
          <table:table-cell office:value-type="string" calcext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penSOSMsg_Tutorial</text:p>
          </table:table-cell>
          <table:table-cell office:value-type="float" office:value="14018384" calcext:value-type="float">
            <text:p>14018384</text:p>
          </table:table-cell>
          <table:table-cell office:value-type="string" calcext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peningDead</text:p>
          </table:table-cell>
          <table:table-cell office:value-type="float" office:value="14050816" calcext:value-type="float">
            <text:p>14050816</text:p>
          </table:table-cell>
          <table:table-cell office:value-type="string" calcext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ramInitialize</text:p>
          </table:table-cell>
          <table:table-cell office:value-type="float" office:value="14050144" calcext:value-type="float">
            <text:p>14050144</text:p>
          </table:table-cell>
          <table:table-cell office:value-type="string" calcext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useTutorial</text:p>
          </table:table-cell>
          <table:table-cell office:value-type="float" office:value="14016688" calcext:value-type="float">
            <text:p>14016688</text:p>
          </table:table-cell>
          <table:table-cell office:value-type="string" calcext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layAnimation</text:p>
          </table:table-cell>
          <table:table-cell office:value-type="float" office:value="14032144" calcext:value-type="float">
            <text:p>14032144</text:p>
          </table:table-cell>
          <table:table-cell office:value-type="string" calcext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layAnimationStayCancel</text:p>
          </table:table-cell>
          <table:table-cell office:value-type="float" office:value="14032064" calcext:value-type="float">
            <text:p>14032064</text:p>
          </table:table-cell>
          <table:table-cell office:value-type="string" calcext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layerChrResetAnimation_RemoOnly</text:p>
          </table:table-cell>
          <table:table-cell office:value-type="float" office:value="14026288" calcext:value-type="float">
            <text:p>14026288</text:p>
          </table:table-cell>
          <table:table-cell office:value-type="string" calcext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layLoopAnimation</text:p>
          </table:table-cell>
          <table:table-cell office:value-type="float" office:value="14031984" calcext:value-type="float">
            <text:p>14031984</text:p>
          </table:table-cell>
          <table:table-cell office:value-type="string" calcext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layObjectSE</text:p>
          </table:table-cell>
          <table:table-cell office:value-type="float" office:value="14030432" calcext:value-type="float">
            <text:p>14030432</text:p>
          </table:table-cell>
          <table:table-cell office:value-type="string" calcext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layPointSE</text:p>
          </table:table-cell>
          <table:table-cell office:value-type="float" office:value="14032640" calcext:value-type="float">
            <text:p>14032640</text:p>
          </table:table-cell>
          <table:table-cell office:value-type="string" calcext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layTypeSE</text:p>
          </table:table-cell>
          <table:table-cell office:value-type="float" office:value="14030384" calcext:value-type="float">
            <text:p>14030384</text:p>
          </table:table-cell>
          <table:table-cell office:value-type="string" calcext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callMenuEvent</text:p>
          </table:table-cell>
          <table:table-cell office:value-type="float" office:value="14034816" calcext:value-type="float">
            <text:p>14034816</text:p>
          </table:table-cell>
          <table:table-cell office:value-type="string" calcext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constructBreak</text:p>
          </table:table-cell>
          <table:table-cell office:value-type="float" office:value="14049392" calcext:value-type="float">
            <text:p>14049392</text:p>
          </table:table-cell>
          <table:table-cell office:value-type="string" calcext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coveryHeroin</text:p>
          </table:table-cell>
          <table:table-cell office:value-type="float" office:value="14026560" calcext:value-type="float">
            <text:p>14026560</text:p>
          </table:table-cell>
          <table:table-cell office:value-type="string" calcext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moveInventoryEquip</text:p>
          </table:table-cell>
          <table:table-cell office:value-type="float" office:value="14027888" calcext:value-type="float">
            <text:p>14027888</text:p>
          </table:table-cell>
          <table:table-cell office:value-type="string" calcext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peatMessage_begin</text:p>
          </table:table-cell>
          <table:table-cell office:value-type="float" office:value="14015424" calcext:value-type="float">
            <text:p>14015424</text:p>
          </table:table-cell>
          <table:table-cell office:value-type="string" calcext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peatMessage_end</text:p>
          </table:table-cell>
          <table:table-cell office:value-type="float" office:value="14015408" calcext:value-type="float">
            <text:p>14015408</text:p>
          </table:table-cell>
          <table:table-cell office:value-type="string" calcext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questEnding</text:p>
          </table:table-cell>
          <table:table-cell office:value-type="float" office:value="14015952" calcext:value-type="float">
            <text:p>14015952</text:p>
          </table:table-cell>
          <table:table-cell office:value-type="string" calcext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questForceUpdateNetwork</text:p>
          </table:table-cell>
          <table:table-cell office:value-type="float" office:value="14027424" calcext:value-type="float">
            <text:p>14027424</text:p>
          </table:table-cell>
          <table:table-cell office:value-type="string" calcext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questFullRecover</text:p>
          </table:table-cell>
          <table:table-cell office:value-type="float" office:value="14015808" calcext:value-type="float">
            <text:p>14015808</text:p>
          </table:table-cell>
          <table:table-cell office:value-type="string" calcext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questGenerate</text:p>
          </table:table-cell>
          <table:table-cell office:value-type="float" office:value="14021264" calcext:value-type="float">
            <text:p>14021264</text:p>
          </table:table-cell>
          <table:table-cell office:value-type="string" calcext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questNormalUpdateNetwork</text:p>
          </table:table-cell>
          <table:table-cell office:value-type="float" office:value="14027376" calcext:value-type="float">
            <text:p>14027376</text:p>
          </table:table-cell>
          <table:table-cell office:value-type="string" calcext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questOpenBriefingMsg</text:p>
          </table:table-cell>
          <table:table-cell office:value-type="float" office:value="14019408" calcext:value-type="float">
            <text:p>14019408</text:p>
          </table:table-cell>
          <table:table-cell office:value-type="string" calcext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questOpenBriefingMsgPlus</text:p>
          </table:table-cell>
          <table:table-cell office:value-type="float" office:value="14033504" calcext:value-type="float">
            <text:p>14033504</text:p>
          </table:table-cell>
          <table:table-cell office:value-type="string" calcext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questPlayMovie</text:p>
          </table:table-cell>
          <table:table-cell office:value-type="float" office:value="14047056" calcext:value-type="float">
            <text:p>14047056</text:p>
          </table:table-cell>
          <table:table-cell office:value-type="string" calcext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questPlayMoviePlus</text:p>
          </table:table-cell>
          <table:table-cell office:value-type="float" office:value="14046928" calcext:value-type="float">
            <text:p>14046928</text:p>
          </table:table-cell>
          <table:table-cell office:value-type="string" calcext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questRemo</text:p>
          </table:table-cell>
          <table:table-cell office:value-type="float" office:value="14050368" calcext:value-type="float">
            <text:p>14050368</text:p>
          </table:table-cell>
          <table:table-cell office:value-type="string" calcext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questRemoPlus</text:p>
          </table:table-cell>
          <table:table-cell office:value-type="float" office:value="14050272" calcext:value-type="float">
            <text:p>14050272</text:p>
          </table:table-cell>
          <table:table-cell office:value-type="string" calcext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questUnlockTrophy</text:p>
          </table:table-cell>
          <table:table-cell office:value-type="float" office:value="14019504" calcext:value-type="float">
            <text:p>14019504</text:p>
          </table:table-cell>
          <table:table-cell office:value-type="string" calcext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qularLeavePlayer</text:p>
          </table:table-cell>
          <table:table-cell office:value-type="float" office:value="14017504" calcext:value-type="float">
            <text:p>14017504</text:p>
          </table:table-cell>
          <table:table-cell office:value-type="string" calcext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setCamAngle</text:p>
          </table:table-cell>
          <table:table-cell office:value-type="float" office:value="14019360" calcext:value-type="float">
            <text:p>14019360</text:p>
          </table:table-cell>
          <table:table-cell office:value-type="string" calcext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setEventQwcSpEffect</text:p>
          </table:table-cell>
          <table:table-cell office:value-type="float" office:value="14032592" calcext:value-type="float">
            <text:p>14032592</text:p>
          </table:table-cell>
          <table:table-cell office:value-type="string" calcext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setSummonParam</text:p>
          </table:table-cell>
          <table:table-cell office:value-type="float" office:value="14019456" calcext:value-type="float">
            <text:p>14019456</text:p>
          </table:table-cell>
          <table:table-cell office:value-type="string" calcext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setSyncRideObjInfo</text:p>
          </table:table-cell>
          <table:table-cell office:value-type="float" office:value="14025984" calcext:value-type="float">
            <text:p>14025984</text:p>
          </table:table-cell>
          <table:table-cell office:value-type="string" calcext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setThink</text:p>
          </table:table-cell>
          <table:table-cell office:value-type="float" office:value="14028912" calcext:value-type="float">
            <text:p>14028912</text:p>
          </table:table-cell>
          <table:table-cell office:value-type="string" calcext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storePiece</text:p>
          </table:table-cell>
          <table:table-cell office:value-type="float" office:value="14044224" calcext:value-type="float">
            <text:p>14044224</text:p>
          </table:table-cell>
          <table:table-cell office:value-type="string" calcext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turnMapSelect</text:p>
          </table:table-cell>
          <table:table-cell office:value-type="float" office:value="14016960" calcext:value-type="float">
            <text:p>14016960</text:p>
          </table:table-cell>
          <table:table-cell office:value-type="string" calcext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vivePlayer</text:p>
          </table:table-cell>
          <table:table-cell office:value-type="float" office:value="14042592" calcext:value-type="float">
            <text:p>14042592</text:p>
          </table:table-cell>
          <table:table-cell office:value-type="string" calcext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vivePlayerNext</text:p>
          </table:table-cell>
          <table:table-cell office:value-type="float" office:value="14016672" calcext:value-type="float">
            <text:p>14016672</text:p>
          </table:table-cell>
          <table:table-cell office:value-type="string" calcext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aveRequest</text:p>
          </table:table-cell>
          <table:table-cell office:value-type="float" office:value="14020240" calcext:value-type="float">
            <text:p>14020240</text:p>
          </table:table-cell>
          <table:table-cell office:value-type="string" calcext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aveRequest_Profile</text:p>
          </table:table-cell>
          <table:table-cell office:value-type="float" office:value="14020208" calcext:value-type="float">
            <text:p>14020208</text:p>
          </table:table-cell>
          <table:table-cell office:value-type="string" calcext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ndEventRequest</text:p>
          </table:table-cell>
          <table:table-cell office:value-type="float" office:value="14029104" calcext:value-type="float">
            <text:p>14029104</text:p>
          </table:table-cell>
          <table:table-cell office:value-type="string" calcext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Alive</text:p>
          </table:table-cell>
          <table:table-cell office:value-type="float" office:value="14050464" calcext:value-type="float">
            <text:p>14050464</text:p>
          </table:table-cell>
          <table:table-cell office:value-type="string" calcext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AliveMotion</text:p>
          </table:table-cell>
          <table:table-cell office:value-type="float" office:value="14018240" calcext:value-type="float">
            <text:p>14018240</text:p>
          </table:table-cell>
          <table:table-cell office:value-type="string" calcext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AlwaysDrawForEvent</text:p>
          </table:table-cell>
          <table:table-cell office:value-type="float" office:value="14026096" calcext:value-type="float">
            <text:p>14026096</text:p>
          </table:table-cell>
          <table:table-cell office:value-type="string" calcext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AlwaysEnableBackread_forEvent</text:p>
          </table:table-cell>
          <table:table-cell office:value-type="float" office:value="14026576" calcext:value-type="float">
            <text:p>14026576</text:p>
          </table:table-cell>
          <table:table-cell office:value-type="string" calcext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AngleFoward</text:p>
          </table:table-cell>
          <table:table-cell office:value-type="float" office:value="14031488" calcext:value-type="float">
            <text:p>14031488</text:p>
          </table:table-cell>
          <table:table-cell office:value-type="string" calcext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AreaStartMapUid</text:p>
          </table:table-cell>
          <table:table-cell office:value-type="float" office:value="14022432" calcext:value-type="float">
            <text:p>14022432</text:p>
          </table:table-cell>
          <table:table-cell office:value-type="string" calcext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BossGauge</text:p>
          </table:table-cell>
          <table:table-cell office:value-type="float" office:value="14026496" calcext:value-type="float">
            <text:p>14026496</text:p>
          </table:table-cell>
          <table:table-cell office:value-type="string" calcext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BossUnitJrHit</text:p>
          </table:table-cell>
          <table:table-cell office:value-type="float" office:value="14030608" calcext:value-type="float">
            <text:p>14030608</text:p>
          </table:table-cell>
          <table:table-cell office:value-type="string" calcext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BountyRankPoint</text:p>
          </table:table-cell>
          <table:table-cell office:value-type="float" office:value="14044672" calcext:value-type="float">
            <text:p>14044672</text:p>
          </table:table-cell>
          <table:table-cell office:value-type="string" calcext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BrokenPiece</text:p>
          </table:table-cell>
          <table:table-cell office:value-type="float" office:value="14022560" calcext:value-type="float">
            <text:p>14022560</text:p>
          </table:table-cell>
          <table:table-cell office:value-type="string" calcext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CamModeParamTargetId</text:p>
          </table:table-cell>
          <table:table-cell office:value-type="float" office:value="14016256" calcext:value-type="float">
            <text:p>14016256</text:p>
          </table:table-cell>
          <table:table-cell office:value-type="string" calcext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CamModeParamTargetIdForBossLock</text:p>
          </table:table-cell>
          <table:table-cell office:value-type="float" office:value="14016240" calcext:value-type="float">
            <text:p>14016240</text:p>
          </table:table-cell>
          <table:table-cell office:value-type="string" calcext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ChrType</text:p>
          </table:table-cell>
          <table:table-cell office:value-type="float" office:value="14028400" calcext:value-type="float">
            <text:p>14028400</text:p>
          </table:table-cell>
          <table:table-cell office:value-type="string" calcext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ChrTypeDataGrey</text:p>
          </table:table-cell>
          <table:table-cell office:value-type="float" office:value="14016432" calcext:value-type="float">
            <text:p>14016432</text:p>
          </table:table-cell>
          <table:table-cell office:value-type="string" calcext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ChrTypeDataGreyNext</text:p>
          </table:table-cell>
          <table:table-cell office:value-type="float" office:value="14016336" calcext:value-type="float">
            <text:p>14016336</text:p>
          </table:table-cell>
          <table:table-cell office:value-type="string" calcext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ClearBonus</text:p>
          </table:table-cell>
          <table:table-cell office:value-type="float" office:value="14021584" calcext:value-type="float">
            <text:p>14021584</text:p>
          </table:table-cell>
          <table:table-cell office:value-type="string" calcext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ClearItem</text:p>
          </table:table-cell>
          <table:table-cell office:value-type="float" office:value="14015696" calcext:value-type="float">
            <text:p>14015696</text:p>
          </table:table-cell>
          <table:table-cell office:value-type="string" calcext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ClearSesiionCount</text:p>
          </table:table-cell>
          <table:table-cell office:value-type="float" office:value="14017728" calcext:value-type="float">
            <text:p>14017728</text:p>
          </table:table-cell>
          <table:table-cell office:value-type="string" calcext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ClearState</text:p>
          </table:table-cell>
          <table:table-cell office:value-type="float" office:value="14017888" calcext:value-type="float">
            <text:p>14017888</text:p>
          </table:table-cell>
          <table:table-cell office:value-type="string" calcext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ColiEnable</text:p>
          </table:table-cell>
          <table:table-cell office:value-type="float" office:value="14024848" calcext:value-type="float">
            <text:p>14024848</text:p>
          </table:table-cell>
          <table:table-cell office:value-type="string" calcext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ColiEnableArray</text:p>
          </table:table-cell>
          <table:table-cell office:value-type="float" office:value="14043808" calcext:value-type="float">
            <text:p>14043808</text:p>
          </table:table-cell>
          <table:table-cell office:value-type="string" calcext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CompletelyNoMove</text:p>
          </table:table-cell>
          <table:table-cell office:value-type="float" office:value="14025952" calcext:value-type="float">
            <text:p>14025952</text:p>
          </table:table-cell>
          <table:table-cell office:value-type="string" calcext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DeadMode</text:p>
          </table:table-cell>
          <table:table-cell office:value-type="float" office:value="14029872" calcext:value-type="float">
            <text:p>14029872</text:p>
          </table:table-cell>
          <table:table-cell office:value-type="string" calcext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DeadMode2</text:p>
          </table:table-cell>
          <table:table-cell office:value-type="float" office:value="14029808" calcext:value-type="float">
            <text:p>14029808</text:p>
          </table:table-cell>
          <table:table-cell office:value-type="string" calcext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DefaultRoutePoint</text:p>
          </table:table-cell>
          <table:table-cell office:value-type="float" office:value="14042528" calcext:value-type="float">
            <text:p>14042528</text:p>
          </table:table-cell>
          <table:table-cell office:value-type="string" calcext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DefaultMapUid</text:p>
          </table:table-cell>
          <table:table-cell office:value-type="float" office:value="14022272" calcext:value-type="float">
            <text:p>14022272</text:p>
          </table:table-cell>
          <table:table-cell office:value-type="string" calcext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Disable</text:p>
          </table:table-cell>
          <table:table-cell office:value-type="float" office:value="14028736" calcext:value-type="float">
            <text:p>14028736</text:p>
          </table:table-cell>
          <table:table-cell office:value-type="string" calcext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DisableBackread_ForEvent</text:p>
          </table:table-cell>
          <table:table-cell office:value-type="float" office:value="14027472" calcext:value-type="float">
            <text:p>14027472</text:p>
          </table:table-cell>
          <table:table-cell office:value-type="string" calcext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DisableDamage</text:p>
          </table:table-cell>
          <table:table-cell office:value-type="float" office:value="14019632" calcext:value-type="float">
            <text:p>14019632</text:p>
          </table:table-cell>
          <table:table-cell office:value-type="string" calcext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DisableGravity</text:p>
          </table:table-cell>
          <table:table-cell office:value-type="float" office:value="14028960" calcext:value-type="float">
            <text:p>14028960</text:p>
          </table:table-cell>
          <table:table-cell office:value-type="string" calcext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DisableWeakDamageAnim</text:p>
          </table:table-cell>
          <table:table-cell office:value-type="float" office:value="14025680" calcext:value-type="float">
            <text:p>14025680</text:p>
          </table:table-cell>
          <table:table-cell office:value-type="string" calcext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DisableWeakDamageAnim_light</text:p>
          </table:table-cell>
          <table:table-cell office:value-type="float" office:value="14025616" calcext:value-type="float">
            <text:p>14025616</text:p>
          </table:table-cell>
          <table:table-cell office:value-type="string" calcext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DispMask</text:p>
          </table:table-cell>
          <table:table-cell office:value-type="float" office:value="14030848" calcext:value-type="float">
            <text:p>14030848</text:p>
          </table:table-cell>
          <table:table-cell office:value-type="string" calcext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DrawEnable</text:p>
          </table:table-cell>
          <table:table-cell office:value-type="float" office:value="14024880" calcext:value-type="float">
            <text:p>14024880</text:p>
          </table:table-cell>
          <table:table-cell office:value-type="string" calcext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DrawEnableArray</text:p>
          </table:table-cell>
          <table:table-cell office:value-type="float" office:value="14042416" calcext:value-type="float">
            <text:p>14042416</text:p>
          </table:table-cell>
          <table:table-cell office:value-type="string" calcext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DrawGroup</text:p>
          </table:table-cell>
          <table:table-cell office:value-type="float" office:value="14031360" calcext:value-type="float">
            <text:p>14031360</text:p>
          </table:table-cell>
          <table:table-cell office:value-type="string" calcext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EnableEventPad</text:p>
          </table:table-cell>
          <table:table-cell office:value-type="float" office:value="14017568" calcext:value-type="float">
            <text:p>14017568</text:p>
          </table:table-cell>
          <table:table-cell office:value-type="string" calcext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EventBodyMaterialSeAndSfx</text:p>
          </table:table-cell>
          <table:table-cell office:value-type="float" office:value="14018320" calcext:value-type="float">
            <text:p>14018320</text:p>
          </table:table-cell>
          <table:table-cell office:value-type="string" calcext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EventBodyMaxHp</text:p>
          </table:table-cell>
          <table:table-cell office:value-type="float" office:value="14032240" calcext:value-type="float">
            <text:p>14032240</text:p>
          </table:table-cell>
          <table:table-cell office:value-type="string" calcext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EventCommand</text:p>
          </table:table-cell>
          <table:table-cell office:value-type="float" office:value="14023856" calcext:value-type="float">
            <text:p>14023856</text:p>
          </table:table-cell>
          <table:table-cell office:value-type="string" calcext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EventCommandIndex</text:p>
          </table:table-cell>
          <table:table-cell office:value-type="float" office:value="14023792" calcext:value-type="float">
            <text:p>14023792</text:p>
          </table:table-cell>
          <table:table-cell office:value-type="string" calcext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EventFlag</text:p>
          </table:table-cell>
          <table:table-cell office:value-type="float" office:value="14025104" calcext:value-type="float">
            <text:p>14025104</text:p>
          </table:table-cell>
          <table:table-cell office:value-type="string" calcext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EventFlagValue</text:p>
          </table:table-cell>
          <table:table-cell office:value-type="float" office:value="14025568" calcext:value-type="float">
            <text:p>14025568</text:p>
          </table:table-cell>
          <table:table-cell office:value-type="string" calcext:value-type="string">
            <text:p>0xd6036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EventGenerate</text:p>
          </table:table-cell>
          <table:table-cell office:value-type="float" office:value="14025904" calcext:value-type="float">
            <text:p>14025904</text:p>
          </table:table-cell>
          <table:table-cell office:value-type="string" calcext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EventMovePointType</text:p>
          </table:table-cell>
          <table:table-cell office:value-type="float" office:value="14027696" calcext:value-type="float">
            <text:p>14027696</text:p>
          </table:table-cell>
          <table:table-cell office:value-type="string" calcext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EventSpecialEffect</text:p>
          </table:table-cell>
          <table:table-cell office:value-type="float" office:value="14029440" calcext:value-type="float">
            <text:p>14029440</text:p>
          </table:table-cell>
          <table:table-cell office:value-type="string" calcext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EventSpecialEffect_2</text:p>
          </table:table-cell>
          <table:table-cell office:value-type="float" office:value="14029248" calcext:value-type="float">
            <text:p>14029248</text:p>
          </table:table-cell>
          <table:table-cell office:value-type="string" calcext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EventSpecialEffectOwner</text:p>
          </table:table-cell>
          <table:table-cell office:value-type="float" office:value="14029376" calcext:value-type="float">
            <text:p>14029376</text:p>
          </table:table-cell>
          <table:table-cell office:value-type="string" calcext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EventSpecialEffectOwner_2</text:p>
          </table:table-cell>
          <table:table-cell office:value-type="float" office:value="14029200" calcext:value-type="float">
            <text:p>14029200</text:p>
          </table:table-cell>
          <table:table-cell office:value-type="string" calcext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EventTarget</text:p>
          </table:table-cell>
          <table:table-cell office:value-type="float" office:value="14031520" calcext:value-type="float">
            <text:p>14031520</text:p>
          </table:table-cell>
          <table:table-cell office:value-type="string" calcext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FirstSpeed</text:p>
          </table:table-cell>
          <table:table-cell office:value-type="float" office:value="14032528" calcext:value-type="float">
            <text:p>14032528</text:p>
          </table:table-cell>
          <table:table-cell office:value-type="string" calcext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FlagInitState</text:p>
          </table:table-cell>
          <table:table-cell office:value-type="float" office:value="14015472" calcext:value-type="float">
            <text:p>14015472</text:p>
          </table:table-cell>
          <table:table-cell office:value-type="string" calcext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FootIKInterpolateType</text:p>
          </table:table-cell>
          <table:table-cell office:value-type="float" office:value="14025488" calcext:value-type="float">
            <text:p>14025488</text:p>
          </table:table-cell>
          <table:table-cell office:value-type="string" calcext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ForceJoinBlackRequest</text:p>
          </table:table-cell>
          <table:table-cell office:value-type="float" office:value="14048752" calcext:value-type="float">
            <text:p>14048752</text:p>
          </table:table-cell>
          <table:table-cell office:value-type="string" calcext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HitInfo</text:p>
          </table:table-cell>
          <table:table-cell office:value-type="float" office:value="14031248" calcext:value-type="float">
            <text:p>14031248</text:p>
          </table:table-cell>
          <table:table-cell office:value-type="string" calcext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HitMask</text:p>
          </table:table-cell>
          <table:table-cell office:value-type="float" office:value="14043424" calcext:value-type="float">
            <text:p>14043424</text:p>
          </table:table-cell>
          <table:table-cell office:value-type="string" calcext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Hp</text:p>
          </table:table-cell>
          <table:table-cell office:value-type="float" office:value="14023072" calcext:value-type="float">
            <text:p>14023072</text:p>
          </table:table-cell>
          <table:table-cell office:value-type="string" calcext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IgnoreHit</text:p>
          </table:table-cell>
          <table:table-cell office:value-type="float" office:value="14030672" calcext:value-type="float">
            <text:p>14030672</text:p>
          </table:table-cell>
          <table:table-cell office:value-type="string" calcext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InfomationPriority</text:p>
          </table:table-cell>
          <table:table-cell office:value-type="float" office:value="14015248" calcext:value-type="float">
            <text:p>14015248</text:p>
          </table:table-cell>
          <table:table-cell office:value-type="string" calcext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InsideBattleArea</text:p>
          </table:table-cell>
          <table:table-cell office:value-type="float" office:value="14028880" calcext:value-type="float">
            <text:p>14028880</text:p>
          </table:table-cell>
          <table:table-cell office:value-type="string" calcext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IsAnimPauseOnRemoPlayForEvent</text:p>
          </table:table-cell>
          <table:table-cell office:value-type="float" office:value="14021376" calcext:value-type="float">
            <text:p>14021376</text:p>
          </table:table-cell>
          <table:table-cell office:value-type="string" calcext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KeepCommandIndex</text:p>
          </table:table-cell>
          <table:table-cell office:value-type="float" office:value="14034160" calcext:value-type="float">
            <text:p>14034160</text:p>
          </table:table-cell>
          <table:table-cell office:value-type="string" calcext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LoadWait</text:p>
          </table:table-cell>
          <table:table-cell office:value-type="float" office:value="14014784" calcext:value-type="float">
            <text:p>14014784</text:p>
          </table:table-cell>
          <table:table-cell office:value-type="string" calcext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LockActPntInvalidateMask</text:p>
          </table:table-cell>
          <table:table-cell office:value-type="float" office:value="14026992" calcext:value-type="float">
            <text:p>14026992</text:p>
          </table:table-cell>
          <table:table-cell office:value-type="string" calcext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MapUid</text:p>
          </table:table-cell>
          <table:table-cell office:value-type="float" office:value="14042640" calcext:value-type="float">
            <text:p>14042640</text:p>
          </table:table-cell>
          <table:table-cell office:value-type="string" calcext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MaxHp</text:p>
          </table:table-cell>
          <table:table-cell office:value-type="float" office:value="14022928" calcext:value-type="float">
            <text:p>14022928</text:p>
          </table:table-cell>
          <table:table-cell office:value-type="string" calcext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MenuBrake</text:p>
          </table:table-cell>
          <table:table-cell office:value-type="float" office:value="14015344" calcext:value-type="float">
            <text:p>14015344</text:p>
          </table:table-cell>
          <table:table-cell office:value-type="string" calcext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MiniBlockIndex</text:p>
          </table:table-cell>
          <table:table-cell office:value-type="float" office:value="14022128" calcext:value-type="float">
            <text:p>14022128</text:p>
          </table:table-cell>
          <table:table-cell office:value-type="string" calcext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MovePoint</text:p>
          </table:table-cell>
          <table:table-cell office:value-type="float" office:value="14029712" calcext:value-type="float">
            <text:p>14029712</text:p>
          </table:table-cell>
          <table:table-cell office:value-type="string" calcext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MultiWallMapUid</text:p>
          </table:table-cell>
          <table:table-cell office:value-type="float" office:value="14021120" calcext:value-type="float">
            <text:p>14021120</text:p>
          </table:table-cell>
          <table:table-cell office:value-type="string" calcext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NoNetSync</text:p>
          </table:table-cell>
          <table:table-cell office:value-type="float" office:value="14026448" calcext:value-type="float">
            <text:p>14026448</text:p>
          </table:table-cell>
          <table:table-cell office:value-type="string" calcext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ObjDeactivate</text:p>
          </table:table-cell>
          <table:table-cell office:value-type="float" office:value="14020896" calcext:value-type="float">
            <text:p>14020896</text:p>
          </table:table-cell>
          <table:table-cell office:value-type="string" calcext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ObjDisableBreak</text:p>
          </table:table-cell>
          <table:table-cell office:value-type="float" office:value="14021440" calcext:value-type="float">
            <text:p>14021440</text:p>
          </table:table-cell>
          <table:table-cell office:value-type="string" calcext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ObjEventCollisionFill</text:p>
          </table:table-cell>
          <table:table-cell office:value-type="float" office:value="14024576" calcext:value-type="float">
            <text:p>14024576</text:p>
          </table:table-cell>
          <table:table-cell office:value-type="string" calcext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ReturnPointEntityId</text:p>
          </table:table-cell>
          <table:table-cell office:value-type="float" office:value="14015600" calcext:value-type="float">
            <text:p>14015600</text:p>
          </table:table-cell>
          <table:table-cell office:value-type="string" calcext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ReviveWait</text:p>
          </table:table-cell>
          <table:table-cell office:value-type="float" office:value="14018176" calcext:value-type="float">
            <text:p>14018176</text:p>
          </table:table-cell>
          <table:table-cell office:value-type="string" calcext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SelfBloodMapUid</text:p>
          </table:table-cell>
          <table:table-cell office:value-type="float" office:value="14024688" calcext:value-type="float">
            <text:p>14024688</text:p>
          </table:table-cell>
          <table:table-cell office:value-type="string" calcext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SosSignPos</text:p>
          </table:table-cell>
          <table:table-cell office:value-type="float" office:value="14022000" calcext:value-type="float">
            <text:p>14022000</text:p>
          </table:table-cell>
          <table:table-cell office:value-type="string" calcext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SosSignWarp</text:p>
          </table:table-cell>
          <table:table-cell office:value-type="float" office:value="14016624" calcext:value-type="float">
            <text:p>14016624</text:p>
          </table:table-cell>
          <table:table-cell office:value-type="string" calcext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SpStayAndDamageAnimId</text:p>
          </table:table-cell>
          <table:table-cell office:value-type="float" office:value="14027200" calcext:value-type="float">
            <text:p>14027200</text:p>
          </table:table-cell>
          <table:table-cell office:value-type="string" calcext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SubMenuBrake</text:p>
          </table:table-cell>
          <table:table-cell office:value-type="float" office:value="14014592" calcext:value-type="float">
            <text:p>14014592</text:p>
          </table:table-cell>
          <table:table-cell office:value-type="string" calcext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SummonedPos</text:p>
          </table:table-cell>
          <table:table-cell office:value-type="float" office:value="14016656" calcext:value-type="float">
            <text:p>14016656</text:p>
          </table:table-cell>
          <table:table-cell office:value-type="string" calcext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SyncRideObjInfo</text:p>
          </table:table-cell>
          <table:table-cell office:value-type="float" office:value="14026016" calcext:value-type="float">
            <text:p>14026016</text:p>
          </table:table-cell>
          <table:table-cell office:value-type="string" calcext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SystemIgnore</text:p>
          </table:table-cell>
          <table:table-cell office:value-type="float" office:value="14026144" calcext:value-type="float">
            <text:p>14026144</text:p>
          </table:table-cell>
          <table:table-cell office:value-type="string" calcext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TalkMsg</text:p>
          </table:table-cell>
          <table:table-cell office:value-type="float" office:value="14016912" calcext:value-type="float">
            <text:p>14016912</text:p>
          </table:table-cell>
          <table:table-cell office:value-type="string" calcext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TeamType</text:p>
          </table:table-cell>
          <table:table-cell office:value-type="float" office:value="14027600" calcext:value-type="float">
            <text:p>14027600</text:p>
          </table:table-cell>
          <table:table-cell office:value-type="string" calcext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TeamTypeDefault</text:p>
          </table:table-cell>
          <table:table-cell office:value-type="float" office:value="14027520" calcext:value-type="float">
            <text:p>14027520</text:p>
          </table:table-cell>
          <table:table-cell office:value-type="string" calcext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TeamTypePlus</text:p>
          </table:table-cell>
          <table:table-cell office:value-type="float" office:value="14027568" calcext:value-type="float">
            <text:p>14027568</text:p>
          </table:table-cell>
          <table:table-cell office:value-type="string" calcext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TextEffect</text:p>
          </table:table-cell>
          <table:table-cell office:value-type="float" office:value="14017584" calcext:value-type="float">
            <text:p>14017584</text:p>
          </table:table-cell>
          <table:table-cell office:value-type="string" calcext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TutorialSummonedPos</text:p>
          </table:table-cell>
          <table:table-cell office:value-type="float" office:value="14016640" calcext:value-type="float">
            <text:p>14016640</text:p>
          </table:table-cell>
          <table:table-cell office:value-type="string" calcext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ValidTalk</text:p>
          </table:table-cell>
          <table:table-cell office:value-type="float" office:value="14017984" calcext:value-type="float">
            <text:p>14017984</text:p>
          </table:table-cell>
          <table:table-cell office:value-type="string" calcext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howRankingDialog</text:p>
          </table:table-cell>
          <table:table-cell office:value-type="float" office:value="14014816" calcext:value-type="float">
            <text:p>14014816</text:p>
          </table:table-cell>
          <table:table-cell office:value-type="string" calcext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topLoopAnimation</text:p>
          </table:table-cell>
          <table:table-cell office:value-type="float" office:value="14024640" calcext:value-type="float">
            <text:p>14024640</text:p>
          </table:table-cell>
          <table:table-cell office:value-type="string" calcext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topPlayer</text:p>
          </table:table-cell>
          <table:table-cell office:value-type="float" office:value="14027088" calcext:value-type="float">
            <text:p>14027088</text:p>
          </table:table-cell>
          <table:table-cell office:value-type="string" calcext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topPointSE</text:p>
          </table:table-cell>
          <table:table-cell office:value-type="float" office:value="14019168" calcext:value-type="float">
            <text:p>14019168</text:p>
          </table:table-cell>
          <table:table-cell office:value-type="string" calcext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ubActionCount</text:p>
          </table:table-cell>
          <table:table-cell office:value-type="float" office:value="14023616" calcext:value-type="float">
            <text:p>14023616</text:p>
          </table:table-cell>
          <table:table-cell office:value-type="string" calcext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ubDispMaskByBit</text:p>
          </table:table-cell>
          <table:table-cell office:value-type="float" office:value="14024352" calcext:value-type="float">
            <text:p>14024352</text:p>
          </table:table-cell>
          <table:table-cell office:value-type="string" calcext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ubHitMask</text:p>
          </table:table-cell>
          <table:table-cell office:value-type="float" office:value="14044320" calcext:value-type="float">
            <text:p>14044320</text:p>
          </table:table-cell>
          <table:table-cell office:value-type="string" calcext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ubHitMaskByBit</text:p>
          </table:table-cell>
          <table:table-cell office:value-type="float" office:value="14044400" calcext:value-type="float">
            <text:p>14044400</text:p>
          </table:table-cell>
          <table:table-cell office:value-type="string" calcext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ummonBlackRequest</text:p>
          </table:table-cell>
          <table:table-cell office:value-type="float" office:value="14034896" calcext:value-type="float">
            <text:p>14034896</text:p>
          </table:table-cell>
          <table:table-cell office:value-type="string" calcext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ummonedMapReload</text:p>
          </table:table-cell>
          <table:table-cell office:value-type="float" office:value="14026832" calcext:value-type="float">
            <text:p>14026832</text:p>
          </table:table-cell>
          <table:table-cell office:value-type="string" calcext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ummonSuccess</text:p>
          </table:table-cell>
          <table:table-cell office:value-type="float" office:value="14044080" calcext:value-type="float">
            <text:p>14044080</text:p>
          </table:table-cell>
          <table:table-cell office:value-type="string" calcext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witchDispMask</text:p>
          </table:table-cell>
          <table:table-cell office:value-type="float" office:value="14024480" calcext:value-type="float">
            <text:p>14024480</text:p>
          </table:table-cell>
          <table:table-cell office:value-type="string" calcext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witchHitMask</text:p>
          </table:table-cell>
          <table:table-cell office:value-type="float" office:value="14044592" calcext:value-type="float">
            <text:p>14044592</text:p>
          </table:table-cell>
          <table:table-cell office:value-type="string" calcext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alkNextPage</text:p>
          </table:table-cell>
          <table:table-cell office:value-type="float" office:value="14018112" calcext:value-type="float">
            <text:p>14018112</text:p>
          </table:table-cell>
          <table:table-cell office:value-type="string" calcext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reasureDispModeChange</text:p>
          </table:table-cell>
          <table:table-cell office:value-type="float" office:value="14043232" calcext:value-type="float">
            <text:p>14043232</text:p>
          </table:table-cell>
          <table:table-cell office:value-type="string" calcext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urnCharactor</text:p>
          </table:table-cell>
          <table:table-cell office:value-type="float" office:value="14033824" calcext:value-type="float">
            <text:p>14033824</text:p>
          </table:table-cell>
          <table:table-cell office:value-type="string" calcext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utorial_begin</text:p>
          </table:table-cell>
          <table:table-cell office:value-type="float" office:value="14016560" calcext:value-type="float">
            <text:p>14016560</text:p>
          </table:table-cell>
          <table:table-cell office:value-type="string" calcext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utorial_end</text:p>
          </table:table-cell>
          <table:table-cell office:value-type="float" office:value="14016544" calcext:value-type="float">
            <text:p>14016544</text:p>
          </table:table-cell>
          <table:table-cell office:value-type="string" calcext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nLockSession</text:p>
          </table:table-cell>
          <table:table-cell office:value-type="float" office:value="14017520" calcext:value-type="float">
            <text:p>14017520</text:p>
          </table:table-cell>
          <table:table-cell office:value-type="string" calcext:value-type="string">
            <text:p>0xd5e3f0</text:p>
          </table:table-cell>
          <table:table-cell table:number-columns-repeated="2"/>
          <table:table-cell office:value-type="string" calcext:value-type="string">
            <text:p>0xd5f98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pDateBloodMark</text:p>
          </table:table-cell>
          <table:table-cell office:value-type="float" office:value="14049776" calcext:value-type="float">
            <text:p>14049776</text:p>
          </table:table-cell>
          <table:table-cell office:value-type="string" calcext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til_RequestLevelUp</text:p>
          </table:table-cell>
          <table:table-cell office:value-type="float" office:value="14014512" calcext:value-type="float">
            <text:p>14014512</text:p>
          </table:table-cell>
          <table:table-cell office:value-type="string" calcext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til_RequestLevelUpFirst</text:p>
          </table:table-cell>
          <table:table-cell office:value-type="float" office:value="14014544" calcext:value-type="float">
            <text:p>14014544</text:p>
          </table:table-cell>
          <table:table-cell office:value-type="string" calcext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til_RequestRegene</text:p>
          </table:table-cell>
          <table:table-cell office:value-type="float" office:value="14014496" calcext:value-type="float">
            <text:p>14014496</text:p>
          </table:table-cell>
          <table:table-cell office:value-type="string" calcext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til_RequestRespawn</text:p>
          </table:table-cell>
          <table:table-cell office:value-type="float" office:value="14014480" calcext:value-type="float">
            <text:p>14014480</text:p>
          </table:table-cell>
          <table:table-cell office:value-type="string" calcext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alidPointLight</text:p>
          </table:table-cell>
          <table:table-cell office:value-type="float" office:value="14020640" calcext:value-type="float">
            <text:p>14020640</text:p>
          </table:table-cell>
          <table:table-cell office:value-type="string" calcext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alidSfx</text:p>
          </table:table-cell>
          <table:table-cell office:value-type="float" office:value="14020768" calcext:value-type="float">
            <text:p>14020768</text:p>
          </table:table-cell>
          <table:table-cell office:value-type="string" calcext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arp</text:p>
          </table:table-cell>
          <table:table-cell office:value-type="float" office:value="14032192" calcext:value-type="float">
            <text:p>14032192</text:p>
          </table:table-cell>
          <table:table-cell office:value-type="string" calcext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arpDmy</text:p>
          </table:table-cell>
          <table:table-cell office:value-type="float" office:value="14043760" calcext:value-type="float">
            <text:p>14043760</text:p>
          </table:table-cell>
          <table:table-cell office:value-type="string" calcext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arpNextStage</text:p>
          </table:table-cell>
          <table:table-cell office:value-type="float" office:value="14036224" calcext:value-type="float">
            <text:p>14036224</text:p>
          </table:table-cell>
          <table:table-cell office:value-type="string" calcext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arpNextStageKick</text:p>
          </table:table-cell>
          <table:table-cell office:value-type="float" office:value="14035248" calcext:value-type="float">
            <text:p>14035248</text:p>
          </table:table-cell>
          <table:table-cell office:value-type="string" calcext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arpNextStage_Bonfire</text:p>
          </table:table-cell>
          <table:table-cell office:value-type="float" office:value="14036128" calcext:value-type="float">
            <text:p>14036128</text:p>
          </table:table-cell>
          <table:table-cell office:value-type="string" calcext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arpRestart</text:p>
          </table:table-cell>
          <table:table-cell office:value-type="float" office:value="14034304" calcext:value-type="float">
            <text:p>14034304</text:p>
          </table:table-cell>
          <table:table-cell office:value-type="string" calcext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arpRestartNoGrey</text:p>
          </table:table-cell>
          <table:table-cell office:value-type="float" office:value="14034256" calcext:value-type="float">
            <text:p>14034256</text:p>
          </table:table-cell>
          <table:table-cell office:value-type="string" calcext:value-type="string">
            <text:p>0xd62550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WarpSelfBloodMark</text:p>
          </table:table-cell>
          <table:table-cell office:value-type="float" office:value="14043600" calcext:value-type="float">
            <text:p>14043600</text:p>
          </table:table-cell>
          <table:table-cell office:value-type="string" calcext:value-type="string">
            <text:p>0xD649D0</text:p>
          </table:table-cell>
          <table:table-cell table:number-columns-repeated="1021"/>
        </table:table-row>
        <table:table-row table:style-name="ro6" table:number-rows-repeated="104820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6" table:default-cell-style-name="Default"/>
        <table:table-row table:style-name="ro3">
          <table:table-cell office:value-type="string" calcext:value-type="string">
            <text:p>[enable]</text:p>
          </table:table-cell>
        </table:table-row>
        <table:table-row table:style-name="ro3">
          <table:table-cell office:value-type="string" calcext:value-type="string">
            <text:p>alloc(MyCode,1024)</text:p>
          </table:table-cell>
        </table:table-row>
        <table:table-row table:style-name="ro3">
          <table:table-cell office:value-type="string" calcext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push ebp</text:p>
          </table:table-cell>
        </table:table-row>
        <table:table-row table:style-name="ro3">
          <table:table-cell office:value-type="string" calcext:value-type="string">
            <text:p>mov ebp, esp</text:p>
          </table:table-cell>
        </table:table-row>
        <table:table-row table:style-name="ro3">
          <table:table-cell office:value-type="string" calcext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mov eax,0</text:p>
          </table:table-cell>
        </table:table-row>
        <table:table-row table:style-name="ro3">
          <table:table-cell office:value-type="string" calcext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mov eax,0</text:p>
          </table:table-cell>
        </table:table-row>
        <table:table-row table:style-name="ro3">
          <table:table-cell office:value-type="string" calcext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mov eax,0</text:p>
          </table:table-cell>
        </table:table-row>
        <table:table-row table:style-name="ro3">
          <table:table-cell office:value-type="string" calcext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mov eax,64</text:p>
          </table:table-cell>
        </table:table-row>
        <table:table-row table:style-name="ro3">
          <table:table-cell office:value-type="string" calcext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mov eax,2710</text:p>
          </table:table-cell>
        </table:table-row>
        <table:table-row table:style-name="ro3">
          <table:table-cell office:value-type="string" calcext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pop eax</text:p>
          </table:table-cell>
        </table:table-row>
        <table:table-row table:style-name="ro3">
          <table:table-cell office:value-type="string" calcext:value-type="string">
            <text:p>pop eax</text:p>
          </table:table-cell>
        </table:table-row>
        <table:table-row table:style-name="ro3">
          <table:table-cell office:value-type="string" calcext:value-type="string">
            <text:p>pop eax</text:p>
          </table:table-cell>
        </table:table-row>
        <table:table-row table:style-name="ro3">
          <table:table-cell office:value-type="string" calcext:value-type="string">
            <text:p>pop eax</text:p>
          </table:table-cell>
        </table:table-row>
        <table:table-row table:style-name="ro3">
          <table:table-cell office:value-type="string" calcext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pop eax</text:p>
          </table:table-cell>
        </table:table-row>
        <table:table-row table:style-name="ro3">
          <table:table-cell office:value-type="string" calcext:value-type="string">
            <text:p>mov esp, ebp</text:p>
          </table:table-cell>
        </table:table-row>
        <table:table-row table:style-name="ro3">
          <table:table-cell office:value-type="string" calcext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 calcext:value-type="string">
            <text:p>--------------</text:p>
          </table:table-cell>
        </table:table-row>
        <table:table-row table:style-name="ro3">
          <table:table-cell office:value-type="string" calcext:value-type="string">
            <text:p>[enable]</text:p>
          </table:table-cell>
        </table:table-row>
        <table:table-row table:style-name="ro3">
          <table:table-cell office:value-type="string" calcext:value-type="string">
            <text:p>alloc(MyCode,1024)</text:p>
          </table:table-cell>
        </table:table-row>
        <table:table-row table:style-name="ro3">
          <table:table-cell office:value-type="string" calcext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push ebp</text:p>
          </table:table-cell>
        </table:table-row>
        <table:table-row table:style-name="ro3">
          <table:table-cell office:value-type="string" calcext:value-type="string">
            <text:p>mov ebp, esp</text:p>
          </table:table-cell>
        </table:table-row>
        <table:table-row table:style-name="ro3">
          <table:table-cell office:value-type="string" calcext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pop eax</text:p>
          </table:table-cell>
        </table:table-row>
        <table:table-row table:style-name="ro3">
          <table:table-cell office:value-type="string" calcext:value-type="string">
            <text:p>mov esp, ebp</text:p>
          </table:table-cell>
        </table:table-row>
        <table:table-row table:style-name="ro3">
          <table:table-cell office:value-type="string" calcext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dealloc(MyCode)</text:p>
          </table:table-cell>
        </table:table-row>
        <table:table-row table:style-name="ro3" table:number-rows-repeated="1048500">
          <table:table-cell/>
        </table:table-row>
        <table:table-row table:style-name="ro3">
          <table:table-cell/>
        </table:table-row>
      </table:table>
      <table:table table:name="Misc Code" table:style-name="ta1" table:print="false">
        <table:table-column table:style-name="co18" table:default-cell-style-name="ce14"/>
        <table:table-column table:style-name="co5" table:number-columns-repeated="1023" table:default-cell-style-name="ce14"/>
        <table:table-row table:style-name="ro3">
          <table:table-cell office:value-type="string" calcext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 calcext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9" table:default-cell-style-name="ce14"/>
        <table:table-column table:style-name="co20" table:default-cell-style-name="ce14"/>
        <table:table-column table:style-name="co5" table:number-columns-repeated="1021" table:default-cell-style-name="ce14"/>
        <table:table-row table:style-name="ro3">
          <table:table-cell table:style-name="ce27" office:value-type="string" calcext:value-type="string">
            <text:p>mov eax,[esp+10]</text:p>
          </table:table-cell>
          <table:table-cell office:value-type="string" calcext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7" office:value-type="string" calcext:value-type="string">
            <text:p>push eax</text:p>
          </table:table-cell>
          <table:table-cell table:style-name="ce27" office:value-type="float" office:value="50" calcext:value-type="float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 calcext:value-type="string">
            <text:p>mov eax, ebx</text:p>
          </table:table-cell>
          <table:table-cell table:style-name="ce27" office:value-type="string" calcext:value-type="string">
            <text:p>8b c3</text:p>
          </table:table-cell>
          <table:table-cell table:number-columns-repeated="1021"/>
        </table:table-row>
        <table:table-row table:style-name="ro3">
          <table:table-cell table:style-name="ce27" office:value-type="string" calcext:value-type="string">
            <text:p>mov ebx, ecx</text:p>
          </table:table-cell>
          <table:table-cell office:value-type="string" calcext:value-type="string">
            <text:p>8b d9</text:p>
          </table:table-cell>
          <table:table-cell table:number-columns-repeated="1021"/>
        </table:table-row>
        <table:table-row table:style-name="ro3">
          <table:table-cell table:style-name="ce27" office:value-type="string" calcext:value-type="string">
            <text:p>and ebx, fc00</text:p>
          </table:table-cell>
          <table:table-cell office:value-type="string" calcext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7" office:value-type="string" calcext:value-type="string">
            <text:p>cmp ebx, fc00</text:p>
          </table:table-cell>
          <table:table-cell office:value-type="string" calcext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7" office:value-type="string" calcext:value-type="string">
            <text:p>mov ebx, eax</text:p>
          </table:table-cell>
          <table:table-cell office:value-type="string" calcext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 calcext:value-type="string">
            <text:p>je stackPassed</text:p>
          </table:table-cell>
          <table:table-cell office:value-type="string" calcext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 calcext:value-type="string">
            <text:p>jmp codeSkip</text:p>
          </table:table-cell>
          <table:table-cell office:value-type="string" calcext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 calcext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7" office:value-type="string" calcext:value-type="string">
            <text:p>mov ebx, [ebx-30]</text:p>
          </table:table-cell>
          <table:table-cell office:value-type="string" calcext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 calcext:value-type="string">
            <text:p>cmp ebx, 0</text:p>
          </table:table-cell>
          <table:table-cell office:value-type="string" calcext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 calcext:value-type="string">
            <text:p>je ptrFail</text:p>
          </table:table-cell>
          <table:table-cell office:value-type="string" calcext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 calcext:value-type="string">
            <text:p>mov ebx, [ebx+14]</text:p>
          </table:table-cell>
          <table:table-cell office:value-type="string" calcext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7" office:value-type="string" calcext:value-type="string">
            <text:p>cmp ebx, 0</text:p>
          </table:table-cell>
          <table:table-cell office:value-type="string" calcext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 calcext:value-type="string">
            <text:p>je ptrFail</text:p>
          </table:table-cell>
          <table:table-cell office:value-type="string" calcext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 calcext:value-type="string">
            <text:p>add ebx, 30</text:p>
          </table:table-cell>
          <table:table-cell office:value-type="string" calcext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7" office:value-type="string" calcext:value-type="string">
            <text:p>jmp ptrSuccess</text:p>
          </table:table-cell>
          <table:table-cell office:value-type="string" calcext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 calcext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7" office:value-type="string" calcext:value-type="string">
            <text:p>mov ebx, eax</text:p>
          </table:table-cell>
          <table:table-cell office:value-type="string" calcext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 calcext:value-type="string">
            <text:p>jmp codeSkip</text:p>
          </table:table-cell>
          <table:table-cell office:value-type="string" calcext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 calcext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7" office:value-type="string" calcext:value-type="string">
            <text:p>push eax</text:p>
          </table:table-cell>
          <table:table-cell table:style-name="ce27" office:value-type="float" office:value="50" calcext:value-type="float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 calcext:value-type="string">
            <text:p>mov eax,0</text:p>
          </table:table-cell>
          <table:table-cell office:value-type="string" calcext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 calcext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7" office:value-type="string" calcext:value-type="string">
            <text:p>cmp eax,20</text:p>
          </table:table-cell>
          <table:table-cell office:value-type="string" calcext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7" office:value-type="string" calcext:value-type="string">
            <text:p>je loopExit</text:p>
          </table:table-cell>
          <table:table-cell office:value-type="string" calcext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 calcext:value-type="string">
            <text:p>mov dl,[ebx]</text:p>
          </table:table-cell>
          <table:table-cell office:value-type="string" calcext:value-type="string">
            <text:p>8a 13</text:p>
          </table:table-cell>
          <table:table-cell table:number-columns-repeated="1021"/>
        </table:table-row>
        <table:table-row table:style-name="ro3">
          <table:table-cell table:style-name="ce27" office:value-type="string" calcext:value-type="string">
            <text:p>mov [edi],dl</text:p>
          </table:table-cell>
          <table:table-cell office:value-type="string" calcext:value-type="string">
            <text:p>88 17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 calcext:value-type="string">
            <text:p>inc eax</text:p>
          </table:table-cell>
          <table:table-cell table:style-name="ce27" office:value-type="float" office:value="40" calcext:value-type="float">
            <text:p>40</text:p>
          </table:table-cell>
          <table:table-cell table:number-columns-repeated="1021"/>
        </table:table-row>
        <table:table-row table:style-name="ro3">
          <table:table-cell table:style-name="ce27" office:value-type="string" calcext:value-type="string">
            <text:p>inc ebx</text:p>
          </table:table-cell>
          <table:table-cell table:style-name="ce27" office:value-type="float" office:value="43" calcext:value-type="float">
            <text:p>43</text:p>
          </table:table-cell>
          <table:table-cell table:number-columns-repeated="1021"/>
        </table:table-row>
        <table:table-row table:style-name="ro3">
          <table:table-cell table:style-name="ce27" office:value-type="string" calcext:value-type="string">
            <text:p>inc edi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1021"/>
        </table:table-row>
        <table:table-row table:style-name="ro3">
          <table:table-cell table:style-name="ce27" office:value-type="string" calcext:value-type="string">
            <text:p>Jmp loopStart</text:p>
          </table:table-cell>
          <table:table-cell office:value-type="string" calcext:value-type="string">
            <text:p>eb ee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 calcext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7" office:value-type="string" calcext:value-type="string">
            <text:p>sub ebx, 20</text:p>
          </table:table-cell>
          <table:table-cell office:value-type="string" calcext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7" office:value-type="string" calcext:value-type="string">
            <text:p>sub edi, 20</text:p>
          </table:table-cell>
          <table:table-cell office:value-type="string" calcext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7" office:value-type="string" calcext:value-type="string">
            <text:p>pop eax</text:p>
          </table:table-cell>
          <table:table-cell table:style-name="ce27" office:value-type="float" office:value="58" calcext:value-type="float">
            <text:p>58</text:p>
          </table:table-cell>
          <table:table-cell table:number-columns-repeated="1021"/>
        </table:table-row>
        <table:table-row table:style-name="ro3">
          <table:table-cell table:style-name="ce27" table:number-columns-repeated="2"/>
          <table:table-cell table:number-columns-repeated="1021"/>
        </table:table-row>
        <table:table-row table:style-name="ro3">
          <table:table-cell table:style-name="ce27" office:value-type="string" calcext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7" office:value-type="string" calcext:value-type="string">
            <text:p>pop eax</text:p>
          </table:table-cell>
          <table:table-cell table:style-name="ce27" office:value-type="float" office:value="58" calcext:value-type="float">
            <text:p>58</text:p>
          </table:table-cell>
          <table:table-cell table:number-columns-repeated="1021"/>
        </table:table-row>
        <table:table-row table:style-name="ro3">
          <table:table-cell table:style-name="ce27" office:value-type="string" calcext:value-type="string">
            <text:p>push esi</text:p>
          </table:table-cell>
          <table:table-cell table:style-name="ce27" office:value-type="float" office:value="56" calcext:value-type="float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7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21" table:default-cell-style-name="ce14"/>
        <table:table-column table:style-name="co22" table:default-cell-style-name="ce14"/>
        <table:table-column table:style-name="co5" table:number-columns-repeated="1022" table:default-cell-style-name="ce14"/>
        <table:table-row table:style-name="ro3">
          <table:table-cell office:value-type="string" calcext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ush eax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ush ebx</text:p>
          </table:table-cell>
          <table:table-cell office:value-type="float" office:value="53" calcext:value-type="float">
            <text:p>5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ush ecx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ush edx</text:p>
          </table:table-cell>
          <table:table-cell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ush esi</text:p>
          </table:table-cell>
          <table:table-cell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ush edi</text:p>
          </table:table-cell>
          <table:table-cell office:value-type="float" office:value="57" calcext:value-type="float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mov edi,MyCode+200</text:p>
          </table:table-cell>
          <table:table-cell office:value-type="string" calcext:value-type="string">
            <text:p>BF 00 00 00 00</text:p>
          </table:table-cell>
          <table:table-cell office:value-type="string" calcext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v eax,0</text:p>
          </table:table-cell>
          <table:table-cell office:value-type="string" calcext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v ebx,0</text:p>
          </table:table-cell>
          <table:table-cell office:value-type="string" calcext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v ecx,0</text:p>
          </table:table-cell>
          <table:table-cell office:value-type="string" calcext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v edx,0</text:p>
          </table:table-cell>
          <table:table-cell office:value-type="string" calcext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ov bl,[edi]</text:p>
          </table:table-cell>
          <table:table-cell office:value-type="string" calcext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mp bl,0</text:p>
          </table:table-cell>
          <table:table-cell office:value-type="string" calcext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je CopyLoop</text:p>
          </table:table-cell>
          <table:table-cell office:value-type="string" calcext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ov al,[esi]</text:p>
          </table:table-cell>
          <table:table-cell office:value-type="string" calcext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v bl,[edi]</text:p>
          </table:table-cell>
          <table:table-cell office:value-type="string" calcext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c esi</text:p>
          </table:table-cell>
          <table:table-cell office:value-type="float" office:value="46" calcext:value-type="float">
            <text:p>4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c edi</text:p>
          </table:table-cell>
          <table:table-cell office:value-type="float" office:value="47" calcext:value-type="float">
            <text:p>4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c ecx</text:p>
          </table:table-cell>
          <table:table-cell office:value-type="float" office:value="41" calcext:value-type="float">
            <text:p>4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mp al,bl</text:p>
          </table:table-cell>
          <table:table-cell office:value-type="string" calcext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jne FailCmpLoop</text:p>
          </table:table-cell>
          <table:table-cell office:value-type="string" calcext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mp ecx,11</text:p>
          </table:table-cell>
          <table:table-cell office:value-type="string" calcext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jne CmpLoop</text:p>
          </table:table-cell>
          <table:table-cell office:value-type="string" calcext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ub esi,ecx</text:p>
          </table:table-cell>
          <table:table-cell office:value-type="string" calcext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ub edi,ecx</text:p>
          </table:table-cell>
          <table:table-cell office:value-type="string" calcext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v ecx,0</text:p>
          </table:table-cell>
          <table:table-cell office:value-type="string" calcext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jmp CopyLoop</text:p>
          </table:table-cell>
          <table:table-cell office:value-type="string" calcext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ub esi,ecx</text:p>
          </table:table-cell>
          <table:table-cell office:value-type="string" calcext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ub edi,ecx</text:p>
          </table:table-cell>
          <table:table-cell office:value-type="string" calcext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v ecx,0</text:p>
          </table:table-cell>
          <table:table-cell office:value-type="string" calcext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d edi,30</text:p>
          </table:table-cell>
          <table:table-cell office:value-type="string" calcext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jmp StartLoop</text:p>
          </table:table-cell>
          <table:table-cell office:value-type="string" calcext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ov bl,[esi]</text:p>
          </table:table-cell>
          <table:table-cell office:value-type="string" calcext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v [edi],bl</text:p>
          </table:table-cell>
          <table:table-cell office:value-type="string" calcext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c esi</text:p>
          </table:table-cell>
          <table:table-cell office:value-type="float" office:value="46" calcext:value-type="float">
            <text:p>4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c edi</text:p>
          </table:table-cell>
          <table:table-cell office:value-type="float" office:value="47" calcext:value-type="float">
            <text:p>4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c ecx</text:p>
          </table:table-cell>
          <table:table-cell office:value-type="float" office:value="41" calcext:value-type="float">
            <text:p>4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mp ecx,30</text:p>
          </table:table-cell>
          <table:table-cell office:value-type="string" calcext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je ExitLoop</text:p>
          </table:table-cell>
          <table:table-cell office:value-type="string" calcext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jmp CopyLoop</text:p>
          </table:table-cell>
          <table:table-cell office:value-type="string" calcext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pop edi</text:p>
          </table:table-cell>
          <table:table-cell office:value-type="string" calcext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op esi</text:p>
          </table:table-cell>
          <table:table-cell office:value-type="string" calcext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op edx</text:p>
          </table:table-cell>
          <table:table-cell office:value-type="string" calcext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op ecx</text:p>
          </table:table-cell>
          <table:table-cell office:value-type="float" office:value="59" calcext:value-type="float">
            <text:p>5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op ebx</text:p>
          </table:table-cell>
          <table:table-cell office:value-type="string" calcext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op eax</text:p>
          </table:table-cell>
          <table:table-cell office:value-type="float" office:value="58" calcext:value-type="float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movq [esi+14],xmm0</text:p>
          </table:table-cell>
          <table:table-cell office:value-type="string" calcext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jmp 00BE6383</text:p>
          </table:table-cell>
          <table:table-cell office:value-type="string" calcext:value-type="string">
            <text:p>E9 00 00 00 00</text:p>
          </table:table-cell>
          <table:table-cell office:value-type="string" calcext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3" table:default-cell-style-name="ce14"/>
        <table:table-column table:style-name="co24" table:default-cell-style-name="ce14"/>
        <table:table-column table:style-name="co5" table:number-columns-repeated="1022" table:default-cell-style-name="ce14"/>
        <table:table-row table:style-name="ro3">
          <table:table-cell office:value-type="string" calcext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3DXCreateTextureFromFileInMemoryEx</text:p>
          </table:table-cell>
          <table:table-cell table:number-columns-repeated="1023"/>
        </table:table-row>
        <table:table-row table:style-name="ro3">
          <table:table-cell/>
          <table:table-cell table:style-name="ce29" office:value-type="string" calcext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 calcext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 calcext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 calcext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 calcext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 calcext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 calcext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 calcext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 calcext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 calcext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 calcext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 calcext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 calcext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 calcext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 calcext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6" table:target-range-address="Functions.A5:Functions.C3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="Courier New" fo:font-family="'Courier New'" style:font-style-name="Regular" style:font-family-generic="modern" style:font-pitch="fixed" fo:font-size="11pt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7">00/00/0000</text:date>, <text:time style:data-style-name="N2" text:time-value="17:13:00.2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7-10-17T17:38:10.121000000</dc:date>
    <meta:editing-duration>P17DT16H40M13S</meta:editing-duration>
    <meta:editing-cycles>611</meta:editing-cycles>
    <meta:generator>LibreOffice/5.4.0.3$Windows_X86_64 LibreOffice_project/7556cbc6811c9d992f4064ab9287069087d7f62c</meta:generator>
    <meta:document-statistic meta:table-count="12" meta:cell-count="4777" meta:object-count="1"/>
  </office:meta>
</office:document-meta>
</file>